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8.3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41.99pt"/>
    </style:style>
    <style:style style:name="co4" style:family="table-column">
      <style:table-column-properties fo:break-before="auto" style:column-width="61.74pt"/>
    </style:style>
    <style:style style:name="co5" style:family="table-column">
      <style:table-column-properties fo:break-before="auto" style:column-width="135.04pt"/>
    </style:style>
    <style:style style:name="co6" style:family="table-column">
      <style:table-column-properties fo:break-before="auto" style:column-width="136.6pt"/>
    </style:style>
    <style:style style:name="co7" style:family="table-column">
      <style:table-column-properties fo:break-before="auto" style:column-width="126.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18.7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style:style style:name="ce8" style:family="table-cell" style:parent-style-name="Default" style:data-style-name="N100"/>
    <style:style style:name="ce9" style:family="table-cell" style:parent-style-name="Default" style:data-style-name="N100">
      <style:text-properties style:font-name="Liberation Sans" style:font-name-asian="Droid Sans Fallback" style:font-name-complex="FreeSans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52"/>
    <style:style style:name="ce1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-asian="Droid Sans Fallback" style:font-name-complex="FreeSans"/>
    </style:style>
  </office:automatic-styles>
  <office:body>
    <office:spreadsheet>
      <table:calculation-settings table:automatic-find-labels="false"/>
      <table:table table:name="utilisateur" table:style-name="ta1">
        <table:table-column table:style-name="co1" table:default-cell-style-name="ce8"/>
        <table:table-column table:style-name="co2" table:number-columns-repeated="1023" table:default-cell-style-name="ce8"/>
        <table:table-row table:style-name="ro1">
          <table:table-cell office:value-type="string" calcext:value-type="string">
            <text:p>164563256</text:p>
          </table:table-cell>
          <table:table-cell table:style-name="ce9" office:value-type="string" calcext:value-type="string">
            <text:p><text:span text:style-name="T1"><text:a xlink:href="mailto:SavilleHachee@jourrapide" xlink:type="simple">SavilleHachee@jourrapide</text:a></text:span><text:span text:style-name="T1">.com </text:span></text:p>
          </table:table-cell>
          <table:table-cell office:value-type="string" calcext:value-type="string">
            <text:p>b6edd10559b20cb0a3ddaeb15e5267c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78192</text:p>
          </table:table-cell>
          <table:table-cell office:value-type="string" calcext:value-type="string">
            <text:p>2019-02-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4563257</text:p>
          </table:table-cell>
          <table:table-cell office:value-type="string" calcext:value-type="string">
            <text:p>AnneRossi05400@yahoo.fr</text:p>
          </table:table-cell>
          <table:table-cell office:value-type="string" calcext:value-type="string">
            <text:p>b6edd10559b20cb0a3ddaeb15e5267c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817282</text:p>
          </table:table-cell>
          <table:table-cell office:value-type="string" calcext:value-type="string">
            <text:p>2019-02-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4563258</text:p>
          </table:table-cell>
          <table:table-cell office:value-type="string" calcext:value-type="string">
            <text:p><text:a xlink:href="mailto:MarcellineBel05300@gmail.com" xlink:type="simple">MarcellineBel05300@gmail.com</text:a></text:p>
          </table:table-cell>
          <table:table-cell office:value-type="string" calcext:value-type="string">
            <text:p>b6edd10559b20cb0a3ddaeb15e5267c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202</text:p>
          </table:table-cell>
          <table:table-cell office:value-type="string" calcext:value-type="string">
            <text:p>2019-02-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4563259</text:p>
          </table:table-cell>
          <table:table-cell office:value-type="string" calcext:value-type="string">
            <text:p><text:a xlink:href="mailto:StephHamel05@orange.fr" xlink:type="simple">StephHamel05@orange.fr</text:a></text:p>
          </table:table-cell>
          <table:table-cell office:value-type="string" calcext:value-type="string">
            <text:p>b6edd10559b20cb0a3ddaeb15e5267c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19829</text:p>
          </table:table-cell>
          <table:table-cell office:value-type="string" calcext:value-type="string">
            <text:p>2019-02-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4563260</text:p>
          </table:table-cell>
          <table:table-cell office:value-type="string" calcext:value-type="string">
            <text:p><text:a xlink:href="mailto:ClaclaLebon057@gmail.com" xlink:type="simple">ClaclaLebon057@gmail.com</text:a></text:p>
          </table:table-cell>
          <table:table-cell office:value-type="string" calcext:value-type="string">
            <text:p>b6edd10559b20cb0a3ddaeb15e5267c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910201</text:p>
          </table:table-cell>
          <table:table-cell office:value-type="string" calcext:value-type="string">
            <text:p>2019-02-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4563261</text:p>
          </table:table-cell>
          <table:table-cell office:value-type="string" calcext:value-type="string">
            <text:p><text:a xlink:href="mailto:andreuh05100@orange.fr" xlink:type="simple">andreuh05100@orange.fr</text:a></text:p>
          </table:table-cell>
          <table:table-cell office:value-type="string" calcext:value-type="string">
            <text:p>b6edd10559b20cb0a3ddaeb15e5267c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589988</text:p>
          </table:table-cell>
          <table:table-cell office:value-type="string" calcext:value-type="string">
            <text:p>2019-02-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4563262</text:p>
          </table:table-cell>
          <table:table-cell office:value-type="string" calcext:value-type="string">
            <text:p><text:a xlink:href="mailto:VeroBenoit05Gap@orange.fr" xlink:type="simple">VeroBenoit05Gap@orange.fr</text:a></text:p>
          </table:table-cell>
          <table:table-cell office:value-type="string" calcext:value-type="string">
            <text:p>b6edd10559b20cb0a3ddaeb15e5267c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35455</text:p>
          </table:table-cell>
          <table:table-cell office:value-type="string" calcext:value-type="string">
            <text:p>2019-02-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4563263</text:p>
          </table:table-cell>
          <table:table-cell office:value-type="string" calcext:value-type="string">
            <text:p>Jeanledjeuns@yahoo.fr</text:p>
          </table:table-cell>
          <table:table-cell office:value-type="string" calcext:value-type="string">
            <text:p>b6edd10559b20cb0a3ddaeb15e5267c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54444</text:p>
          </table:table-cell>
          <table:table-cell office:value-type="string" calcext:value-type="string">
            <text:p>2020-01-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4563264</text:p>
          </table:table-cell>
          <table:table-cell office:value-type="string" calcext:value-type="string">
            <text:p><text:a xlink:href="mailto:MichelLaffontPro@aol.com" xlink:type="simple">MichelLaffontPro@aol.com</text:a></text:p>
          </table:table-cell>
          <table:table-cell office:value-type="string" calcext:value-type="string">
            <text:p>b6edd10559b20cb0a3ddaeb15e5267c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654644</text:p>
          </table:table-cell>
          <table:table-cell office:value-type="string" calcext:value-type="string">
            <text:p>2020-01-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4563265</text:p>
          </table:table-cell>
          <table:table-cell office:value-type="string" calcext:value-type="string">
            <text:p><text:a xlink:href="mailto:Nunudu05@free.fr" xlink:type="simple">Nunudu05@free.fr</text:a></text:p>
          </table:table-cell>
          <table:table-cell office:value-type="string" calcext:value-type="string">
            <text:p>b6edd10559b20cb0a3ddaeb15e5267c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777777</text:p>
          </table:table-cell>
          <table:table-cell office:value-type="string" calcext:value-type="string">
            <text:p>2020-01-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4563266</text:p>
          </table:table-cell>
          <table:table-cell office:value-type="string" calcext:value-type="string">
            <text:p><text:a xlink:href="mailto:GrenierBene@gmail.com" xlink:type="simple">GrenierBene@gmail.com</text:a></text:p>
          </table:table-cell>
          <table:table-cell office:value-type="string" calcext:value-type="string">
            <text:p>b6edd10559b20cb0a3ddaeb15e5267c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12112</text:p>
          </table:table-cell>
          <table:table-cell office:value-type="string" calcext:value-type="string">
            <text:p>2020-01-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4563267</text:p>
          </table:table-cell>
          <table:table-cell office:value-type="string" calcext:value-type="string">
            <text:p>BernardHate@yahoo.fr</text:p>
          </table:table-cell>
          <table:table-cell office:value-type="string" calcext:value-type="string">
            <text:p>b6edd10559b20cb0a3ddaeb15e5267c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5555</text:p>
          </table:table-cell>
          <table:table-cell office:value-type="string" calcext:value-type="string">
            <text:p>2020-01-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4563268</text:p>
          </table:table-cell>
          <table:table-cell office:value-type="string" calcext:value-type="string">
            <text:p><text:a xlink:href="mailto:pandalas05@gmail.com" xlink:type="simple">pandalas05@gmail.com</text:a></text:p>
          </table:table-cell>
          <table:table-cell office:value-type="string" calcext:value-type="string">
            <text:p>b6edd10559b20cb0a3ddaeb15e5267c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30303</text:p>
          </table:table-cell>
          <table:table-cell office:value-type="string" calcext:value-type="string">
            <text:p>2020-01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4563269</text:p>
          </table:table-cell>
          <table:table-cell office:value-type="string" calcext:value-type="string">
            <text:p><text:a xlink:href="mailto:paulineMonier21@gmail.com" xlink:type="simple">paulineMonier21@gmail.com</text:a></text:p>
          </table:table-cell>
          <table:table-cell office:value-type="string" calcext:value-type="string">
            <text:p>b6edd10559b20cb0a3ddaeb15e5267c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30304</text:p>
          </table:table-cell>
          <table:table-cell office:value-type="string" calcext:value-type="string">
            <text:p>2020-01-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4563270</text:p>
          </table:table-cell>
          <table:table-cell office:value-type="string" calcext:value-type="string">
            <text:p><text:a xlink:href="mailto:AvrilTeix005@aol.com" xlink:type="simple">AvrilTeix005@aol.com</text:a></text:p>
          </table:table-cell>
          <table:table-cell office:value-type="string" calcext:value-type="string">
            <text:p>b6edd10559b20cb0a3ddaeb15e5267c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30305</text:p>
          </table:table-cell>
          <table:table-cell office:value-type="string" calcext:value-type="string">
            <text:p>2020-01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4563271</text:p>
          </table:table-cell>
          <table:table-cell office:value-type="string" calcext:value-type="string">
            <text:p><text:a xlink:href="mailto:MathOlivier@orange.fr" xlink:type="simple">MathOlivier@orange.fr</text:a></text:p>
          </table:table-cell>
          <table:table-cell office:value-type="string" calcext:value-type="string">
            <text:p>b6edd10559b20cb0a3ddaeb15e5267c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30306</text:p>
          </table:table-cell>
          <table:table-cell office:value-type="string" calcext:value-type="string">
            <text:p>2020-01-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4563272</text:p>
          </table:table-cell>
          <table:table-cell office:value-type="string" calcext:value-type="string">
            <text:p><text:a xlink:href="mailto:RayLeBest@gmail.com" xlink:type="simple">RayLeBest@gmail.com</text:a></text:p>
          </table:table-cell>
          <table:table-cell office:value-type="string" calcext:value-type="string">
            <text:p>b6edd10559b20cb0a3ddaeb15e5267c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30307</text:p>
          </table:table-cell>
          <table:table-cell office:value-type="string" calcext:value-type="string">
            <text:p>2020-01-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4563273</text:p>
          </table:table-cell>
          <table:table-cell office:value-type="string" calcext:value-type="string">
            <text:p><text:a xlink:href="mailto:PhilFerdinandpro@gmail.com" xlink:type="simple">PhilFerdinandpro@gmail.com</text:a></text:p>
          </table:table-cell>
          <table:table-cell office:value-type="string" calcext:value-type="string">
            <text:p>b6edd10559b20cb0a3ddaeb15e5267c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30308</text:p>
          </table:table-cell>
          <table:table-cell office:value-type="string" calcext:value-type="string">
            <text:p>2020-01-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4563274</text:p>
          </table:table-cell>
          <table:table-cell table:style-name="ce10" office:value-type="string" calcext:value-type="string">
            <text:p><text:a xlink:href="mailto:lenoirdelapiarre@gmail.com" xlink:type="simple">lenoirdelapiarre@gmail.com</text:a></text:p>
          </table:table-cell>
          <table:table-cell office:value-type="string" calcext:value-type="string">
            <text:p>b6edd10559b20cb0a3ddaeb15e5267c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30309</text:p>
          </table:table-cell>
          <table:table-cell office:value-type="string" calcext:value-type="string">
            <text:p>2020-01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4563275</text:p>
          </table:table-cell>
          <table:table-cell office:value-type="string" calcext:value-type="string">
            <text:p>DenisMonique053@orange.fr</text:p>
          </table:table-cell>
          <table:table-cell office:value-type="string" calcext:value-type="string">
            <text:p>b6edd10559b20cb0a3ddaeb15e5267c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30310</text:p>
          </table:table-cell>
          <table:table-cell office:value-type="string" calcext:value-type="string">
            <text:p>2020-01-16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20">
          <table:table-cell/>
          <table:table-cell table:style-name="Default"/>
          <table:table-cell table:number-columns-repeated="1022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ient" table:style-name="ta1">
        <table:table-column table:style-name="co2" table:number-columns-repeated="1024" table:default-cell-style-name="ce8"/>
        <table:table-row table:style-name="ro1">
          <table:table-cell office:value-type="float" office:value="138412" calcext:value-type="float">
            <text:p>138412</text:p>
          </table:table-cell>
          <table:table-cell office:value-type="string" calcext:value-type="string">
            <text:p>Saville</text:p>
          </table:table-cell>
          <table:table-cell office:value-type="string" calcext:value-type="string">
            <text:p>Hachée</text:p>
          </table:table-cell>
          <table:table-cell office:value-type="string" calcext:value-type="string">
            <text:p>0601613641</text:p>
          </table:table-cell>
          <table:table-cell office:value-type="string" calcext:value-type="string">
            <text:p>6 boulverad de la libération</text:p>
          </table:table-cell>
          <table:table-cell table:style-name="Default" office:value-type="string" calcext:value-type="string">
            <text:p>Gap</text:p>
          </table:table-cell>
          <table:table-cell office:value-type="string" calcext:value-type="string">
            <text:p>05000</text:p>
          </table:table-cell>
          <table:table-cell office:value-type="string" calcext:value-type="string">
            <text:p>0</text:p>
          </table:table-cell>
          <table:table-cell table:style-name="Default" office:value-type="float" office:value="1212120" calcext:value-type="float">
            <text:p>1212120</text:p>
          </table:table-cell>
          <table:table-cell office:value-type="string" calcext:value-type="string">
            <text:p>1645632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82222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Rossi</text:p>
          </table:table-cell>
          <table:table-cell office:value-type="string" calcext:value-type="string">
            <text:p>0641236541</text:p>
          </table:table-cell>
          <table:table-cell office:value-type="string" calcext:value-type="string">
            <text:p>12 Cour aux Chais</text:p>
          </table:table-cell>
          <table:table-cell table:style-name="Default" office:value-type="string" calcext:value-type="string">
            <text:p>Veynes</text:p>
          </table:table-cell>
          <table:table-cell office:value-type="string" calcext:value-type="string">
            <text:p>05400</text:p>
          </table:table-cell>
          <table:table-cell office:value-type="string" calcext:value-type="string">
            <text:p>0</text:p>
          </table:table-cell>
          <table:table-cell table:style-name="Default" office:value-type="float" office:value="1632320" calcext:value-type="float">
            <text:p>1632320</text:p>
          </table:table-cell>
          <table:table-cell office:value-type="string" calcext:value-type="string">
            <text:p>16456325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83912</text:p>
          </table:table-cell>
          <table:table-cell office:value-type="string" calcext:value-type="string">
            <text:p>Marcelline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0645217896</text:p>
          </table:table-cell>
          <table:table-cell office:value-type="string" calcext:value-type="string">
            <text:p>21 Rue des Pluchets</text:p>
          </table:table-cell>
          <table:table-cell table:style-name="Default" office:value-type="string" calcext:value-type="string">
            <text:p>Laragne-Montéglin</text:p>
          </table:table-cell>
          <table:table-cell office:value-type="string" calcext:value-type="string">
            <text:p>0530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1789652</text:p>
          </table:table-cell>
          <table:table-cell office:value-type="string" calcext:value-type="string">
            <text:p>1645632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4518</text:p>
          </table:table-cell>
          <table:table-cell office:value-type="string" calcext:value-type="string">
            <text:p>Stéphane</text:p>
          </table:table-cell>
          <table:table-cell office:value-type="string" calcext:value-type="string">
            <text:p>Hamel</text:p>
          </table:table-cell>
          <table:table-cell office:value-type="string" calcext:value-type="string">
            <text:p>0641932214</text:p>
          </table:table-cell>
          <table:table-cell office:value-type="string" calcext:value-type="string">
            <text:p>10 Rue du Bac</text:p>
          </table:table-cell>
          <table:table-cell table:style-name="Default" office:value-type="string" calcext:value-type="string">
            <text:p>Gap</text:p>
          </table:table-cell>
          <table:table-cell office:value-type="string" calcext:value-type="string">
            <text:p>0500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23415454</text:p>
          </table:table-cell>
          <table:table-cell office:value-type="string" calcext:value-type="string">
            <text:p>16456325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94002</text:p>
          </table:table-cell>
          <table:table-cell office:value-type="string" calcext:value-type="string">
            <text:p>Clarisse</text:p>
          </table:table-cell>
          <table:table-cell office:value-type="string" calcext:value-type="string">
            <text:p>Lebon</text:p>
          </table:table-cell>
          <table:table-cell office:value-type="string" calcext:value-type="string">
            <text:p>0674589632</text:p>
          </table:table-cell>
          <table:table-cell office:value-type="string" calcext:value-type="string">
            <text:p><text:s/>25 Rue Gabriel Péri</text:p>
          </table:table-cell>
          <table:table-cell table:style-name="Default" office:value-type="string" calcext:value-type="string">
            <text:p>Serres</text:p>
          </table:table-cell>
          <table:table-cell office:value-type="string" calcext:value-type="string">
            <text:p>0570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17542893</text:p>
          </table:table-cell>
          <table:table-cell office:value-type="string" calcext:value-type="string">
            <text:p>164563260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 table:number-columns-repeated="5"/>
          <table:table-cell table:number-columns-repeated="1014"/>
        </table:table-row>
        <table:table-row table:style-name="ro1" table:number-rows-repeated="4"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 table:number-columns-repeated="1014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ducteur" table:style-name="ta1">
        <table:table-column table:style-name="co2" table:number-columns-repeated="9" table:default-cell-style-name="ce8"/>
        <table:table-column table:style-name="co3" table:default-cell-style-name="ce8"/>
        <table:table-column table:style-name="co4" table:number-columns-repeated="2" table:default-cell-style-name="ce8"/>
        <table:table-column table:style-name="co2" table:number-columns-repeated="1012" table:default-cell-style-name="ce8"/>
        <table:table-row table:style-name="ro1">
          <table:table-cell office:value-type="float" office:value="452987" calcext:value-type="float">
            <text:p>452987</text:p>
          </table:table-cell>
          <table:table-cell office:value-type="string" calcext:value-type="string">
            <text:p>André</text:p>
          </table:table-cell>
          <table:table-cell office:value-type="string" calcext:value-type="string">
            <text:p>Husson</text:p>
          </table:table-cell>
          <table:table-cell office:value-type="string" calcext:value-type="string">
            <text:p>0602040685</text:p>
          </table:table-cell>
          <table:table-cell office:value-type="string" calcext:value-type="string">
            <text:p>39 Rue des Buissonnets</text:p>
          </table:table-cell>
          <table:table-cell office:value-type="string" calcext:value-type="string">
            <text:p>Briancon</text:p>
          </table:table-cell>
          <table:table-cell office:value-type="string" calcext:value-type="string">
            <text:p>05100</text:p>
          </table:table-cell>
          <table:table-cell office:value-type="string" calcext:value-type="string">
            <text:p>41256321</text:p>
          </table:table-cell>
          <table:table-cell office:value-type="string" calcext:value-type="string">
            <text:p>1111111112</text:p>
          </table:table-cell>
          <table:table-cell office:value-type="string" calcext:value-type="string">
            <text:p>164563261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float" office:value="634892" calcext:value-type="float">
            <text:p>634892</text:p>
          </table:table-cell>
          <table:table-cell office:value-type="string" calcext:value-type="string">
            <text:p>Veronique</text:p>
          </table:table-cell>
          <table:table-cell office:value-type="string" calcext:value-type="string">
            <text:p>Benoit</text:p>
          </table:table-cell>
          <table:table-cell office:value-type="string" calcext:value-type="string">
            <text:p>0654455416</text:p>
          </table:table-cell>
          <table:table-cell office:value-type="string" calcext:value-type="string">
            <text:p>45 Rue du plan de gap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05000</text:p>
          </table:table-cell>
          <table:table-cell office:value-type="string" calcext:value-type="string">
            <text:p>12542223</text:p>
          </table:table-cell>
          <table:table-cell office:value-type="string" calcext:value-type="string">
            <text:p>1111111113</text:p>
          </table:table-cell>
          <table:table-cell office:value-type="string" calcext:value-type="string">
            <text:p>164563262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float" office:value="1748626" calcext:value-type="float">
            <text:p>1748626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Patric</text:p>
          </table:table-cell>
          <table:table-cell office:value-type="string" calcext:value-type="string">
            <text:p>0648945155</text:p>
          </table:table-cell>
          <table:table-cell office:value-type="string" calcext:value-type="string">
            <text:p>1 chemin du cimetiere</text:p>
          </table:table-cell>
          <table:table-cell office:value-type="string" calcext:value-type="string">
            <text:p>Jarjayes</text:p>
          </table:table-cell>
          <table:table-cell office:value-type="string" calcext:value-type="string">
            <text:p>05170</text:p>
          </table:table-cell>
          <table:table-cell office:value-type="string" calcext:value-type="string">
            <text:p>21653124</text:p>
          </table:table-cell>
          <table:table-cell office:value-type="string" calcext:value-type="string">
            <text:p>1111111114</text:p>
          </table:table-cell>
          <table:table-cell office:value-type="string" calcext:value-type="string">
            <text:p>164563263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float" office:value="265890" calcext:value-type="float">
            <text:p>265890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Laffont</text:p>
          </table:table-cell>
          <table:table-cell office:value-type="string" calcext:value-type="string">
            <text:p>0604890301</text:p>
          </table:table-cell>
          <table:table-cell office:value-type="string" calcext:value-type="string">
            <text:p>4 rue jean eymar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05000</text:p>
          </table:table-cell>
          <table:table-cell office:value-type="string" calcext:value-type="string">
            <text:p>89654123</text:p>
          </table:table-cell>
          <table:table-cell office:value-type="string" calcext:value-type="string">
            <text:p>1111111115</text:p>
          </table:table-cell>
          <table:table-cell office:value-type="string" calcext:value-type="string">
            <text:p>164563264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float" office:value="1205684" calcext:value-type="float">
            <text:p>1205684</text:p>
          </table:table-cell>
          <table:table-cell office:value-type="string" calcext:value-type="string">
            <text:p>Alfonce</text:p>
          </table:table-cell>
          <table:table-cell office:value-type="string" calcext:value-type="string">
            <text:p>Nunies</text:p>
          </table:table-cell>
          <table:table-cell office:value-type="string" calcext:value-type="string">
            <text:p>0711121514</text:p>
          </table:table-cell>
          <table:table-cell office:value-type="string" calcext:value-type="string">
            <text:p>5 allée des sapins</text:p>
          </table:table-cell>
          <table:table-cell office:value-type="string" calcext:value-type="string">
            <text:p>Aspres-sur-buëch</text:p>
          </table:table-cell>
          <table:table-cell office:value-type="string" calcext:value-type="string">
            <text:p>05010</text:p>
          </table:table-cell>
          <table:table-cell office:value-type="string" calcext:value-type="string">
            <text:p>98877784</text:p>
          </table:table-cell>
          <table:table-cell office:value-type="string" calcext:value-type="string">
            <text:p>1111111116</text:p>
          </table:table-cell>
          <table:table-cell office:value-type="string" calcext:value-type="string">
            <text:p>164563265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float" office:value="9162884" calcext:value-type="float">
            <text:p>9162884</text:p>
          </table:table-cell>
          <table:table-cell office:value-type="string" calcext:value-type="string">
            <text:p>Benedicte</text:p>
          </table:table-cell>
          <table:table-cell office:value-type="string" calcext:value-type="string">
            <text:p>Grenier</text:p>
          </table:table-cell>
          <table:table-cell office:value-type="string" calcext:value-type="string">
            <text:p>0613969587</text:p>
          </table:table-cell>
          <table:table-cell office:value-type="string" calcext:value-type="string">
            <text:p>23bis boulvard Georges pompidou</text:p>
          </table:table-cell>
          <table:table-cell office:value-type="string" calcext:value-type="string">
            <text:p>Orcière</text:p>
          </table:table-cell>
          <table:table-cell office:value-type="string" calcext:value-type="string">
            <text:p>05170</text:p>
          </table:table-cell>
          <table:table-cell office:value-type="string" calcext:value-type="string">
            <text:p>41255412</text:p>
          </table:table-cell>
          <table:table-cell office:value-type="string" calcext:value-type="string">
            <text:p>1111111117</text:p>
          </table:table-cell>
          <table:table-cell office:value-type="string" calcext:value-type="string">
            <text:p>164563266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float" office:value="2365126" calcext:value-type="float">
            <text:p>2365126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Hater</text:p>
          </table:table-cell>
          <table:table-cell office:value-type="string" calcext:value-type="string">
            <text:p>0641478956</text:p>
          </table:table-cell>
          <table:table-cell office:value-type="string" calcext:value-type="string">
            <text:p>9 rue villars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05000</text:p>
          </table:table-cell>
          <table:table-cell office:value-type="string" calcext:value-type="string">
            <text:p>33201210</text:p>
          </table:table-cell>
          <table:table-cell office:value-type="string" calcext:value-type="string">
            <text:p>1111111118</text:p>
          </table:table-cell>
          <table:table-cell office:value-type="string" calcext:value-type="string">
            <text:p>164563267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float" office:value="1944574" calcext:value-type="float">
            <text:p>1944574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Granier</text:p>
          </table:table-cell>
          <table:table-cell office:value-type="string" calcext:value-type="string">
            <text:p>0645127856</text:p>
          </table:table-cell>
          <table:table-cell office:value-type="string" calcext:value-type="string">
            <text:p>4 rue des tanneries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05000</text:p>
          </table:table-cell>
          <table:table-cell office:value-type="string" calcext:value-type="string">
            <text:p>44141232</text:p>
          </table:table-cell>
          <table:table-cell office:value-type="string" calcext:value-type="string">
            <text:p>1111111119</text:p>
          </table:table-cell>
          <table:table-cell office:value-type="string" calcext:value-type="string">
            <text:p>164563268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1" table:number-rows-repeated="13">
          <table:table-cell table:number-columns-repeated="8"/>
          <table:table-cell table:style-name="Default"/>
          <table:table-cell table:number-columns-repeated="1015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int_relais" table:style-name="ta1">
        <table:table-column table:style-name="co2" table:number-columns-repeated="10" table:default-cell-style-name="ce8"/>
        <table:table-column table:style-name="co5" table:default-cell-style-name="ce8"/>
        <table:table-column table:style-name="co2" table:number-columns-repeated="1013" table:default-cell-style-name="ce8"/>
        <table:table-row table:style-name="ro1">
          <table:table-cell office:value-type="string" calcext:value-type="string">
            <text:p>1452351</text:p>
          </table:table-cell>
          <table:table-cell office:value-type="string" calcext:value-type="string">
            <text:p>Pauline</text:p>
          </table:table-cell>
          <table:table-cell office:value-type="string" calcext:value-type="string">
            <text:p>Monier</text:p>
          </table:table-cell>
          <table:table-cell office:value-type="string" calcext:value-type="string">
            <text:p>0647451285</text:p>
          </table:table-cell>
          <table:table-cell office:value-type="string" calcext:value-type="string">
            <text:p>18 Chemin des Landes</text:p>
          </table:table-cell>
          <table:table-cell office:value-type="string" calcext:value-type="string">
            <text:p>Dijon</text:p>
          </table:table-cell>
          <table:table-cell office:value-type="string" calcext:value-type="string">
            <text:p>2100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7852141</text:p>
          </table:table-cell>
          <table:table-cell office:value-type="string" calcext:value-type="string">
            <text:p>1111111120</text:p>
          </table:table-cell>
          <table:table-cell office:value-type="string" calcext:value-type="string">
            <text:p>16456326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562621</text:p>
          </table:table-cell>
          <table:table-cell office:value-type="string" calcext:value-type="string">
            <text:p>Avril</text:p>
          </table:table-cell>
          <table:table-cell office:value-type="string" calcext:value-type="string">
            <text:p>Teixeira</text:p>
          </table:table-cell>
          <table:table-cell office:value-type="string" calcext:value-type="string">
            <text:p>0641236521</text:p>
          </table:table-cell>
          <table:table-cell office:value-type="string" calcext:value-type="string">
            <text:p>7 Rue Jacques Cartier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05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7852142</text:p>
          </table:table-cell>
          <table:table-cell office:value-type="string" calcext:value-type="string">
            <text:p>1111111121</text:p>
          </table:table-cell>
          <table:table-cell office:value-type="string" calcext:value-type="string">
            <text:p>1645632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456422</text:p>
          </table:table-cell>
          <table:table-cell office:value-type="string" calcext:value-type="string">
            <text:p>Mathilde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0665663278</text:p>
          </table:table-cell>
          <table:table-cell office:value-type="string" calcext:value-type="string">
            <text:p>45 Rue Jean François Millet</text:p>
          </table:table-cell>
          <table:table-cell office:value-type="string" calcext:value-type="string">
            <text:p>Veynes</text:p>
          </table:table-cell>
          <table:table-cell office:value-type="string" calcext:value-type="string">
            <text:p>054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2" calcext:value-type="float">
            <text:p>62</text:p>
          </table:table-cell>
          <table:table-cell office:value-type="string" calcext:value-type="string">
            <text:p>7852143</text:p>
          </table:table-cell>
          <table:table-cell office:value-type="string" calcext:value-type="string">
            <text:p>1111111122</text:p>
          </table:table-cell>
          <table:table-cell office:value-type="string" calcext:value-type="string">
            <text:p>16456327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4666621</text:p>
          </table:table-cell>
          <table:table-cell office:value-type="string" calcext:value-type="string">
            <text:p>Raymond</text:p>
          </table:table-cell>
          <table:table-cell office:value-type="string" calcext:value-type="string">
            <text:p>Alain</text:p>
          </table:table-cell>
          <table:table-cell office:value-type="string" calcext:value-type="string">
            <text:p>0674588896</text:p>
          </table:table-cell>
          <table:table-cell office:value-type="string" calcext:value-type="string">
            <text:p>8 Rue du Pontereau</text:p>
          </table:table-cell>
          <table:table-cell office:value-type="string" calcext:value-type="string">
            <text:p>La Freissinouse</text:p>
          </table:table-cell>
          <table:table-cell office:value-type="string" calcext:value-type="string">
            <text:p>05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5" calcext:value-type="float">
            <text:p>65</text:p>
          </table:table-cell>
          <table:table-cell office:value-type="string" calcext:value-type="string">
            <text:p>7852144</text:p>
          </table:table-cell>
          <table:table-cell office:value-type="string" calcext:value-type="string">
            <text:p>1111111123</text:p>
          </table:table-cell>
          <table:table-cell office:value-type="string" calcext:value-type="string">
            <text:p>16456327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8454541</text:p>
          </table:table-cell>
          <table:table-cell office:value-type="string" calcext:value-type="string">
            <text:p>Ferdinand</text:p>
          </table:table-cell>
          <table:table-cell office:value-type="string" calcext:value-type="string">
            <text:p>Phillipe</text:p>
          </table:table-cell>
          <table:table-cell office:value-type="string" calcext:value-type="string">
            <text:p>0645449963</text:p>
          </table:table-cell>
          <table:table-cell office:value-type="string" calcext:value-type="string">
            <text:p>15 Avenue des Alpagas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050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0" calcext:value-type="float">
            <text:p>70</text:p>
          </table:table-cell>
          <table:table-cell office:value-type="string" calcext:value-type="string">
            <text:p>7852145</text:p>
          </table:table-cell>
          <table:table-cell office:value-type="string" calcext:value-type="string">
            <text:p>1111111124</text:p>
          </table:table-cell>
          <table:table-cell office:value-type="string" calcext:value-type="string">
            <text:p>16456327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32222</text:p>
          </table:table-cell>
          <table:table-cell office:value-type="string" calcext:value-type="string">
            <text:p>Valerie</text:p>
          </table:table-cell>
          <table:table-cell office:value-type="string" calcext:value-type="string">
            <text:p>Lenoir</text:p>
          </table:table-cell>
          <table:table-cell office:value-type="string" calcext:value-type="string">
            <text:p>0606120656</text:p>
          </table:table-cell>
          <table:table-cell office:value-type="string" calcext:value-type="string">
            <text:p>12 Chemin des Douves</text:p>
          </table:table-cell>
          <table:table-cell office:value-type="string" calcext:value-type="string">
            <text:p>Serres</text:p>
          </table:table-cell>
          <table:table-cell office:value-type="string" calcext:value-type="string">
            <text:p>0570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7852146</text:p>
          </table:table-cell>
          <table:table-cell office:value-type="string" calcext:value-type="string">
            <text:p>1111111125</text:p>
          </table:table-cell>
          <table:table-cell office:value-type="string" calcext:value-type="string">
            <text:p>1645632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332212</text:p>
          </table:table-cell>
          <table:table-cell office:value-type="string" calcext:value-type="string">
            <text:p>Denis</text:p>
          </table:table-cell>
          <table:table-cell office:value-type="string" calcext:value-type="string">
            <text:p>Monique</text:p>
          </table:table-cell>
          <table:table-cell office:value-type="string" calcext:value-type="string">
            <text:p>0607112493</text:p>
          </table:table-cell>
          <table:table-cell office:value-type="string" calcext:value-type="string">
            <text:p>45 Rue du Plessis Maillard</text:p>
          </table:table-cell>
          <table:table-cell office:value-type="string" calcext:value-type="string">
            <text:p>Laragne-Monteglin</text:p>
          </table:table-cell>
          <table:table-cell office:value-type="string" calcext:value-type="string">
            <text:p>0530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7852147</text:p>
          </table:table-cell>
          <table:table-cell office:value-type="string" calcext:value-type="string">
            <text:p>1111111126</text:p>
          </table:table-cell>
          <table:table-cell office:value-type="string" calcext:value-type="string">
            <text:p>164563275</text:p>
          </table:table-cell>
          <table:table-cell table:number-columns-repeated="101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int_relais_type" table:style-name="ta1">
        <table:table-column table:style-name="co2" table:number-columns-repeated="2" table:default-cell-style-name="Default"/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abac-Press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oucher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Boulanger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Fleurist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upermarché</text:p>
          </table:table-cell>
        </table:table-row>
      </table:table>
      <table:table table:name="localisation" table:style-name="ta1">
        <table:table-column table:style-name="co2" table:default-cell-style-name="ce8"/>
        <table:table-column table:style-name="co2" table:number-columns-repeated="2" table:default-cell-style-name="Default"/>
        <table:table-row table:style-name="ro1">
          <table:table-cell table:style-name="Default" office:value-type="float" office:value="1212120" calcext:value-type="float">
            <text:p>121212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table:style-name="Default" office:value-type="float" office:value="1632320" calcext:value-type="float">
            <text:p>163232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789652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3415454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7542893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41256321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2542223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1653124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89654123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98877784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41255412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3320121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44141232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7852141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7852142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7852143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7852144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7852145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7852146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7852147</text:p>
          </table:table-cell>
          <table:table-cell table:number-columns-repeated="2" office:value-type="string" calcext:value-type="string">
            <text:p>NULL</text:p>
          </table:table-cell>
        </table:table-row>
      </table:table>
      <table:table table:name="entreprise" table:style-name="ta1">
        <table:table-column table:style-name="co2" table:default-cell-style-name="ce8"/>
        <table:table-column table:style-name="co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1111111112</text:p>
          </table:table-cell>
          <table:table-cell office:value-type="string" calcext:value-type="string">
            <text:p>unLibelle</text:p>
          </table:table-cell>
          <table:table-cell office:value-type="string" calcext:value-type="string">
            <text:p>IBAN</text:p>
          </table:table-cell>
        </table:table-row>
        <table:table-row table:style-name="ro1">
          <table:table-cell office:value-type="string" calcext:value-type="string">
            <text:p>1111111113</text:p>
          </table:table-cell>
          <table:table-cell office:value-type="string" calcext:value-type="string">
            <text:p>unLibelle</text:p>
          </table:table-cell>
          <table:table-cell office:value-type="string" calcext:value-type="string">
            <text:p>IBAN</text:p>
          </table:table-cell>
        </table:table-row>
        <table:table-row table:style-name="ro1">
          <table:table-cell office:value-type="string" calcext:value-type="string">
            <text:p>1111111114</text:p>
          </table:table-cell>
          <table:table-cell office:value-type="string" calcext:value-type="string">
            <text:p>unLibelle</text:p>
          </table:table-cell>
          <table:table-cell office:value-type="string" calcext:value-type="string">
            <text:p>IBAN</text:p>
          </table:table-cell>
        </table:table-row>
        <table:table-row table:style-name="ro1">
          <table:table-cell office:value-type="string" calcext:value-type="string">
            <text:p>1111111115</text:p>
          </table:table-cell>
          <table:table-cell office:value-type="string" calcext:value-type="string">
            <text:p>unLibelle</text:p>
          </table:table-cell>
          <table:table-cell office:value-type="string" calcext:value-type="string">
            <text:p>IBAN</text:p>
          </table:table-cell>
        </table:table-row>
        <table:table-row table:style-name="ro1">
          <table:table-cell office:value-type="string" calcext:value-type="string">
            <text:p>1111111116</text:p>
          </table:table-cell>
          <table:table-cell office:value-type="string" calcext:value-type="string">
            <text:p>unLibelle</text:p>
          </table:table-cell>
          <table:table-cell office:value-type="string" calcext:value-type="string">
            <text:p>IBAN</text:p>
          </table:table-cell>
        </table:table-row>
        <table:table-row table:style-name="ro1">
          <table:table-cell office:value-type="string" calcext:value-type="string">
            <text:p>1111111117</text:p>
          </table:table-cell>
          <table:table-cell office:value-type="string" calcext:value-type="string">
            <text:p>unLibelle</text:p>
          </table:table-cell>
          <table:table-cell office:value-type="string" calcext:value-type="string">
            <text:p>IBAN</text:p>
          </table:table-cell>
        </table:table-row>
        <table:table-row table:style-name="ro1">
          <table:table-cell office:value-type="string" calcext:value-type="string">
            <text:p>1111111118</text:p>
          </table:table-cell>
          <table:table-cell office:value-type="string" calcext:value-type="string">
            <text:p>unLibelle</text:p>
          </table:table-cell>
          <table:table-cell office:value-type="string" calcext:value-type="string">
            <text:p>IBAN</text:p>
          </table:table-cell>
        </table:table-row>
        <table:table-row table:style-name="ro1">
          <table:table-cell office:value-type="string" calcext:value-type="string">
            <text:p>1111111119</text:p>
          </table:table-cell>
          <table:table-cell office:value-type="string" calcext:value-type="string">
            <text:p>unLibelle</text:p>
          </table:table-cell>
          <table:table-cell office:value-type="string" calcext:value-type="string">
            <text:p>IBAN</text:p>
          </table:table-cell>
        </table:table-row>
        <table:table-row table:style-name="ro1">
          <table:table-cell office:value-type="string" calcext:value-type="string">
            <text:p>1111111120</text:p>
          </table:table-cell>
          <table:table-cell office:value-type="string" calcext:value-type="string">
            <text:p>unLibelle</text:p>
          </table:table-cell>
          <table:table-cell office:value-type="string" calcext:value-type="string">
            <text:p>IBAN</text:p>
          </table:table-cell>
        </table:table-row>
        <table:table-row table:style-name="ro1">
          <table:table-cell office:value-type="string" calcext:value-type="string">
            <text:p>1111111121</text:p>
          </table:table-cell>
          <table:table-cell office:value-type="string" calcext:value-type="string">
            <text:p>unLibelle</text:p>
          </table:table-cell>
          <table:table-cell office:value-type="string" calcext:value-type="string">
            <text:p>IBAN</text:p>
          </table:table-cell>
        </table:table-row>
        <table:table-row table:style-name="ro1">
          <table:table-cell office:value-type="string" calcext:value-type="string">
            <text:p>1111111122</text:p>
          </table:table-cell>
          <table:table-cell office:value-type="string" calcext:value-type="string">
            <text:p>unLibelle</text:p>
          </table:table-cell>
          <table:table-cell office:value-type="string" calcext:value-type="string">
            <text:p>IBAN</text:p>
          </table:table-cell>
        </table:table-row>
        <table:table-row table:style-name="ro1">
          <table:table-cell office:value-type="string" calcext:value-type="string">
            <text:p>1111111123</text:p>
          </table:table-cell>
          <table:table-cell office:value-type="string" calcext:value-type="string">
            <text:p>unLibelle</text:p>
          </table:table-cell>
          <table:table-cell office:value-type="string" calcext:value-type="string">
            <text:p>IBAN</text:p>
          </table:table-cell>
        </table:table-row>
        <table:table-row table:style-name="ro1">
          <table:table-cell office:value-type="string" calcext:value-type="string">
            <text:p>1111111124</text:p>
          </table:table-cell>
          <table:table-cell office:value-type="string" calcext:value-type="string">
            <text:p>unLibelle</text:p>
          </table:table-cell>
          <table:table-cell office:value-type="string" calcext:value-type="string">
            <text:p>IBAN</text:p>
          </table:table-cell>
        </table:table-row>
        <table:table-row table:style-name="ro1">
          <table:table-cell office:value-type="string" calcext:value-type="string">
            <text:p>1111111125</text:p>
          </table:table-cell>
          <table:table-cell office:value-type="string" calcext:value-type="string">
            <text:p>unLibelle</text:p>
          </table:table-cell>
          <table:table-cell office:value-type="string" calcext:value-type="string">
            <text:p>IBAN</text:p>
          </table:table-cell>
        </table:table-row>
        <table:table-row table:style-name="ro1">
          <table:table-cell office:value-type="string" calcext:value-type="string">
            <text:p>1111111126</text:p>
          </table:table-cell>
          <table:table-cell office:value-type="string" calcext:value-type="string">
            <text:p>unLibelle</text:p>
          </table:table-cell>
          <table:table-cell office:value-type="string" calcext:value-type="string">
            <text:p>IBAN</text:p>
          </table:table-cell>
        </table:table-row>
        <table:table-row table:style-name="ro1" table:number-rows-repeated="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hoisir" table:style-name="ta1">
        <table:table-column table:style-name="co2" table:number-columns-repeated="2" table:default-cell-style-name="ce8"/>
        <table:table-column table:style-name="co2" table:default-cell-style-name="Default"/>
        <table:table-row table:style-name="ro1">
          <table:table-cell office:value-type="float" office:value="138412" calcext:value-type="float">
            <text:p>138412</text:p>
          </table:table-cell>
          <table:table-cell office:value-type="string" calcext:value-type="string">
            <text:p>1452351</text:p>
          </table:table-cell>
          <table:table-cell table:style-name="ce8"/>
        </table:table-row>
        <table:table-row table:style-name="ro1">
          <table:table-cell office:value-type="float" office:value="138412" calcext:value-type="float">
            <text:p>138412</text:p>
          </table:table-cell>
          <table:table-cell office:value-type="string" calcext:value-type="string">
            <text:p>2562621</text:p>
          </table:table-cell>
          <table:table-cell table:style-name="ce8"/>
        </table:table-row>
        <table:table-row table:style-name="ro1">
          <table:table-cell office:value-type="float" office:value="138412" calcext:value-type="float">
            <text:p>138412</text:p>
          </table:table-cell>
          <table:table-cell office:value-type="string" calcext:value-type="string">
            <text:p>5456422</text:p>
          </table:table-cell>
          <table:table-cell table:style-name="ce8"/>
        </table:table-row>
        <table:table-row table:style-name="ro1">
          <table:table-cell office:value-type="float" office:value="138412" calcext:value-type="float">
            <text:p>138412</text:p>
          </table:table-cell>
          <table:table-cell office:value-type="string" calcext:value-type="string">
            <text:p>54666621</text:p>
          </table:table-cell>
          <table:table-cell table:style-name="ce8"/>
        </table:table-row>
        <table:table-row table:style-name="ro1">
          <table:table-cell office:value-type="float" office:value="138412" calcext:value-type="float">
            <text:p>138412</text:p>
          </table:table-cell>
          <table:table-cell office:value-type="string" calcext:value-type="string">
            <text:p>78454541</text:p>
          </table:table-cell>
          <table:table-cell table:style-name="ce8"/>
        </table:table-row>
        <table:table-row table:style-name="ro1">
          <table:table-cell office:value-type="string" calcext:value-type="string">
            <text:p>182222</text:p>
          </table:table-cell>
          <table:table-cell office:value-type="string" calcext:value-type="string">
            <text:p>2562621</text:p>
          </table:table-cell>
          <table:table-cell table:style-name="ce8"/>
        </table:table-row>
        <table:table-row table:style-name="ro1">
          <table:table-cell office:value-type="string" calcext:value-type="string">
            <text:p>182222</text:p>
          </table:table-cell>
          <table:table-cell office:value-type="string" calcext:value-type="string">
            <text:p>5456422</text:p>
          </table:table-cell>
          <table:table-cell table:style-name="ce8"/>
        </table:table-row>
        <table:table-row table:style-name="ro1">
          <table:table-cell office:value-type="string" calcext:value-type="string">
            <text:p>283912</text:p>
          </table:table-cell>
          <table:table-cell office:value-type="string" calcext:value-type="string">
            <text:p>78454541</text:p>
          </table:table-cell>
          <table:table-cell/>
        </table:table-row>
        <table:table-row table:style-name="ro1">
          <table:table-cell office:value-type="string" calcext:value-type="string">
            <text:p>283912</text:p>
          </table:table-cell>
          <table:table-cell office:value-type="string" calcext:value-type="string">
            <text:p>1232222</text:p>
          </table:table-cell>
          <table:table-cell/>
        </table:table-row>
        <table:table-row table:style-name="ro1">
          <table:table-cell office:value-type="string" calcext:value-type="string">
            <text:p>283912</text:p>
          </table:table-cell>
          <table:table-cell office:value-type="string" calcext:value-type="string">
            <text:p>12332212</text:p>
          </table:table-cell>
          <table:table-cell/>
        </table:table-row>
        <table:table-row table:style-name="ro1">
          <table:table-cell office:value-type="string" calcext:value-type="string">
            <text:p>204518</text:p>
          </table:table-cell>
          <table:table-cell office:value-type="string" calcext:value-type="string">
            <text:p>1452351</text:p>
          </table:table-cell>
          <table:table-cell/>
        </table:table-row>
        <table:table-row table:style-name="ro1">
          <table:table-cell office:value-type="string" calcext:value-type="string">
            <text:p>204518</text:p>
          </table:table-cell>
          <table:table-cell office:value-type="string" calcext:value-type="string">
            <text:p>2562621</text:p>
          </table:table-cell>
          <table:table-cell/>
        </table:table-row>
        <table:table-row table:style-name="ro1">
          <table:table-cell office:value-type="string" calcext:value-type="string">
            <text:p>204518</text:p>
          </table:table-cell>
          <table:table-cell office:value-type="string" calcext:value-type="string">
            <text:p>5456422</text:p>
          </table:table-cell>
          <table:table-cell/>
        </table:table-row>
        <table:table-row table:style-name="ro1">
          <table:table-cell office:value-type="string" calcext:value-type="string">
            <text:p>204518</text:p>
          </table:table-cell>
          <table:table-cell office:value-type="string" calcext:value-type="string">
            <text:p>54666621</text:p>
          </table:table-cell>
          <table:table-cell/>
        </table:table-row>
        <table:table-row table:style-name="ro1">
          <table:table-cell office:value-type="string" calcext:value-type="string">
            <text:p>204518</text:p>
          </table:table-cell>
          <table:table-cell office:value-type="string" calcext:value-type="string">
            <text:p>78454541</text:p>
          </table:table-cell>
          <table:table-cell/>
        </table:table-row>
        <table:table-row table:style-name="ro1">
          <table:table-cell office:value-type="string" calcext:value-type="string">
            <text:p>204518</text:p>
          </table:table-cell>
          <table:table-cell office:value-type="string" calcext:value-type="string">
            <text:p>1232222</text:p>
          </table:table-cell>
          <table:table-cell/>
        </table:table-row>
        <table:table-row table:style-name="ro1">
          <table:table-cell office:value-type="string" calcext:value-type="string">
            <text:p>204518</text:p>
          </table:table-cell>
          <table:table-cell office:value-type="string" calcext:value-type="string">
            <text:p>12332212</text:p>
          </table:table-cell>
          <table:table-cell/>
        </table:table-row>
        <table:table-row table:style-name="ro1">
          <table:table-cell office:value-type="string" calcext:value-type="string">
            <text:p>394002</text:p>
          </table:table-cell>
          <table:table-cell office:value-type="string" calcext:value-type="string">
            <text:p>54666621</text:p>
          </table:table-cell>
          <table:table-cell/>
        </table:table-row>
        <table:table-row table:style-name="ro1">
          <table:table-cell office:value-type="string" calcext:value-type="string">
            <text:p>394002</text:p>
          </table:table-cell>
          <table:table-cell office:value-type="string" calcext:value-type="string">
            <text:p>78454541</text:p>
          </table:table-cell>
          <table:table-cell/>
        </table:table-row>
        <table:table-row table:style-name="ro1">
          <table:table-cell office:value-type="string" calcext:value-type="string">
            <text:p>394002</text:p>
          </table:table-cell>
          <table:table-cell office:value-type="string" calcext:value-type="string">
            <text:p>1232222</text:p>
          </table:table-cell>
          <table:table-cell/>
        </table:table-row>
        <table:table-row table:style-name="ro1">
          <table:table-cell office:value-type="string" calcext:value-type="string">
            <text:p>394002</text:p>
          </table:table-cell>
          <table:table-cell office:value-type="string" calcext:value-type="string">
            <text:p>12332212</text:p>
          </table:table-cell>
          <table:table-cell/>
        </table:table-row>
      </table:table>
      <table:table table:name="proposer" table:style-name="ta1">
        <table:table-column table:style-name="co2" table:number-columns-repeated="3" table:default-cell-style-name="ce8"/>
        <table:table-row table:style-name="ro1">
          <table:table-cell office:value-type="string" calcext:value-type="string">
            <text:p>1452351</text:p>
          </table:table-cell>
          <table:table-cell office:value-type="float" office:value="634892" calcext:value-type="float">
            <text:p>634892</text:p>
          </table:table-cell>
          <table:table-cell/>
        </table:table-row>
        <table:table-row table:style-name="ro1">
          <table:table-cell office:value-type="string" calcext:value-type="string">
            <text:p>1452351</text:p>
          </table:table-cell>
          <table:table-cell office:value-type="float" office:value="1748626" calcext:value-type="float">
            <text:p>1748626</text:p>
          </table:table-cell>
          <table:table-cell/>
        </table:table-row>
        <table:table-row table:style-name="ro1">
          <table:table-cell office:value-type="string" calcext:value-type="string">
            <text:p>1452351</text:p>
          </table:table-cell>
          <table:table-cell office:value-type="float" office:value="265890" calcext:value-type="float">
            <text:p>265890</text:p>
          </table:table-cell>
          <table:table-cell/>
        </table:table-row>
        <table:table-row table:style-name="ro1">
          <table:table-cell office:value-type="string" calcext:value-type="string">
            <text:p>2562621</text:p>
          </table:table-cell>
          <table:table-cell office:value-type="float" office:value="265890" calcext:value-type="float">
            <text:p>265890</text:p>
          </table:table-cell>
          <table:table-cell/>
        </table:table-row>
        <table:table-row table:style-name="ro1">
          <table:table-cell office:value-type="string" calcext:value-type="string">
            <text:p>5456422</text:p>
          </table:table-cell>
          <table:table-cell office:value-type="float" office:value="452987" calcext:value-type="float">
            <text:p>452987</text:p>
          </table:table-cell>
          <table:table-cell/>
        </table:table-row>
        <table:table-row table:style-name="ro1">
          <table:table-cell office:value-type="string" calcext:value-type="string">
            <text:p>5456422</text:p>
          </table:table-cell>
          <table:table-cell office:value-type="float" office:value="634892" calcext:value-type="float">
            <text:p>634892</text:p>
          </table:table-cell>
          <table:table-cell/>
        </table:table-row>
        <table:table-row table:style-name="ro1">
          <table:table-cell office:value-type="string" calcext:value-type="string">
            <text:p>5456422</text:p>
          </table:table-cell>
          <table:table-cell office:value-type="float" office:value="1748626" calcext:value-type="float">
            <text:p>1748626</text:p>
          </table:table-cell>
          <table:table-cell/>
        </table:table-row>
        <table:table-row table:style-name="ro1">
          <table:table-cell office:value-type="string" calcext:value-type="string">
            <text:p>5456422</text:p>
          </table:table-cell>
          <table:table-cell office:value-type="float" office:value="265890" calcext:value-type="float">
            <text:p>265890</text:p>
          </table:table-cell>
          <table:table-cell/>
        </table:table-row>
        <table:table-row table:style-name="ro1">
          <table:table-cell office:value-type="string" calcext:value-type="string">
            <text:p>54666621</text:p>
          </table:table-cell>
          <table:table-cell office:value-type="float" office:value="1205684" calcext:value-type="float">
            <text:p>1205684</text:p>
          </table:table-cell>
          <table:table-cell table:style-name="Default"/>
        </table:table-row>
        <table:table-row table:style-name="ro1">
          <table:table-cell office:value-type="string" calcext:value-type="string">
            <text:p>54666621</text:p>
          </table:table-cell>
          <table:table-cell office:value-type="float" office:value="9162884" calcext:value-type="float">
            <text:p>9162884</text:p>
          </table:table-cell>
          <table:table-cell table:style-name="Default"/>
        </table:table-row>
        <table:table-row table:style-name="ro1">
          <table:table-cell office:value-type="string" calcext:value-type="string">
            <text:p>78454541</text:p>
          </table:table-cell>
          <table:table-cell office:value-type="float" office:value="2365126" calcext:value-type="float">
            <text:p>2365126</text:p>
          </table:table-cell>
          <table:table-cell table:style-name="Default"/>
        </table:table-row>
        <table:table-row table:style-name="ro1">
          <table:table-cell office:value-type="string" calcext:value-type="string">
            <text:p>78454541</text:p>
          </table:table-cell>
          <table:table-cell office:value-type="float" office:value="1944574" calcext:value-type="float">
            <text:p>1944574</text:p>
          </table:table-cell>
          <table:table-cell table:style-name="Default"/>
        </table:table-row>
        <table:table-row table:style-name="ro1">
          <table:table-cell office:value-type="string" calcext:value-type="string">
            <text:p>1232222</text:p>
          </table:table-cell>
          <table:table-cell office:value-type="float" office:value="1205684" calcext:value-type="float">
            <text:p>1205684</text:p>
          </table:table-cell>
          <table:table-cell table:style-name="Default"/>
        </table:table-row>
        <table:table-row table:style-name="ro1">
          <table:table-cell office:value-type="string" calcext:value-type="string">
            <text:p>12332212</text:p>
          </table:table-cell>
          <table:table-cell office:value-type="float" office:value="9162884" calcext:value-type="float">
            <text:p>9162884</text:p>
          </table:table-cell>
          <table:table-cell table:style-name="Default"/>
        </table:table-row>
        <table:table-row table:style-name="ro1">
          <table:table-cell office:value-type="string" calcext:value-type="string">
            <text:p>12332212</text:p>
          </table:table-cell>
          <table:table-cell office:value-type="float" office:value="634892" calcext:value-type="float">
            <text:p>634892</text:p>
          </table:table-cell>
          <table:table-cell table:style-name="Default"/>
        </table:table-row>
        <table:table-row table:style-name="ro1">
          <table:table-cell office:value-type="string" calcext:value-type="string">
            <text:p>12332212</text:p>
          </table:table-cell>
          <table:table-cell office:value-type="float" office:value="1748626" calcext:value-type="float">
            <text:p>1748626</text:p>
          </table:table-cell>
          <table:table-cell table:style-name="Default"/>
        </table:table-row>
      </table:table>
      <table:table table:name="categorie" table:style-name="ta1">
        <table:table-column table:style-name="co2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uit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gum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uch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romage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issons</text:p>
          </table:table-cell>
        </table:table-row>
      </table:table>
      <table:table table:name="produit" table:style-name="ta1">
        <table:table-column table:style-name="co2" table:number-columns-repeated="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aise</text:p>
          </table:table-cell>
          <table:table-cell office:value-type="string" calcext:value-type="string">
            <text:p>Fraise.p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bricot</text:p>
          </table:table-cell>
          <table:table-cell office:value-type="string" calcext:value-type="string">
            <text:p>Abricot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eche</text:p>
          </table:table-cell>
          <table:table-cell office:value-type="string" calcext:value-type="string">
            <text:p>Peche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erise</text:p>
          </table:table-cell>
          <table:table-cell office:value-type="string" calcext:value-type="string">
            <text:p>Cerise.p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oseille</text:p>
          </table:table-cell>
          <table:table-cell office:value-type="string" calcext:value-type="string">
            <text:p>Groseille.pn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une</text:p>
          </table:table-cell>
          <table:table-cell office:value-type="string" calcext:value-type="string">
            <text:p>Prune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ire</text:p>
          </table:table-cell>
          <table:table-cell office:value-type="string" calcext:value-type="string">
            <text:p>Poire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mme</text:p>
          </table:table-cell>
          <table:table-cell office:value-type="string" calcext:value-type="string">
            <text:p>Pomme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lade</text:p>
          </table:table-cell>
          <table:table-cell office:value-type="string" calcext:value-type="string">
            <text:p>Salade.p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oux</text:p>
          </table:table-cell>
          <table:table-cell office:value-type="string" calcext:value-type="string">
            <text:p>Choux.p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ndive</text:p>
          </table:table-cell>
          <table:table-cell office:value-type="string" calcext:value-type="string">
            <text:p>Andive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omme de terre</text:p>
          </table:table-cell>
          <table:table-cell office:value-type="string" calcext:value-type="string">
            <text:p>Pomme de terre.png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omate</text:p>
          </table:table-cell>
          <table:table-cell office:value-type="string" calcext:value-type="string">
            <text:p>Tomate.png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ourgette</text:p>
          </table:table-cell>
          <table:table-cell office:value-type="string" calcext:value-type="string">
            <text:p>Courgette.png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bergine</text:p>
          </table:table-cell>
          <table:table-cell office:value-type="string" calcext:value-type="string">
            <text:p>Aubergine.png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gneau</text:p>
          </table:table-cell>
          <table:table-cell office:value-type="string" calcext:value-type="string">
            <text:p>Agneau.p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ambon</text:p>
          </table:table-cell>
          <table:table-cell office:value-type="string" calcext:value-type="string">
            <text:p>Jambon.p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orc</text:p>
          </table:table-cell>
          <table:table-cell office:value-type="string" calcext:value-type="string">
            <text:p>Porc.p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eau</text:p>
          </table:table-cell>
          <table:table-cell office:value-type="string" calcext:value-type="string">
            <text:p>Veau.p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erf</text:p>
          </table:table-cell>
          <table:table-cell office:value-type="string" calcext:value-type="string">
            <text:p>Cerf.p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Bleu.pn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amembert</text:p>
          </table:table-cell>
          <table:table-cell office:value-type="string" calcext:value-type="string">
            <text:p>Camembert.pn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omté</text:p>
          </table:table-cell>
          <table:table-cell office:value-type="string" calcext:value-type="string">
            <text:p>Comté.pn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rotin</text:p>
          </table:table-cell>
          <table:table-cell office:value-type="string" calcext:value-type="string">
            <text:p>Crotin.pn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aclette</text:p>
          </table:table-cell>
          <table:table-cell office:value-type="string" calcext:value-type="string">
            <text:p>Raclette.pn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ome</text:p>
          </table:table-cell>
          <table:table-cell office:value-type="string" calcext:value-type="string">
            <text:p>Tome.pn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ait</text:p>
          </table:table-cell>
          <table:table-cell office:value-type="string" calcext:value-type="string">
            <text:p>Lait.png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us de pomme</text:p>
          </table:table-cell>
          <table:table-cell office:value-type="string" calcext:value-type="string">
            <text:p>Jus de pomme.png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us de poire</text:p>
          </table:table-cell>
          <table:table-cell office:value-type="string" calcext:value-type="string">
            <text:p>Jus de poire.png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us d’orange</text:p>
          </table:table-cell>
          <table:table-cell office:value-type="string" calcext:value-type="string">
            <text:p>Jus d’orange.png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</table:table>
      <table:table table:name="variete" table:style-name="ta1">
        <table:table-column table:style-name="co2" table:default-cell-style-name="Default"/>
        <table:table-column table:style-name="co2" table:default-cell-style-name="ce12"/>
        <table:table-column table:style-name="co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rhe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ili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Normornorbyrcu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ulgymlesth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elligcelth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ullu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Narsalthaburce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rbyrlesno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rthili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ylcylmarir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uglemgam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mbergem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lbersil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hanar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ushulem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ulna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yrgym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Yrnlemhiirn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Thuthagumcylgem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amleg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eslushu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iornber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Gomculthiarnh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aber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rnhu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Loglishenorarn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ollig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Listhacalhallthi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oscalrloslam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Syllemsolmersyl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imlugbyr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Collaglomculli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erhagymlo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umlimgy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usby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urthimerlog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amburlum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ermorlessi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orbar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almiryrnby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rnmorr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halamrmir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Narhoburlim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imlughigam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Bormurcil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Orncol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Lossilsulmircel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uthiurn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Lighournbircel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yslemnartho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asburnirgem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Lussel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Liglim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the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Norge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Loggemhu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umhi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Nirsyl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Loghabarerncil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ormar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Leslosla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althese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Hath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erberhulog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Luscylliglamgi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Yrnlish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irlag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Hellmurirnthici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Narborlignor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Lagborlas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Lusgomlassalorn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Birbursylluglag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Hasil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Lysloghulosmor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Henor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Calcilbarlim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Lemhell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Narsallusligmor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Lughabarmer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Sulmargomlam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ilcil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ulth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Gumbornorsal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Gimculbyr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Gymnir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Urnhell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Lyslum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Morleglum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Luslimlugthelos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Narsollum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number-rows-repeated="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vente" table:style-name="ta1">
        <table:table-column table:style-name="co2" table:default-cell-style-name="Default"/>
        <table:table-column table:style-name="co2" table:default-cell-style-name="ce8"/>
        <table:table-column table:style-name="co2" table:number-columns-repeated="3" table:default-cell-style-name="Default"/>
        <table:table-column table:style-name="co7" table:default-cell-style-name="ce13"/>
        <table:table-column table:style-name="co2" table:default-cell-style-name="ce18"/>
        <table:table-column table:style-name="co2" table:number-columns-repeated="3" table:default-cell-style-name="Default"/>
        <table:table-column table:style-name="co2" table:default-cell-style-name="ce8"/>
        <table:table-row table:style-name="ro3">
          <table:table-cell office:value-type="float" office:value="10000" calcext:value-type="float">
            <text:p>10000</text:p>
          </table:table-cell>
          <table:table-cell office:value-type="float" office:value="452987" calcext:value-type="float">
            <text:p>4529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3</text:p>
          </table:table-cell>
          <table:table-cell table:formula="of:=RANDBETWEEN(5;120)" office:value-type="float" office:value="86" calcext:value-type="float">
            <text:p>86</text:p>
          </table:table-cell>
          <table:table-cell office:value-type="date" office:date-value="2019-11-18T00:26:24" calcext:value-type="date">
            <text:p>2019-11-18 00:26:24</text:p>
          </table:table-cell>
          <table:table-cell office:value-type="string" calcext:value-type="string">
            <text:p>2019-11-1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01" calcext:value-type="float">
            <text:p>10001</text:p>
          </table:table-cell>
          <table:table-cell office:value-type="float" office:value="634892" calcext:value-type="float">
            <text:p>6348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.2</text:p>
          </table:table-cell>
          <table:table-cell table:formula="of:=RANDBETWEEN(5;120)" office:value-type="float" office:value="120" calcext:value-type="float">
            <text:p>120</text:p>
          </table:table-cell>
          <table:table-cell office:value-type="date" office:date-value="2019-08-07T03:27:32" calcext:value-type="date">
            <text:p>2019-08-07 03:27:32</text:p>
          </table:table-cell>
          <table:table-cell office:value-type="string" calcext:value-type="string">
            <text:p>2019-11-2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02" calcext:value-type="float">
            <text:p>10002</text:p>
          </table:table-cell>
          <table:table-cell office:value-type="float" office:value="1748626" calcext:value-type="float">
            <text:p>17486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.66</text:p>
          </table:table-cell>
          <table:table-cell table:formula="of:=RANDBETWEEN(5;120)" office:value-type="float" office:value="61" calcext:value-type="float">
            <text:p>61</text:p>
          </table:table-cell>
          <table:table-cell office:value-type="date" office:date-value="2019-09-12T01:46:56" calcext:value-type="date">
            <text:p>2019-09-12 01:46:56</text:p>
          </table:table-cell>
          <table:table-cell office:value-type="string" calcext:value-type="string">
            <text:p>2019-11-2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03" calcext:value-type="float">
            <text:p>10003</text:p>
          </table:table-cell>
          <table:table-cell office:value-type="float" office:value="265890" calcext:value-type="float">
            <text:p>2658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.26</text:p>
          </table:table-cell>
          <table:table-cell table:formula="of:=RANDBETWEEN(5;120)" office:value-type="float" office:value="96" calcext:value-type="float">
            <text:p>96</text:p>
          </table:table-cell>
          <table:table-cell office:value-type="date" office:date-value="2019-07-11T19:07:48" calcext:value-type="date">
            <text:p>2019-07-11 19:07:48</text:p>
          </table:table-cell>
          <table:table-cell office:value-type="string" calcext:value-type="string">
            <text:p>2019-11-2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04" calcext:value-type="float">
            <text:p>10004</text:p>
          </table:table-cell>
          <table:table-cell office:value-type="float" office:value="1205684" calcext:value-type="float">
            <text:p>12056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.33</text:p>
          </table:table-cell>
          <table:table-cell table:formula="of:=RANDBETWEEN(5;120)" office:value-type="float" office:value="96" calcext:value-type="float">
            <text:p>96</text:p>
          </table:table-cell>
          <table:table-cell office:value-type="date" office:date-value="2019-10-07T13:46:44" calcext:value-type="date">
            <text:p>2019-10-07 13:46:44</text:p>
          </table:table-cell>
          <table:table-cell office:value-type="string" calcext:value-type="string">
            <text:p>2019-11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05" calcext:value-type="float">
            <text:p>10005</text:p>
          </table:table-cell>
          <table:table-cell office:value-type="float" office:value="9162884" calcext:value-type="float">
            <text:p>916288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.88</text:p>
          </table:table-cell>
          <table:table-cell table:formula="of:=RANDBETWEEN(5;120)" office:value-type="float" office:value="41" calcext:value-type="float">
            <text:p>41</text:p>
          </table:table-cell>
          <table:table-cell office:value-type="date" office:date-value="2019-08-22T06:16:13" calcext:value-type="date">
            <text:p>2019-08-22 06:16:13</text:p>
          </table:table-cell>
          <table:table-cell office:value-type="string" calcext:value-type="string">
            <text:p>2019-12-0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06" calcext:value-type="float">
            <text:p>10006</text:p>
          </table:table-cell>
          <table:table-cell office:value-type="float" office:value="2365126" calcext:value-type="float">
            <text:p>23651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.87</text:p>
          </table:table-cell>
          <table:table-cell table:formula="of:=RANDBETWEEN(5;120)" office:value-type="float" office:value="75" calcext:value-type="float">
            <text:p>75</text:p>
          </table:table-cell>
          <table:table-cell office:value-type="date" office:date-value="2019-07-25T19:41:33.999999" calcext:value-type="date">
            <text:p>2019-07-25 19:41:34</text:p>
          </table:table-cell>
          <table:table-cell office:value-type="string" calcext:value-type="string">
            <text:p>2019-12-0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07" calcext:value-type="float">
            <text:p>10007</text:p>
          </table:table-cell>
          <table:table-cell office:value-type="float" office:value="1944574" calcext:value-type="float">
            <text:p>194457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.55</text:p>
          </table:table-cell>
          <table:table-cell table:formula="of:=RANDBETWEEN(5;120)" office:value-type="float" office:value="57" calcext:value-type="float">
            <text:p>57</text:p>
          </table:table-cell>
          <table:table-cell office:value-type="date" office:date-value="2019-11-15T17:59:53" calcext:value-type="date">
            <text:p>2019-11-15 17:59:53</text:p>
          </table:table-cell>
          <table:table-cell office:value-type="string" calcext:value-type="string">
            <text:p>2019-12-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08" calcext:value-type="float">
            <text:p>10008</text:p>
          </table:table-cell>
          <table:table-cell office:value-type="float" office:value="452987" calcext:value-type="float">
            <text:p>45298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26</text:p>
          </table:table-cell>
          <table:table-cell table:formula="of:=RANDBETWEEN(5;120)" office:value-type="float" office:value="110" calcext:value-type="float">
            <text:p>110</text:p>
          </table:table-cell>
          <table:table-cell office:value-type="date" office:date-value="2019-11-12T22:24:26" calcext:value-type="date">
            <text:p>2019-11-12 22:24:26</text:p>
          </table:table-cell>
          <table:table-cell office:value-type="string" calcext:value-type="string">
            <text:p>2019-12-1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09" calcext:value-type="float">
            <text:p>10009</text:p>
          </table:table-cell>
          <table:table-cell office:value-type="float" office:value="634892" calcext:value-type="float">
            <text:p>6348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78</text:p>
          </table:table-cell>
          <table:table-cell table:formula="of:=RANDBETWEEN(5;120)" office:value-type="float" office:value="14" calcext:value-type="float">
            <text:p>14</text:p>
          </table:table-cell>
          <table:table-cell office:value-type="date" office:date-value="2019-08-25T14:47:41" calcext:value-type="date">
            <text:p>2019-08-25 14:47:41</text:p>
          </table:table-cell>
          <table:table-cell office:value-type="string" calcext:value-type="string">
            <text:p>2019-12-2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10" calcext:value-type="float">
            <text:p>10010</text:p>
          </table:table-cell>
          <table:table-cell office:value-type="float" office:value="1748626" calcext:value-type="float">
            <text:p>174862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5.53</text:p>
          </table:table-cell>
          <table:table-cell table:formula="of:=RANDBETWEEN(5;120)" office:value-type="float" office:value="23" calcext:value-type="float">
            <text:p>23</text:p>
          </table:table-cell>
          <table:table-cell office:value-type="date" office:date-value="2019-09-06T02:37:06" calcext:value-type="date">
            <text:p>2019-09-06 02:37:06</text:p>
          </table:table-cell>
          <table:table-cell office:value-type="string" calcext:value-type="string">
            <text:p>2019-12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11" calcext:value-type="float">
            <text:p>10011</text:p>
          </table:table-cell>
          <table:table-cell office:value-type="float" office:value="265890" calcext:value-type="float">
            <text:p>26589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6.58</text:p>
          </table:table-cell>
          <table:table-cell table:formula="of:=RANDBETWEEN(5;120)" office:value-type="float" office:value="32" calcext:value-type="float">
            <text:p>32</text:p>
          </table:table-cell>
          <table:table-cell office:value-type="date" office:date-value="2019-08-16T15:04:14" calcext:value-type="date">
            <text:p>2019-08-16 15:04:14</text:p>
          </table:table-cell>
          <table:table-cell office:value-type="string" calcext:value-type="string">
            <text:p>2019-12-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12" calcext:value-type="float">
            <text:p>10012</text:p>
          </table:table-cell>
          <table:table-cell office:value-type="float" office:value="1205684" calcext:value-type="float">
            <text:p>120568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7.16</text:p>
          </table:table-cell>
          <table:table-cell table:formula="of:=RANDBETWEEN(5;120)" office:value-type="float" office:value="85" calcext:value-type="float">
            <text:p>85</text:p>
          </table:table-cell>
          <table:table-cell office:value-type="date" office:date-value="2019-11-11T22:03:47" calcext:value-type="date">
            <text:p>2019-11-11 22:03:47</text:p>
          </table:table-cell>
          <table:table-cell office:value-type="string" calcext:value-type="string">
            <text:p>2020-01-0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13" calcext:value-type="float">
            <text:p>10013</text:p>
          </table:table-cell>
          <table:table-cell office:value-type="float" office:value="9162884" calcext:value-type="float">
            <text:p>91628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.13</text:p>
          </table:table-cell>
          <table:table-cell table:formula="of:=RANDBETWEEN(5;120)" office:value-type="float" office:value="37" calcext:value-type="float">
            <text:p>37</text:p>
          </table:table-cell>
          <table:table-cell office:value-type="date" office:date-value="2019-08-14T23:48:53" calcext:value-type="date">
            <text:p>2019-08-14 23:48:53</text:p>
          </table:table-cell>
          <table:table-cell office:value-type="string" calcext:value-type="string">
            <text:p>2020-01-0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14" calcext:value-type="float">
            <text:p>10014</text:p>
          </table:table-cell>
          <table:table-cell office:value-type="float" office:value="2365126" calcext:value-type="float">
            <text:p>23651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.88</text:p>
          </table:table-cell>
          <table:table-cell table:formula="of:=RANDBETWEEN(5;120)" office:value-type="float" office:value="67" calcext:value-type="float">
            <text:p>67</text:p>
          </table:table-cell>
          <table:table-cell office:value-type="date" office:date-value="2019-11-12T15:29:47" calcext:value-type="date">
            <text:p>2019-11-12 15:29:47</text:p>
          </table:table-cell>
          <table:table-cell office:value-type="string" calcext:value-type="string">
            <text:p>2020-01-0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15" calcext:value-type="float">
            <text:p>10015</text:p>
          </table:table-cell>
          <table:table-cell office:value-type="float" office:value="1944574" calcext:value-type="float">
            <text:p>194457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1.24</text:p>
          </table:table-cell>
          <table:table-cell table:formula="of:=RANDBETWEEN(5;120)" office:value-type="float" office:value="83" calcext:value-type="float">
            <text:p>83</text:p>
          </table:table-cell>
          <table:table-cell office:value-type="date" office:date-value="2019-09-09T02:43:48" calcext:value-type="date">
            <text:p>2019-09-09 02:43:48</text:p>
          </table:table-cell>
          <table:table-cell office:value-type="string" calcext:value-type="string">
            <text:p>2020-01-0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16" calcext:value-type="float">
            <text:p>10016</text:p>
          </table:table-cell>
          <table:table-cell office:value-type="float" office:value="452987" calcext:value-type="float">
            <text:p>45298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.61</text:p>
          </table:table-cell>
          <table:table-cell table:formula="of:=RANDBETWEEN(5;120)" office:value-type="float" office:value="80" calcext:value-type="float">
            <text:p>80</text:p>
          </table:table-cell>
          <table:table-cell office:value-type="date" office:date-value="2019-10-28T20:22:00" calcext:value-type="date">
            <text:p>2019-10-28 20:22:00</text:p>
          </table:table-cell>
          <table:table-cell office:value-type="string" calcext:value-type="string">
            <text:p>2020-01-1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17" calcext:value-type="float">
            <text:p>10017</text:p>
          </table:table-cell>
          <table:table-cell office:value-type="float" office:value="634892" calcext:value-type="float">
            <text:p>63489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7.02</text:p>
          </table:table-cell>
          <table:table-cell table:formula="of:=RANDBETWEEN(5;120)" office:value-type="float" office:value="51" calcext:value-type="float">
            <text:p>51</text:p>
          </table:table-cell>
          <table:table-cell office:value-type="date" office:date-value="2019-10-15T13:25:44.999999" calcext:value-type="date">
            <text:p>2019-10-15 13:25:45</text:p>
          </table:table-cell>
          <table:table-cell office:value-type="string" calcext:value-type="string">
            <text:p>2020-01-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18" calcext:value-type="float">
            <text:p>10018</text:p>
          </table:table-cell>
          <table:table-cell office:value-type="float" office:value="1748626" calcext:value-type="float">
            <text:p>17486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.62</text:p>
          </table:table-cell>
          <table:table-cell table:formula="of:=RANDBETWEEN(5;120)" office:value-type="float" office:value="26" calcext:value-type="float">
            <text:p>26</text:p>
          </table:table-cell>
          <table:table-cell office:value-type="date" office:date-value="2019-10-13T18:59:55.000002" calcext:value-type="date">
            <text:p>2019-10-13 18:59:55</text:p>
          </table:table-cell>
          <table:table-cell office:value-type="string" calcext:value-type="string">
            <text:p>2020-01-2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19" calcext:value-type="float">
            <text:p>10019</text:p>
          </table:table-cell>
          <table:table-cell office:value-type="float" office:value="265890" calcext:value-type="float">
            <text:p>26589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.99</text:p>
          </table:table-cell>
          <table:table-cell table:formula="of:=RANDBETWEEN(5;120)" office:value-type="float" office:value="56" calcext:value-type="float">
            <text:p>56</text:p>
          </table:table-cell>
          <table:table-cell office:value-type="date" office:date-value="2019-10-30T05:59:29" calcext:value-type="date">
            <text:p>2019-10-30 05:59:29</text:p>
          </table:table-cell>
          <table:table-cell office:value-type="string" calcext:value-type="string">
            <text:p>2020-01-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20" calcext:value-type="float">
            <text:p>10020</text:p>
          </table:table-cell>
          <table:table-cell office:value-type="float" office:value="1205684" calcext:value-type="float">
            <text:p>120568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.56</text:p>
          </table:table-cell>
          <table:table-cell table:formula="of:=RANDBETWEEN(5;120)" office:value-type="float" office:value="72" calcext:value-type="float">
            <text:p>72</text:p>
          </table:table-cell>
          <table:table-cell office:value-type="date" office:date-value="2019-10-03T08:23:49" calcext:value-type="date">
            <text:p>2019-10-03 08:23:49</text:p>
          </table:table-cell>
          <table:table-cell office:value-type="string" calcext:value-type="string">
            <text:p>2020-01-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21" calcext:value-type="float">
            <text:p>10021</text:p>
          </table:table-cell>
          <table:table-cell office:value-type="float" office:value="9162884" calcext:value-type="float">
            <text:p>916288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2.35</text:p>
          </table:table-cell>
          <table:table-cell table:formula="of:=RANDBETWEEN(5;120)" office:value-type="float" office:value="15" calcext:value-type="float">
            <text:p>15</text:p>
          </table:table-cell>
          <table:table-cell office:value-type="date" office:date-value="2019-09-27T19:01:07" calcext:value-type="date">
            <text:p>2019-09-27 19:01:07</text:p>
          </table:table-cell>
          <table:table-cell office:value-type="string" calcext:value-type="string">
            <text:p>2020-01-3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22" calcext:value-type="float">
            <text:p>10022</text:p>
          </table:table-cell>
          <table:table-cell office:value-type="float" office:value="2365126" calcext:value-type="float">
            <text:p>236512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8.57</text:p>
          </table:table-cell>
          <table:table-cell table:formula="of:=RANDBETWEEN(5;120)" office:value-type="float" office:value="82" calcext:value-type="float">
            <text:p>82</text:p>
          </table:table-cell>
          <table:table-cell office:value-type="date" office:date-value="2019-11-02T04:21:44" calcext:value-type="date">
            <text:p>2019-11-02 04:21:44</text:p>
          </table:table-cell>
          <table:table-cell office:value-type="string" calcext:value-type="string">
            <text:p>2020-02-0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23" calcext:value-type="float">
            <text:p>10023</text:p>
          </table:table-cell>
          <table:table-cell office:value-type="float" office:value="1944574" calcext:value-type="float">
            <text:p>194457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.03</text:p>
          </table:table-cell>
          <table:table-cell table:formula="of:=RANDBETWEEN(5;120)" office:value-type="float" office:value="120" calcext:value-type="float">
            <text:p>120</text:p>
          </table:table-cell>
          <table:table-cell office:value-type="date" office:date-value="2019-08-08T22:41:14.999999" calcext:value-type="date">
            <text:p>2019-08-08 22:41:15</text:p>
          </table:table-cell>
          <table:table-cell office:value-type="string" calcext:value-type="string">
            <text:p>2020-02-0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24" calcext:value-type="float">
            <text:p>10024</text:p>
          </table:table-cell>
          <table:table-cell office:value-type="float" office:value="9162884" calcext:value-type="float">
            <text:p>916288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.42</text:p>
          </table:table-cell>
          <table:table-cell table:formula="of:=RANDBETWEEN(5;120)" office:value-type="float" office:value="58" calcext:value-type="float">
            <text:p>58</text:p>
          </table:table-cell>
          <table:table-cell office:value-type="date" office:date-value="2019-07-22T18:01:19" calcext:value-type="date">
            <text:p>2019-07-22 18:01:19</text:p>
          </table:table-cell>
          <table:table-cell office:value-type="string" calcext:value-type="string">
            <text:p>2020-02-0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25" calcext:value-type="float">
            <text:p>10025</text:p>
          </table:table-cell>
          <table:table-cell office:value-type="float" office:value="2365126" calcext:value-type="float">
            <text:p>23651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.02</text:p>
          </table:table-cell>
          <table:table-cell table:formula="of:=RANDBETWEEN(5;120)" office:value-type="float" office:value="81" calcext:value-type="float">
            <text:p>81</text:p>
          </table:table-cell>
          <table:table-cell office:value-type="date" office:date-value="2019-07-18T18:24:03" calcext:value-type="date">
            <text:p>2019-07-18 18:24:03</text:p>
          </table:table-cell>
          <table:table-cell office:value-type="string" calcext:value-type="string">
            <text:p>2019-11-1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26" calcext:value-type="float">
            <text:p>10026</text:p>
          </table:table-cell>
          <table:table-cell office:value-type="float" office:value="1944574" calcext:value-type="float">
            <text:p>194457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.72</text:p>
          </table:table-cell>
          <table:table-cell table:formula="of:=RANDBETWEEN(5;120)" office:value-type="float" office:value="56" calcext:value-type="float">
            <text:p>56</text:p>
          </table:table-cell>
          <table:table-cell office:value-type="date" office:date-value="2019-08-18T00:16:23" calcext:value-type="date">
            <text:p>2019-08-18 00:16:23</text:p>
          </table:table-cell>
          <table:table-cell office:value-type="string" calcext:value-type="string">
            <text:p>2019-11-1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27" calcext:value-type="float">
            <text:p>10027</text:p>
          </table:table-cell>
          <table:table-cell office:value-type="float" office:value="452987" calcext:value-type="float">
            <text:p>45298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7.71</text:p>
          </table:table-cell>
          <table:table-cell table:formula="of:=RANDBETWEEN(5;120)" office:value-type="float" office:value="108" calcext:value-type="float">
            <text:p>108</text:p>
          </table:table-cell>
          <table:table-cell office:value-type="date" office:date-value="2019-07-06T17:24:55.000004" calcext:value-type="date">
            <text:p>2019-07-06 17:24:55</text:p>
          </table:table-cell>
          <table:table-cell office:value-type="string" calcext:value-type="string">
            <text:p>2019-11-2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28" calcext:value-type="float">
            <text:p>10028</text:p>
          </table:table-cell>
          <table:table-cell office:value-type="float" office:value="634892" calcext:value-type="float">
            <text:p>63489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6.94</text:p>
          </table:table-cell>
          <table:table-cell table:formula="of:=RANDBETWEEN(5;120)" office:value-type="float" office:value="61" calcext:value-type="float">
            <text:p>61</text:p>
          </table:table-cell>
          <table:table-cell office:value-type="date" office:date-value="2019-11-09T14:51:07" calcext:value-type="date">
            <text:p>2019-11-09 14:51:07</text:p>
          </table:table-cell>
          <table:table-cell office:value-type="string" calcext:value-type="string">
            <text:p>2019-12-0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29" calcext:value-type="float">
            <text:p>10029</text:p>
          </table:table-cell>
          <table:table-cell office:value-type="float" office:value="1748626" calcext:value-type="float">
            <text:p>174862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.64</text:p>
          </table:table-cell>
          <table:table-cell table:formula="of:=RANDBETWEEN(5;120)" office:value-type="float" office:value="7" calcext:value-type="float">
            <text:p>7</text:p>
          </table:table-cell>
          <table:table-cell office:value-type="date" office:date-value="2019-09-08T11:01:11" calcext:value-type="date">
            <text:p>2019-09-08 11:01:11</text:p>
          </table:table-cell>
          <table:table-cell office:value-type="string" calcext:value-type="string">
            <text:p>2019-12-0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30" calcext:value-type="float">
            <text:p>10030</text:p>
          </table:table-cell>
          <table:table-cell office:value-type="float" office:value="265890" calcext:value-type="float">
            <text:p>26589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1.47</text:p>
          </table:table-cell>
          <table:table-cell table:formula="of:=RANDBETWEEN(5;120)" office:value-type="float" office:value="66" calcext:value-type="float">
            <text:p>66</text:p>
          </table:table-cell>
          <table:table-cell office:value-type="date" office:date-value="2019-11-21T17:46:48" calcext:value-type="date">
            <text:p>2019-11-21 17:46:48</text:p>
          </table:table-cell>
          <table:table-cell office:value-type="string" calcext:value-type="string">
            <text:p>2019-12-1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31" calcext:value-type="float">
            <text:p>10031</text:p>
          </table:table-cell>
          <table:table-cell office:value-type="float" office:value="1205684" calcext:value-type="float">
            <text:p>120568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5.57</text:p>
          </table:table-cell>
          <table:table-cell table:formula="of:=RANDBETWEEN(5;120)" office:value-type="float" office:value="45" calcext:value-type="float">
            <text:p>45</text:p>
          </table:table-cell>
          <table:table-cell office:value-type="date" office:date-value="2019-07-25T16:29:15" calcext:value-type="date">
            <text:p>2019-07-25 16:29:15</text:p>
          </table:table-cell>
          <table:table-cell office:value-type="string" calcext:value-type="string">
            <text:p>2019-12-1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32" calcext:value-type="float">
            <text:p>10032</text:p>
          </table:table-cell>
          <table:table-cell office:value-type="float" office:value="9162884" calcext:value-type="float">
            <text:p>916288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6.63</text:p>
          </table:table-cell>
          <table:table-cell table:formula="of:=RANDBETWEEN(5;120)" office:value-type="float" office:value="84" calcext:value-type="float">
            <text:p>84</text:p>
          </table:table-cell>
          <table:table-cell office:value-type="date" office:date-value="2019-07-21T19:59:47" calcext:value-type="date">
            <text:p>2019-07-21 19:59:47</text:p>
          </table:table-cell>
          <table:table-cell office:value-type="string" calcext:value-type="string">
            <text:p>2019-12-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33" calcext:value-type="float">
            <text:p>10033</text:p>
          </table:table-cell>
          <table:table-cell office:value-type="float" office:value="2365126" calcext:value-type="float">
            <text:p>236512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5.65</text:p>
          </table:table-cell>
          <table:table-cell table:formula="of:=RANDBETWEEN(5;120)" office:value-type="float" office:value="118" calcext:value-type="float">
            <text:p>118</text:p>
          </table:table-cell>
          <table:table-cell office:value-type="date" office:date-value="2019-07-22T23:49:46" calcext:value-type="date">
            <text:p>2019-07-22 23:49:46</text:p>
          </table:table-cell>
          <table:table-cell office:value-type="string" calcext:value-type="string">
            <text:p>2019-12-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34" calcext:value-type="float">
            <text:p>10034</text:p>
          </table:table-cell>
          <table:table-cell office:value-type="float" office:value="1944574" calcext:value-type="float">
            <text:p>194457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1.24</text:p>
          </table:table-cell>
          <table:table-cell table:formula="of:=RANDBETWEEN(5;120)" office:value-type="float" office:value="8" calcext:value-type="float">
            <text:p>8</text:p>
          </table:table-cell>
          <table:table-cell office:value-type="date" office:date-value="2019-08-02T04:54:38" calcext:value-type="date">
            <text:p>2019-08-02 04:54:38</text:p>
          </table:table-cell>
          <table:table-cell office:value-type="string" calcext:value-type="string">
            <text:p>2019-12-2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35" calcext:value-type="float">
            <text:p>10035</text:p>
          </table:table-cell>
          <table:table-cell office:value-type="float" office:value="452987" calcext:value-type="float">
            <text:p>45298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8.48</text:p>
          </table:table-cell>
          <table:table-cell table:formula="of:=RANDBETWEEN(5;120)" office:value-type="float" office:value="102" calcext:value-type="float">
            <text:p>102</text:p>
          </table:table-cell>
          <table:table-cell office:value-type="date" office:date-value="2019-07-04T11:55:53" calcext:value-type="date">
            <text:p>2019-07-04 11:55:53</text:p>
          </table:table-cell>
          <table:table-cell office:value-type="string" calcext:value-type="string">
            <text:p>2019-12-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36" calcext:value-type="float">
            <text:p>10036</text:p>
          </table:table-cell>
          <table:table-cell office:value-type="float" office:value="634892" calcext:value-type="float">
            <text:p>63489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.78</text:p>
          </table:table-cell>
          <table:table-cell table:formula="of:=RANDBETWEEN(5;120)" office:value-type="float" office:value="94" calcext:value-type="float">
            <text:p>94</text:p>
          </table:table-cell>
          <table:table-cell office:value-type="date" office:date-value="2019-11-14T13:00:42" calcext:value-type="date">
            <text:p>2019-11-14 13:00:42</text:p>
          </table:table-cell>
          <table:table-cell office:value-type="string" calcext:value-type="string">
            <text:p>2020-01-0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37" calcext:value-type="float">
            <text:p>10037</text:p>
          </table:table-cell>
          <table:table-cell office:value-type="float" office:value="1748626" calcext:value-type="float">
            <text:p>174862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1.75</text:p>
          </table:table-cell>
          <table:table-cell table:formula="of:=RANDBETWEEN(5;120)" office:value-type="float" office:value="91" calcext:value-type="float">
            <text:p>91</text:p>
          </table:table-cell>
          <table:table-cell office:value-type="date" office:date-value="2019-08-08T13:07:27" calcext:value-type="date">
            <text:p>2019-08-08 13:07:27</text:p>
          </table:table-cell>
          <table:table-cell office:value-type="string" calcext:value-type="string">
            <text:p>2020-01-0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38" calcext:value-type="float">
            <text:p>10038</text:p>
          </table:table-cell>
          <table:table-cell office:value-type="float" office:value="265890" calcext:value-type="float">
            <text:p>26589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5.61</text:p>
          </table:table-cell>
          <table:table-cell table:formula="of:=RANDBETWEEN(5;120)" office:value-type="float" office:value="20" calcext:value-type="float">
            <text:p>20</text:p>
          </table:table-cell>
          <table:table-cell office:value-type="date" office:date-value="2019-08-26T15:24:30" calcext:value-type="date">
            <text:p>2019-08-26 15:24:30</text:p>
          </table:table-cell>
          <table:table-cell office:value-type="string" calcext:value-type="string">
            <text:p>2020-01-1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39" calcext:value-type="float">
            <text:p>10039</text:p>
          </table:table-cell>
          <table:table-cell office:value-type="float" office:value="9162884" calcext:value-type="float">
            <text:p>916288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.59</text:p>
          </table:table-cell>
          <table:table-cell table:formula="of:=RANDBETWEEN(5;120)" office:value-type="float" office:value="60" calcext:value-type="float">
            <text:p>60</text:p>
          </table:table-cell>
          <table:table-cell office:value-type="date" office:date-value="2019-07-02T23:28:17" calcext:value-type="date">
            <text:p>2019-07-02 23:28:17</text:p>
          </table:table-cell>
          <table:table-cell office:value-type="string" calcext:value-type="string">
            <text:p>2020-01-1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40" calcext:value-type="float">
            <text:p>10040</text:p>
          </table:table-cell>
          <table:table-cell office:value-type="float" office:value="2365126" calcext:value-type="float">
            <text:p>236512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5.38</text:p>
          </table:table-cell>
          <table:table-cell table:formula="of:=RANDBETWEEN(5;120)" office:value-type="float" office:value="49" calcext:value-type="float">
            <text:p>49</text:p>
          </table:table-cell>
          <table:table-cell office:value-type="date" office:date-value="2019-08-04T01:17:57" calcext:value-type="date">
            <text:p>2019-08-04 01:17:57</text:p>
          </table:table-cell>
          <table:table-cell office:value-type="string" calcext:value-type="string">
            <text:p>2020-01-1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41" calcext:value-type="float">
            <text:p>10041</text:p>
          </table:table-cell>
          <table:table-cell office:value-type="float" office:value="1944574" calcext:value-type="float">
            <text:p>194457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6.85</text:p>
          </table:table-cell>
          <table:table-cell table:formula="of:=RANDBETWEEN(5;120)" office:value-type="float" office:value="96" calcext:value-type="float">
            <text:p>96</text:p>
          </table:table-cell>
          <table:table-cell office:value-type="date" office:date-value="2019-08-29T22:32:37" calcext:value-type="date">
            <text:p>2019-08-29 22:32:37</text:p>
          </table:table-cell>
          <table:table-cell office:value-type="string" calcext:value-type="string">
            <text:p>2020-01-2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42" calcext:value-type="float">
            <text:p>10042</text:p>
          </table:table-cell>
          <table:table-cell office:value-type="float" office:value="452987" calcext:value-type="float">
            <text:p>45298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1.24</text:p>
          </table:table-cell>
          <table:table-cell table:formula="of:=RANDBETWEEN(5;120)" office:value-type="float" office:value="58" calcext:value-type="float">
            <text:p>58</text:p>
          </table:table-cell>
          <table:table-cell office:value-type="date" office:date-value="2019-07-19T17:04:43" calcext:value-type="date">
            <text:p>2019-07-19 17:04:43</text:p>
          </table:table-cell>
          <table:table-cell office:value-type="string" calcext:value-type="string">
            <text:p>2020-01-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43" calcext:value-type="float">
            <text:p>10043</text:p>
          </table:table-cell>
          <table:table-cell office:value-type="float" office:value="634892" calcext:value-type="float">
            <text:p>63489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4.51</text:p>
          </table:table-cell>
          <table:table-cell table:formula="of:=RANDBETWEEN(5;120)" office:value-type="float" office:value="46" calcext:value-type="float">
            <text:p>46</text:p>
          </table:table-cell>
          <table:table-cell office:value-type="date" office:date-value="2019-08-14T18:38:24" calcext:value-type="date">
            <text:p>2019-08-14 18:38:24</text:p>
          </table:table-cell>
          <table:table-cell office:value-type="string" calcext:value-type="string">
            <text:p>2020-01-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44" calcext:value-type="float">
            <text:p>10044</text:p>
          </table:table-cell>
          <table:table-cell office:value-type="float" office:value="1748626" calcext:value-type="float">
            <text:p>17486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4.77</text:p>
          </table:table-cell>
          <table:table-cell table:formula="of:=RANDBETWEEN(5;120)" office:value-type="float" office:value="87" calcext:value-type="float">
            <text:p>87</text:p>
          </table:table-cell>
          <table:table-cell office:value-type="date" office:date-value="2019-07-11T23:39:21" calcext:value-type="date">
            <text:p>2019-07-11 23:39:21</text:p>
          </table:table-cell>
          <table:table-cell office:value-type="string" calcext:value-type="string">
            <text:p>2020-01-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45" calcext:value-type="float">
            <text:p>10045</text:p>
          </table:table-cell>
          <table:table-cell office:value-type="float" office:value="265890" calcext:value-type="float">
            <text:p>26589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8.68</text:p>
          </table:table-cell>
          <table:table-cell table:formula="of:=RANDBETWEEN(5;120)" office:value-type="float" office:value="62" calcext:value-type="float">
            <text:p>62</text:p>
          </table:table-cell>
          <table:table-cell office:value-type="date" office:date-value="2019-08-02T17:29:59" calcext:value-type="date">
            <text:p>2019-08-02 17:29:59</text:p>
          </table:table-cell>
          <table:table-cell office:value-type="string" calcext:value-type="string">
            <text:p>2020-01-3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46" calcext:value-type="float">
            <text:p>10046</text:p>
          </table:table-cell>
          <table:table-cell office:value-type="float" office:value="1205684" calcext:value-type="float">
            <text:p>120568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8.29</text:p>
          </table:table-cell>
          <table:table-cell table:formula="of:=RANDBETWEEN(5;120)" office:value-type="float" office:value="20" calcext:value-type="float">
            <text:p>20</text:p>
          </table:table-cell>
          <table:table-cell office:value-type="date" office:date-value="2019-08-14T19:32:14.999999" calcext:value-type="date">
            <text:p>2019-08-14 19:32:15</text:p>
          </table:table-cell>
          <table:table-cell office:value-type="string" calcext:value-type="string">
            <text:p>2020-02-0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47" calcext:value-type="float">
            <text:p>10047</text:p>
          </table:table-cell>
          <table:table-cell office:value-type="float" office:value="9162884" calcext:value-type="float">
            <text:p>916288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6.92</text:p>
          </table:table-cell>
          <table:table-cell table:formula="of:=RANDBETWEEN(5;120)" office:value-type="float" office:value="103" calcext:value-type="float">
            <text:p>103</text:p>
          </table:table-cell>
          <table:table-cell office:value-type="date" office:date-value="2019-11-17T10:33:47" calcext:value-type="date">
            <text:p>2019-11-17 10:33:47</text:p>
          </table:table-cell>
          <table:table-cell office:value-type="string" calcext:value-type="string">
            <text:p>2020-02-0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48" calcext:value-type="float">
            <text:p>10048</text:p>
          </table:table-cell>
          <table:table-cell office:value-type="float" office:value="2365126" calcext:value-type="float">
            <text:p>236512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3.78</text:p>
          </table:table-cell>
          <table:table-cell table:formula="of:=RANDBETWEEN(5;120)" office:value-type="float" office:value="17" calcext:value-type="float">
            <text:p>17</text:p>
          </table:table-cell>
          <table:table-cell office:value-type="date" office:date-value="2019-07-05T10:16:37" calcext:value-type="date">
            <text:p>2019-07-05 10:16:37</text:p>
          </table:table-cell>
          <table:table-cell office:value-type="string" calcext:value-type="string">
            <text:p>2020-02-0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49" calcext:value-type="float">
            <text:p>10049</text:p>
          </table:table-cell>
          <table:table-cell office:value-type="float" office:value="1944574" calcext:value-type="float">
            <text:p>194457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.69</text:p>
          </table:table-cell>
          <table:table-cell table:formula="of:=RANDBETWEEN(5;120)" office:value-type="float" office:value="17" calcext:value-type="float">
            <text:p>17</text:p>
          </table:table-cell>
          <table:table-cell office:value-type="date" office:date-value="2019-08-20T21:07:21" calcext:value-type="date">
            <text:p>2019-08-20 21:07:21</text:p>
          </table:table-cell>
          <table:table-cell office:value-type="string" calcext:value-type="string">
            <text:p>2020-02-0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50" calcext:value-type="float">
            <text:p>10050</text:p>
          </table:table-cell>
          <table:table-cell office:value-type="float" office:value="452987" calcext:value-type="float">
            <text:p>45298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5.31</text:p>
          </table:table-cell>
          <table:table-cell table:formula="of:=RANDBETWEEN(5;120)" office:value-type="float" office:value="119" calcext:value-type="float">
            <text:p>119</text:p>
          </table:table-cell>
          <table:table-cell office:value-type="date" office:date-value="2019-09-07T11:58:24" calcext:value-type="date">
            <text:p>2019-09-07 11:58:24</text:p>
          </table:table-cell>
          <table:table-cell office:value-type="string" calcext:value-type="string">
            <text:p>2019-11-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51" calcext:value-type="float">
            <text:p>10051</text:p>
          </table:table-cell>
          <table:table-cell office:value-type="float" office:value="634892" calcext:value-type="float">
            <text:p>63489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3.25</text:p>
          </table:table-cell>
          <table:table-cell table:formula="of:=RANDBETWEEN(5;120)" office:value-type="float" office:value="62" calcext:value-type="float">
            <text:p>62</text:p>
          </table:table-cell>
          <table:table-cell office:value-type="date" office:date-value="2019-07-21T14:26:58" calcext:value-type="date">
            <text:p>2019-07-21 14:26:58</text:p>
          </table:table-cell>
          <table:table-cell office:value-type="string" calcext:value-type="string">
            <text:p>2019-11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52" calcext:value-type="float">
            <text:p>10052</text:p>
          </table:table-cell>
          <table:table-cell office:value-type="float" office:value="1944574" calcext:value-type="float">
            <text:p>194457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2.5</text:p>
          </table:table-cell>
          <table:table-cell table:formula="of:=RANDBETWEEN(5;120)" office:value-type="float" office:value="88" calcext:value-type="float">
            <text:p>88</text:p>
          </table:table-cell>
          <table:table-cell office:value-type="date" office:date-value="2019-10-24T19:40:44" calcext:value-type="date">
            <text:p>2019-10-24 19:40:44</text:p>
          </table:table-cell>
          <table:table-cell office:value-type="string" calcext:value-type="string">
            <text:p>2019-11-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53" calcext:value-type="float">
            <text:p>10053</text:p>
          </table:table-cell>
          <table:table-cell office:value-type="float" office:value="452987" calcext:value-type="float">
            <text:p>45298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3.64</text:p>
          </table:table-cell>
          <table:table-cell table:formula="of:=RANDBETWEEN(5;120)" office:value-type="float" office:value="110" calcext:value-type="float">
            <text:p>110</text:p>
          </table:table-cell>
          <table:table-cell office:value-type="date" office:date-value="2019-11-06T16:09:40" calcext:value-type="date">
            <text:p>2019-11-06 16:09:40</text:p>
          </table:table-cell>
          <table:table-cell office:value-type="string" calcext:value-type="string">
            <text:p>2019-12-0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54" calcext:value-type="float">
            <text:p>10054</text:p>
          </table:table-cell>
          <table:table-cell office:value-type="float" office:value="634892" calcext:value-type="float">
            <text:p>63489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.22</text:p>
          </table:table-cell>
          <table:table-cell table:formula="of:=RANDBETWEEN(5;120)" office:value-type="float" office:value="96" calcext:value-type="float">
            <text:p>96</text:p>
          </table:table-cell>
          <table:table-cell office:value-type="date" office:date-value="2019-07-31T11:32:55" calcext:value-type="date">
            <text:p>2019-07-31 11:32:55</text:p>
          </table:table-cell>
          <table:table-cell office:value-type="string" calcext:value-type="string">
            <text:p>2019-12-0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55" calcext:value-type="float">
            <text:p>10055</text:p>
          </table:table-cell>
          <table:table-cell office:value-type="float" office:value="1748626" calcext:value-type="float">
            <text:p>174862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3.55</text:p>
          </table:table-cell>
          <table:table-cell table:formula="of:=RANDBETWEEN(5;120)" office:value-type="float" office:value="35" calcext:value-type="float">
            <text:p>35</text:p>
          </table:table-cell>
          <table:table-cell office:value-type="date" office:date-value="2019-10-18T06:53:35" calcext:value-type="date">
            <text:p>2019-10-18 06:53:35</text:p>
          </table:table-cell>
          <table:table-cell office:value-type="string" calcext:value-type="string">
            <text:p>2019-12-0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56" calcext:value-type="float">
            <text:p>10056</text:p>
          </table:table-cell>
          <table:table-cell office:value-type="float" office:value="265890" calcext:value-type="float">
            <text:p>26589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9.29</text:p>
          </table:table-cell>
          <table:table-cell table:formula="of:=RANDBETWEEN(5;120)" office:value-type="float" office:value="58" calcext:value-type="float">
            <text:p>58</text:p>
          </table:table-cell>
          <table:table-cell office:value-type="date" office:date-value="2019-08-20T02:30:59" calcext:value-type="date">
            <text:p>2019-08-20 02:30:59</text:p>
          </table:table-cell>
          <table:table-cell office:value-type="string" calcext:value-type="string">
            <text:p>2019-12-0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57" calcext:value-type="float">
            <text:p>10057</text:p>
          </table:table-cell>
          <table:table-cell office:value-type="float" office:value="1205684" calcext:value-type="float">
            <text:p>120568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7.39</text:p>
          </table:table-cell>
          <table:table-cell table:formula="of:=RANDBETWEEN(5;120)" office:value-type="float" office:value="20" calcext:value-type="float">
            <text:p>20</text:p>
          </table:table-cell>
          <table:table-cell office:value-type="date" office:date-value="2019-10-14T19:25:52" calcext:value-type="date">
            <text:p>2019-10-14 19:25:52</text:p>
          </table:table-cell>
          <table:table-cell office:value-type="string" calcext:value-type="string">
            <text:p>2019-12-1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58" calcext:value-type="float">
            <text:p>10058</text:p>
          </table:table-cell>
          <table:table-cell office:value-type="float" office:value="9162884" calcext:value-type="float">
            <text:p>916288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3.67</text:p>
          </table:table-cell>
          <table:table-cell table:formula="of:=RANDBETWEEN(5;120)" office:value-type="float" office:value="64" calcext:value-type="float">
            <text:p>64</text:p>
          </table:table-cell>
          <table:table-cell office:value-type="date" office:date-value="2019-07-26T22:44:00" calcext:value-type="date">
            <text:p>2019-07-26 22:44:00</text:p>
          </table:table-cell>
          <table:table-cell office:value-type="string" calcext:value-type="string">
            <text:p>2019-12-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59" calcext:value-type="float">
            <text:p>10059</text:p>
          </table:table-cell>
          <table:table-cell office:value-type="float" office:value="2365126" calcext:value-type="float">
            <text:p>236512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.35</text:p>
          </table:table-cell>
          <table:table-cell table:formula="of:=RANDBETWEEN(5;120)" office:value-type="float" office:value="104" calcext:value-type="float">
            <text:p>104</text:p>
          </table:table-cell>
          <table:table-cell office:value-type="date" office:date-value="2019-09-12T20:11:43" calcext:value-type="date">
            <text:p>2019-09-12 20:11:43</text:p>
          </table:table-cell>
          <table:table-cell office:value-type="string" calcext:value-type="string">
            <text:p>2019-12-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60" calcext:value-type="float">
            <text:p>10060</text:p>
          </table:table-cell>
          <table:table-cell office:value-type="float" office:value="1944574" calcext:value-type="float">
            <text:p>194457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9.27</text:p>
          </table:table-cell>
          <table:table-cell table:formula="of:=RANDBETWEEN(5;120)" office:value-type="float" office:value="46" calcext:value-type="float">
            <text:p>46</text:p>
          </table:table-cell>
          <table:table-cell office:value-type="date" office:date-value="2019-09-19T13:22:53" calcext:value-type="date">
            <text:p>2019-09-19 13:22:53</text:p>
          </table:table-cell>
          <table:table-cell office:value-type="string" calcext:value-type="string">
            <text:p>2019-12-1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61" calcext:value-type="float">
            <text:p>10061</text:p>
          </table:table-cell>
          <table:table-cell office:value-type="float" office:value="452987" calcext:value-type="float">
            <text:p>45298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3.82</text:p>
          </table:table-cell>
          <table:table-cell table:formula="of:=RANDBETWEEN(5;120)" office:value-type="float" office:value="37" calcext:value-type="float">
            <text:p>37</text:p>
          </table:table-cell>
          <table:table-cell office:value-type="date" office:date-value="2019-08-23T19:07:09" calcext:value-type="date">
            <text:p>2019-08-23 19:07:09</text:p>
          </table:table-cell>
          <table:table-cell office:value-type="string" calcext:value-type="string">
            <text:p>2019-12-2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62" calcext:value-type="float">
            <text:p>10062</text:p>
          </table:table-cell>
          <table:table-cell office:value-type="float" office:value="634892" calcext:value-type="float">
            <text:p>63489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0.68</text:p>
          </table:table-cell>
          <table:table-cell table:formula="of:=RANDBETWEEN(5;120)" office:value-type="float" office:value="58" calcext:value-type="float">
            <text:p>58</text:p>
          </table:table-cell>
          <table:table-cell office:value-type="date" office:date-value="2019-08-05T11:57:07" calcext:value-type="date">
            <text:p>2019-08-05 11:57:07</text:p>
          </table:table-cell>
          <table:table-cell office:value-type="string" calcext:value-type="string">
            <text:p>2019-12-2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63" calcext:value-type="float">
            <text:p>10063</text:p>
          </table:table-cell>
          <table:table-cell office:value-type="float" office:value="1748626" calcext:value-type="float">
            <text:p>174862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0.11</text:p>
          </table:table-cell>
          <table:table-cell table:formula="of:=RANDBETWEEN(5;120)" office:value-type="float" office:value="87" calcext:value-type="float">
            <text:p>87</text:p>
          </table:table-cell>
          <table:table-cell office:value-type="date" office:date-value="2019-07-04T23:22:35" calcext:value-type="date">
            <text:p>2019-07-04 23:22:35</text:p>
          </table:table-cell>
          <table:table-cell office:value-type="string" calcext:value-type="string">
            <text:p>2019-12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64" calcext:value-type="float">
            <text:p>10064</text:p>
          </table:table-cell>
          <table:table-cell office:value-type="float" office:value="265890" calcext:value-type="float">
            <text:p>26589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0.21</text:p>
          </table:table-cell>
          <table:table-cell table:formula="of:=RANDBETWEEN(5;120)" office:value-type="float" office:value="87" calcext:value-type="float">
            <text:p>87</text:p>
          </table:table-cell>
          <table:table-cell office:value-type="date" office:date-value="2019-10-13T04:03:59" calcext:value-type="date">
            <text:p>2019-10-13 04:03:59</text:p>
          </table:table-cell>
          <table:table-cell office:value-type="string" calcext:value-type="string">
            <text:p>2019-12-3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65" calcext:value-type="float">
            <text:p>10065</text:p>
          </table:table-cell>
          <table:table-cell office:value-type="float" office:value="1205684" calcext:value-type="float">
            <text:p>120568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.08</text:p>
          </table:table-cell>
          <table:table-cell table:formula="of:=RANDBETWEEN(5;120)" office:value-type="float" office:value="7" calcext:value-type="float">
            <text:p>7</text:p>
          </table:table-cell>
          <table:table-cell office:value-type="date" office:date-value="2019-09-03T14:02:24" calcext:value-type="date">
            <text:p>2019-09-03 14:02:24</text:p>
          </table:table-cell>
          <table:table-cell office:value-type="string" calcext:value-type="string">
            <text:p>2020-01-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66" calcext:value-type="float">
            <text:p>10066</text:p>
          </table:table-cell>
          <table:table-cell office:value-type="float" office:value="1205684" calcext:value-type="float">
            <text:p>120568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1.3</text:p>
          </table:table-cell>
          <table:table-cell table:formula="of:=RANDBETWEEN(5;120)" office:value-type="float" office:value="28" calcext:value-type="float">
            <text:p>28</text:p>
          </table:table-cell>
          <table:table-cell office:value-type="date" office:date-value="2019-10-03T11:21:33" calcext:value-type="date">
            <text:p>2019-10-03 11:21:33</text:p>
          </table:table-cell>
          <table:table-cell office:value-type="string" calcext:value-type="string">
            <text:p>2020-01-2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67" calcext:value-type="float">
            <text:p>10067</text:p>
          </table:table-cell>
          <table:table-cell office:value-type="float" office:value="9162884" calcext:value-type="float">
            <text:p>916288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7.27</text:p>
          </table:table-cell>
          <table:table-cell table:formula="of:=RANDBETWEEN(5;120)" office:value-type="float" office:value="97" calcext:value-type="float">
            <text:p>97</text:p>
          </table:table-cell>
          <table:table-cell office:value-type="date" office:date-value="2019-08-07T04:06:36" calcext:value-type="date">
            <text:p>2019-08-07 04:06:36</text:p>
          </table:table-cell>
          <table:table-cell office:value-type="string" calcext:value-type="string">
            <text:p>2020-01-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68" calcext:value-type="float">
            <text:p>10068</text:p>
          </table:table-cell>
          <table:table-cell office:value-type="float" office:value="2365126" calcext:value-type="float">
            <text:p>236512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.47</text:p>
          </table:table-cell>
          <table:table-cell table:formula="of:=RANDBETWEEN(5;120)" office:value-type="float" office:value="6" calcext:value-type="float">
            <text:p>6</text:p>
          </table:table-cell>
          <table:table-cell office:value-type="date" office:date-value="2019-09-17T09:03:17" calcext:value-type="date">
            <text:p>2019-09-17 09:03:17</text:p>
          </table:table-cell>
          <table:table-cell office:value-type="string" calcext:value-type="string">
            <text:p>2020-01-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69" calcext:value-type="float">
            <text:p>10069</text:p>
          </table:table-cell>
          <table:table-cell office:value-type="float" office:value="1944574" calcext:value-type="float">
            <text:p>194457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4.23</text:p>
          </table:table-cell>
          <table:table-cell table:formula="of:=RANDBETWEEN(5;120)" office:value-type="float" office:value="53" calcext:value-type="float">
            <text:p>53</text:p>
          </table:table-cell>
          <table:table-cell office:value-type="date" office:date-value="2019-10-04T06:49:46" calcext:value-type="date">
            <text:p>2019-10-04 06:49:46</text:p>
          </table:table-cell>
          <table:table-cell office:value-type="string" calcext:value-type="string">
            <text:p>2020-01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70" calcext:value-type="float">
            <text:p>10070</text:p>
          </table:table-cell>
          <table:table-cell office:value-type="float" office:value="452987" calcext:value-type="float">
            <text:p>45298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4.19</text:p>
          </table:table-cell>
          <table:table-cell table:formula="of:=RANDBETWEEN(5;120)" office:value-type="float" office:value="37" calcext:value-type="float">
            <text:p>37</text:p>
          </table:table-cell>
          <table:table-cell office:value-type="date" office:date-value="2019-10-22T06:20:51" calcext:value-type="date">
            <text:p>2019-10-22 06:20:51</text:p>
          </table:table-cell>
          <table:table-cell office:value-type="string" calcext:value-type="string">
            <text:p>2020-01-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71" calcext:value-type="float">
            <text:p>10071</text:p>
          </table:table-cell>
          <table:table-cell office:value-type="float" office:value="634892" calcext:value-type="float">
            <text:p>63489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.2</text:p>
          </table:table-cell>
          <table:table-cell table:formula="of:=RANDBETWEEN(5;120)" office:value-type="float" office:value="91" calcext:value-type="float">
            <text:p>91</text:p>
          </table:table-cell>
          <table:table-cell office:value-type="date" office:date-value="2019-09-29T03:23:24" calcext:value-type="date">
            <text:p>2019-09-29 03:23:24</text:p>
          </table:table-cell>
          <table:table-cell office:value-type="string" calcext:value-type="string">
            <text:p>2020-02-0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72" calcext:value-type="float">
            <text:p>10072</text:p>
          </table:table-cell>
          <table:table-cell office:value-type="float" office:value="1748626" calcext:value-type="float">
            <text:p>174862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7.04</text:p>
          </table:table-cell>
          <table:table-cell table:formula="of:=RANDBETWEEN(5;120)" office:value-type="float" office:value="97" calcext:value-type="float">
            <text:p>97</text:p>
          </table:table-cell>
          <table:table-cell office:value-type="date" office:date-value="2019-11-15T08:09:16" calcext:value-type="date">
            <text:p>2019-11-15 08:09:16</text:p>
          </table:table-cell>
          <table:table-cell office:value-type="string" calcext:value-type="string">
            <text:p>2020-02-0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73" calcext:value-type="float">
            <text:p>10073</text:p>
          </table:table-cell>
          <table:table-cell office:value-type="float" office:value="265890" calcext:value-type="float">
            <text:p>26589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2.29</text:p>
          </table:table-cell>
          <table:table-cell table:formula="of:=RANDBETWEEN(5;120)" office:value-type="float" office:value="95" calcext:value-type="float">
            <text:p>95</text:p>
          </table:table-cell>
          <table:table-cell office:value-type="date" office:date-value="2019-07-25T14:04:58" calcext:value-type="date">
            <text:p>2019-07-25 14:04:58</text:p>
          </table:table-cell>
          <table:table-cell office:value-type="string" calcext:value-type="string">
            <text:p>2020-02-0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74" calcext:value-type="float">
            <text:p>10074</text:p>
          </table:table-cell>
          <table:table-cell office:value-type="float" office:value="1205684" calcext:value-type="float">
            <text:p>120568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5.87</text:p>
          </table:table-cell>
          <table:table-cell table:formula="of:=RANDBETWEEN(5;120)" office:value-type="float" office:value="91" calcext:value-type="float">
            <text:p>91</text:p>
          </table:table-cell>
          <table:table-cell office:value-type="date" office:date-value="2019-10-19T11:51:42" calcext:value-type="date">
            <text:p>2019-10-19 11:51:42</text:p>
          </table:table-cell>
          <table:table-cell office:value-type="string" calcext:value-type="string">
            <text:p>2020-02-0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75" calcext:value-type="float">
            <text:p>10075</text:p>
          </table:table-cell>
          <table:table-cell office:value-type="float" office:value="9162884" calcext:value-type="float">
            <text:p>916288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5.26</text:p>
          </table:table-cell>
          <table:table-cell table:formula="of:=RANDBETWEEN(5;120)" office:value-type="float" office:value="44" calcext:value-type="float">
            <text:p>44</text:p>
          </table:table-cell>
          <table:table-cell office:value-type="date" office:date-value="2019-08-06T23:24:35.000002" calcext:value-type="date">
            <text:p>2019-08-06 23:24:35</text:p>
          </table:table-cell>
          <table:table-cell office:value-type="string" calcext:value-type="string">
            <text:p>2019-11-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76" calcext:value-type="float">
            <text:p>10076</text:p>
          </table:table-cell>
          <table:table-cell office:value-type="float" office:value="2365126" calcext:value-type="float">
            <text:p>236512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0.32</text:p>
          </table:table-cell>
          <table:table-cell table:formula="of:=RANDBETWEEN(5;120)" office:value-type="float" office:value="90" calcext:value-type="float">
            <text:p>90</text:p>
          </table:table-cell>
          <table:table-cell office:value-type="date" office:date-value="2019-10-11T11:45:03" calcext:value-type="date">
            <text:p>2019-10-11 11:45:03</text:p>
          </table:table-cell>
          <table:table-cell office:value-type="string" calcext:value-type="string">
            <text:p>2019-11-2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77" calcext:value-type="float">
            <text:p>10077</text:p>
          </table:table-cell>
          <table:table-cell office:value-type="float" office:value="1944574" calcext:value-type="float">
            <text:p>194457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5.03</text:p>
          </table:table-cell>
          <table:table-cell table:formula="of:=RANDBETWEEN(5;120)" office:value-type="float" office:value="112" calcext:value-type="float">
            <text:p>112</text:p>
          </table:table-cell>
          <table:table-cell office:value-type="date" office:date-value="2019-09-17T21:46:05" calcext:value-type="date">
            <text:p>2019-09-17 21:46:05</text:p>
          </table:table-cell>
          <table:table-cell office:value-type="string" calcext:value-type="string">
            <text:p>2019-11-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78" calcext:value-type="float">
            <text:p>10078</text:p>
          </table:table-cell>
          <table:table-cell office:value-type="float" office:value="452987" calcext:value-type="float">
            <text:p>45298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9.57</text:p>
          </table:table-cell>
          <table:table-cell table:formula="of:=RANDBETWEEN(5;120)" office:value-type="float" office:value="81" calcext:value-type="float">
            <text:p>81</text:p>
          </table:table-cell>
          <table:table-cell office:value-type="date" office:date-value="2019-10-13T15:10:45" calcext:value-type="date">
            <text:p>2019-10-13 15:10:45</text:p>
          </table:table-cell>
          <table:table-cell office:value-type="string" calcext:value-type="string">
            <text:p>2019-11-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79" calcext:value-type="float">
            <text:p>10079</text:p>
          </table:table-cell>
          <table:table-cell office:value-type="float" office:value="634892" calcext:value-type="float">
            <text:p>63489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4.05</text:p>
          </table:table-cell>
          <table:table-cell table:formula="of:=RANDBETWEEN(5;120)" office:value-type="float" office:value="73" calcext:value-type="float">
            <text:p>73</text:p>
          </table:table-cell>
          <table:table-cell office:value-type="date" office:date-value="2019-09-10T07:35:59" calcext:value-type="date">
            <text:p>2019-09-10 07:35:59</text:p>
          </table:table-cell>
          <table:table-cell office:value-type="string" calcext:value-type="string">
            <text:p>2019-12-0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80" calcext:value-type="float">
            <text:p>10080</text:p>
          </table:table-cell>
          <table:table-cell office:value-type="float" office:value="1748626" calcext:value-type="float">
            <text:p>174862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12.3</text:p>
          </table:table-cell>
          <table:table-cell table:formula="of:=RANDBETWEEN(5;120)" office:value-type="float" office:value="110" calcext:value-type="float">
            <text:p>110</text:p>
          </table:table-cell>
          <table:table-cell office:value-type="date" office:date-value="2019-07-22T14:10:12.000002" calcext:value-type="date">
            <text:p>2019-07-22 14:10:12</text:p>
          </table:table-cell>
          <table:table-cell office:value-type="string" calcext:value-type="string">
            <text:p>2019-12-1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81" calcext:value-type="float">
            <text:p>10081</text:p>
          </table:table-cell>
          <table:table-cell office:value-type="float" office:value="265890" calcext:value-type="float">
            <text:p>26589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5.63</text:p>
          </table:table-cell>
          <table:table-cell table:formula="of:=RANDBETWEEN(5;120)" office:value-type="float" office:value="76" calcext:value-type="float">
            <text:p>76</text:p>
          </table:table-cell>
          <table:table-cell office:value-type="date" office:date-value="2019-07-09T11:15:53" calcext:value-type="date">
            <text:p>2019-07-09 11:15:53</text:p>
          </table:table-cell>
          <table:table-cell office:value-type="string" calcext:value-type="string">
            <text:p>2019-12-1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82" calcext:value-type="float">
            <text:p>10082</text:p>
          </table:table-cell>
          <table:table-cell office:value-type="float" office:value="1205684" calcext:value-type="float">
            <text:p>1205684</text:p>
          </table:table-cell>
          <table:table-cell office:value-type="float" office:value="83" calcext:value-type="float">
            <text:p>83</text:p>
          </table:table-cell>
          <table:table-cell office:value-type="float" office:value="22" calcext:value-type="float">
            <text:p>22</text:p>
          </table:table-cell>
          <table:table-cell table:formula="of:=RANDBETWEEN(5;120)" office:value-type="float" office:value="51" calcext:value-type="float">
            <text:p>51</text:p>
          </table:table-cell>
          <table:table-cell office:value-type="date" office:date-value="2019-08-14T07:11:36" calcext:value-type="date">
            <text:p>2019-08-14 07:11:36</text:p>
          </table:table-cell>
          <table:table-cell office:value-type="string" calcext:value-type="string">
            <text:p>2019-12-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83" calcext:value-type="float">
            <text:p>10083</text:p>
          </table:table-cell>
          <table:table-cell office:value-type="float" office:value="9162884" calcext:value-type="float">
            <text:p>916288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3.39</text:p>
          </table:table-cell>
          <table:table-cell table:formula="of:=RANDBETWEEN(5;120)" office:value-type="float" office:value="64" calcext:value-type="float">
            <text:p>64</text:p>
          </table:table-cell>
          <table:table-cell office:value-type="date" office:date-value="2019-08-08T21:00:53" calcext:value-type="date">
            <text:p>2019-08-08 21:00:53</text:p>
          </table:table-cell>
          <table:table-cell office:value-type="string" calcext:value-type="string">
            <text:p>2019-12-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84" calcext:value-type="float">
            <text:p>10084</text:p>
          </table:table-cell>
          <table:table-cell office:value-type="float" office:value="2365126" calcext:value-type="float">
            <text:p>236512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6.93</text:p>
          </table:table-cell>
          <table:table-cell table:formula="of:=RANDBETWEEN(5;120)" office:value-type="float" office:value="53" calcext:value-type="float">
            <text:p>53</text:p>
          </table:table-cell>
          <table:table-cell office:value-type="date" office:date-value="2019-09-03T16:05:58.999996" calcext:value-type="date">
            <text:p>2019-09-03 16:05:59</text:p>
          </table:table-cell>
          <table:table-cell office:value-type="string" calcext:value-type="string">
            <text:p>2019-12-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85" calcext:value-type="float">
            <text:p>10085</text:p>
          </table:table-cell>
          <table:table-cell office:value-type="float" office:value="1944574" calcext:value-type="float">
            <text:p>194457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3.83</text:p>
          </table:table-cell>
          <table:table-cell table:formula="of:=RANDBETWEEN(5;120)" office:value-type="float" office:value="41" calcext:value-type="float">
            <text:p>41</text:p>
          </table:table-cell>
          <table:table-cell office:value-type="date" office:date-value="2019-08-31T12:24:39" calcext:value-type="date">
            <text:p>2019-08-31 12:24:39</text:p>
          </table:table-cell>
          <table:table-cell office:value-type="string" calcext:value-type="string">
            <text:p>2020-01-0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86" calcext:value-type="float">
            <text:p>10086</text:p>
          </table:table-cell>
          <table:table-cell office:value-type="float" office:value="634892" calcext:value-type="float">
            <text:p>634892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21.49</text:p>
          </table:table-cell>
          <table:table-cell table:formula="of:=RANDBETWEEN(5;120)" office:value-type="float" office:value="19" calcext:value-type="float">
            <text:p>19</text:p>
          </table:table-cell>
          <table:table-cell office:value-type="date" office:date-value="2019-10-15T14:27:30.000002" calcext:value-type="date">
            <text:p>2019-10-15 14:27:30</text:p>
          </table:table-cell>
          <table:table-cell office:value-type="string" calcext:value-type="string">
            <text:p>2020-01-0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87" calcext:value-type="float">
            <text:p>10087</text:p>
          </table:table-cell>
          <table:table-cell office:value-type="float" office:value="1748626" calcext:value-type="float">
            <text:p>174862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7.84</text:p>
          </table:table-cell>
          <table:table-cell table:formula="of:=RANDBETWEEN(5;120)" office:value-type="float" office:value="107" calcext:value-type="float">
            <text:p>107</text:p>
          </table:table-cell>
          <table:table-cell office:value-type="date" office:date-value="2019-10-30T15:16:18" calcext:value-type="date">
            <text:p>2019-10-30 15:16:18</text:p>
          </table:table-cell>
          <table:table-cell office:value-type="string" calcext:value-type="string">
            <text:p>2020-01-0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88" calcext:value-type="float">
            <text:p>10088</text:p>
          </table:table-cell>
          <table:table-cell office:value-type="float" office:value="265890" calcext:value-type="float">
            <text:p>26589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21.41</text:p>
          </table:table-cell>
          <table:table-cell table:formula="of:=RANDBETWEEN(5;120)" office:value-type="float" office:value="26" calcext:value-type="float">
            <text:p>26</text:p>
          </table:table-cell>
          <table:table-cell office:value-type="date" office:date-value="2019-09-04T10:06:22" calcext:value-type="date">
            <text:p>2019-09-04 10:06:22</text:p>
          </table:table-cell>
          <table:table-cell office:value-type="string" calcext:value-type="string">
            <text:p>2020-01-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89" calcext:value-type="float">
            <text:p>10089</text:p>
          </table:table-cell>
          <table:table-cell office:value-type="float" office:value="1205684" calcext:value-type="float">
            <text:p>120568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6.08</text:p>
          </table:table-cell>
          <table:table-cell table:formula="of:=RANDBETWEEN(5;120)" office:value-type="float" office:value="78" calcext:value-type="float">
            <text:p>78</text:p>
          </table:table-cell>
          <table:table-cell office:value-type="date" office:date-value="2019-07-21T09:09:07" calcext:value-type="date">
            <text:p>2019-07-21 09:09:07</text:p>
          </table:table-cell>
          <table:table-cell office:value-type="string" calcext:value-type="string">
            <text:p>2020-01-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90" calcext:value-type="float">
            <text:p>10090</text:p>
          </table:table-cell>
          <table:table-cell office:value-type="float" office:value="9162884" calcext:value-type="float">
            <text:p>91628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.09</text:p>
          </table:table-cell>
          <table:table-cell table:formula="of:=RANDBETWEEN(5;120)" office:value-type="float" office:value="58" calcext:value-type="float">
            <text:p>58</text:p>
          </table:table-cell>
          <table:table-cell office:value-type="date" office:date-value="2019-09-22T00:35:51" calcext:value-type="date">
            <text:p>2019-09-22 00:35:51</text:p>
          </table:table-cell>
          <table:table-cell office:value-type="string" calcext:value-type="string">
            <text:p>2020-01-0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91" calcext:value-type="float">
            <text:p>10091</text:p>
          </table:table-cell>
          <table:table-cell office:value-type="float" office:value="2365126" calcext:value-type="float">
            <text:p>23651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.10</text:p>
          </table:table-cell>
          <table:table-cell table:formula="of:=RANDBETWEEN(5;120)" office:value-type="float" office:value="89" calcext:value-type="float">
            <text:p>89</text:p>
          </table:table-cell>
          <table:table-cell office:value-type="date" office:date-value="2019-11-04T07:55:20" calcext:value-type="date">
            <text:p>2019-11-04 07:55:20</text:p>
          </table:table-cell>
          <table:table-cell office:value-type="string" calcext:value-type="string">
            <text:p>2020-01-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92" calcext:value-type="float">
            <text:p>10092</text:p>
          </table:table-cell>
          <table:table-cell office:value-type="float" office:value="1944574" calcext:value-type="float">
            <text:p>19445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.11</text:p>
          </table:table-cell>
          <table:table-cell table:formula="of:=RANDBETWEEN(5;120)" office:value-type="float" office:value="52" calcext:value-type="float">
            <text:p>52</text:p>
          </table:table-cell>
          <table:table-cell office:value-type="date" office:date-value="2019-06-03T23:19:03" calcext:value-type="date">
            <text:p>2019-06-03 23:19:03</text:p>
          </table:table-cell>
          <table:table-cell office:value-type="string" calcext:value-type="string">
            <text:p>2020-01-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93" calcext:value-type="float">
            <text:p>10093</text:p>
          </table:table-cell>
          <table:table-cell office:value-type="float" office:value="634892" calcext:value-type="float">
            <text:p>6348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.12</text:p>
          </table:table-cell>
          <table:table-cell table:formula="of:=RANDBETWEEN(5;120)" office:value-type="float" office:value="19" calcext:value-type="float">
            <text:p>19</text:p>
          </table:table-cell>
          <table:table-cell office:value-type="date" office:date-value="2019-10-13T18:34:36" calcext:value-type="date">
            <text:p>2019-10-13 18:34:36</text:p>
          </table:table-cell>
          <table:table-cell office:value-type="string" calcext:value-type="string">
            <text:p>2019-11-1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94" calcext:value-type="float">
            <text:p>10094</text:p>
          </table:table-cell>
          <table:table-cell office:value-type="float" office:value="452987" calcext:value-type="float">
            <text:p>4529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.13</text:p>
          </table:table-cell>
          <table:table-cell table:formula="of:=RANDBETWEEN(5;120)" office:value-type="float" office:value="117" calcext:value-type="float">
            <text:p>117</text:p>
          </table:table-cell>
          <table:table-cell office:value-type="date" office:date-value="2019-06-29T09:49:04" calcext:value-type="date">
            <text:p>2019-06-29 09:49:04</text:p>
          </table:table-cell>
          <table:table-cell office:value-type="string" calcext:value-type="string">
            <text:p>2019-11-2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95" calcext:value-type="float">
            <text:p>10095</text:p>
          </table:table-cell>
          <table:table-cell office:value-type="float" office:value="634892" calcext:value-type="float">
            <text:p>6348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14</text:p>
          </table:table-cell>
          <table:table-cell table:formula="of:=RANDBETWEEN(5;120)" office:value-type="float" office:value="99" calcext:value-type="float">
            <text:p>99</text:p>
          </table:table-cell>
          <table:table-cell office:value-type="date" office:date-value="2019-10-15T16:45:17" calcext:value-type="date">
            <text:p>2019-10-15 16:45:17</text:p>
          </table:table-cell>
          <table:table-cell office:value-type="string" calcext:value-type="string">
            <text:p>2019-11-2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96" calcext:value-type="float">
            <text:p>10096</text:p>
          </table:table-cell>
          <table:table-cell office:value-type="float" office:value="1748626" calcext:value-type="float">
            <text:p>17486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6.15</text:p>
          </table:table-cell>
          <table:table-cell table:formula="of:=RANDBETWEEN(5;120)" office:value-type="float" office:value="8" calcext:value-type="float">
            <text:p>8</text:p>
          </table:table-cell>
          <table:table-cell office:value-type="date" office:date-value="2019-09-30T09:47:52" calcext:value-type="date">
            <text:p>2019-09-30 09:47:52</text:p>
          </table:table-cell>
          <table:table-cell office:value-type="string" calcext:value-type="string">
            <text:p>2019-11-2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97" calcext:value-type="float">
            <text:p>10097</text:p>
          </table:table-cell>
          <table:table-cell office:value-type="float" office:value="265890" calcext:value-type="float">
            <text:p>2658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6.16</text:p>
          </table:table-cell>
          <table:table-cell table:formula="of:=RANDBETWEEN(5;120)" office:value-type="float" office:value="19" calcext:value-type="float">
            <text:p>19</text:p>
          </table:table-cell>
          <table:table-cell office:value-type="date" office:date-value="2019-11-03T07:32:52" calcext:value-type="date">
            <text:p>2019-11-03 07:32:52</text:p>
          </table:table-cell>
          <table:table-cell office:value-type="string" calcext:value-type="string">
            <text:p>2019-11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98" calcext:value-type="float">
            <text:p>10098</text:p>
          </table:table-cell>
          <table:table-cell office:value-type="float" office:value="1205684" calcext:value-type="float">
            <text:p>120568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6.17</text:p>
          </table:table-cell>
          <table:table-cell table:formula="of:=RANDBETWEEN(5;120)" office:value-type="float" office:value="77" calcext:value-type="float">
            <text:p>77</text:p>
          </table:table-cell>
          <table:table-cell office:value-type="date" office:date-value="2019-11-20T12:58:58" calcext:value-type="date">
            <text:p>2019-11-20 12:58:58</text:p>
          </table:table-cell>
          <table:table-cell office:value-type="string" calcext:value-type="string">
            <text:p>2019-12-0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99" calcext:value-type="float">
            <text:p>10099</text:p>
          </table:table-cell>
          <table:table-cell office:value-type="float" office:value="9162884" calcext:value-type="float">
            <text:p>916288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6.18</text:p>
          </table:table-cell>
          <table:table-cell table:formula="of:=RANDBETWEEN(5;120)" office:value-type="float" office:value="43" calcext:value-type="float">
            <text:p>43</text:p>
          </table:table-cell>
          <table:table-cell office:value-type="date" office:date-value="2019-09-12T13:34:57.999999" calcext:value-type="date">
            <text:p>2019-09-12 13:34:58</text:p>
          </table:table-cell>
          <table:table-cell office:value-type="string" calcext:value-type="string">
            <text:p>2019-12-0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float" office:value="2365126" calcext:value-type="float">
            <text:p>236512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6.19</text:p>
          </table:table-cell>
          <table:table-cell table:formula="of:=RANDBETWEEN(5;120)" office:value-type="float" office:value="63" calcext:value-type="float">
            <text:p>63</text:p>
          </table:table-cell>
          <table:table-cell office:value-type="date" office:date-value="2019-09-26T18:05:36" calcext:value-type="date">
            <text:p>2019-09-26 18:05:36</text:p>
          </table:table-cell>
          <table:table-cell office:value-type="string" calcext:value-type="string">
            <text:p>2019-12-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01" calcext:value-type="float">
            <text:p>10101</text:p>
          </table:table-cell>
          <table:table-cell office:value-type="float" office:value="1944574" calcext:value-type="float">
            <text:p>194457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6.20</text:p>
          </table:table-cell>
          <table:table-cell table:formula="of:=RANDBETWEEN(5;120)" office:value-type="float" office:value="56" calcext:value-type="float">
            <text:p>56</text:p>
          </table:table-cell>
          <table:table-cell office:value-type="date" office:date-value="2019-09-20T11:01:16" calcext:value-type="date">
            <text:p>2019-09-20 11:01:16</text:p>
          </table:table-cell>
          <table:table-cell office:value-type="string" calcext:value-type="string">
            <text:p>2019-12-1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02" calcext:value-type="float">
            <text:p>10102</text:p>
          </table:table-cell>
          <table:table-cell office:value-type="float" office:value="452987" calcext:value-type="float">
            <text:p>45298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6.21</text:p>
          </table:table-cell>
          <table:table-cell table:formula="of:=RANDBETWEEN(5;120)" office:value-type="float" office:value="115" calcext:value-type="float">
            <text:p>115</text:p>
          </table:table-cell>
          <table:table-cell office:value-type="date" office:date-value="2019-10-29T19:38:51" calcext:value-type="date">
            <text:p>2019-10-29 19:38:51</text:p>
          </table:table-cell>
          <table:table-cell office:value-type="string" calcext:value-type="string">
            <text:p>2019-12-2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03" calcext:value-type="float">
            <text:p>10103</text:p>
          </table:table-cell>
          <table:table-cell office:value-type="float" office:value="452987" calcext:value-type="float">
            <text:p>45298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6.22</text:p>
          </table:table-cell>
          <table:table-cell table:formula="of:=RANDBETWEEN(5;120)" office:value-type="float" office:value="21" calcext:value-type="float">
            <text:p>21</text:p>
          </table:table-cell>
          <table:table-cell office:value-type="date" office:date-value="2019-07-09T16:21:14" calcext:value-type="date">
            <text:p>2019-07-09 16:21:14</text:p>
          </table:table-cell>
          <table:table-cell office:value-type="string" calcext:value-type="string">
            <text:p>2019-12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04" calcext:value-type="float">
            <text:p>10104</text:p>
          </table:table-cell>
          <table:table-cell office:value-type="float" office:value="634892" calcext:value-type="float">
            <text:p>63489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6.23</text:p>
          </table:table-cell>
          <table:table-cell table:formula="of:=RANDBETWEEN(5;120)" office:value-type="float" office:value="98" calcext:value-type="float">
            <text:p>98</text:p>
          </table:table-cell>
          <table:table-cell office:value-type="date" office:date-value="2019-11-11T15:54:35" calcext:value-type="date">
            <text:p>2019-11-11 15:54:35</text:p>
          </table:table-cell>
          <table:table-cell office:value-type="string" calcext:value-type="string">
            <text:p>2019-12-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05" calcext:value-type="float">
            <text:p>10105</text:p>
          </table:table-cell>
          <table:table-cell office:value-type="float" office:value="1748626" calcext:value-type="float">
            <text:p>17486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6.24</text:p>
          </table:table-cell>
          <table:table-cell table:formula="of:=RANDBETWEEN(5;120)" office:value-type="float" office:value="57" calcext:value-type="float">
            <text:p>57</text:p>
          </table:table-cell>
          <table:table-cell office:value-type="date" office:date-value="2019-11-17T07:07:47" calcext:value-type="date">
            <text:p>2019-11-17 07:07:47</text:p>
          </table:table-cell>
          <table:table-cell office:value-type="string" calcext:value-type="string">
            <text:p>2020-01-0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06" calcext:value-type="float">
            <text:p>10106</text:p>
          </table:table-cell>
          <table:table-cell office:value-type="float" office:value="265890" calcext:value-type="float">
            <text:p>26589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6.25</text:p>
          </table:table-cell>
          <table:table-cell table:formula="of:=RANDBETWEEN(5;120)" office:value-type="float" office:value="56" calcext:value-type="float">
            <text:p>56</text:p>
          </table:table-cell>
          <table:table-cell office:value-type="date" office:date-value="2019-09-11T15:52:02" calcext:value-type="date">
            <text:p>2019-09-11 15:52:02</text:p>
          </table:table-cell>
          <table:table-cell office:value-type="string" calcext:value-type="string">
            <text:p>2020-01-0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07" calcext:value-type="float">
            <text:p>10107</text:p>
          </table:table-cell>
          <table:table-cell office:value-type="float" office:value="1205684" calcext:value-type="float">
            <text:p>120568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6.26</text:p>
          </table:table-cell>
          <table:table-cell table:formula="of:=RANDBETWEEN(5;120)" office:value-type="float" office:value="50" calcext:value-type="float">
            <text:p>50</text:p>
          </table:table-cell>
          <table:table-cell office:value-type="date" office:date-value="2019-09-30T12:39:06" calcext:value-type="date">
            <text:p>2019-09-30 12:39:06</text:p>
          </table:table-cell>
          <table:table-cell office:value-type="string" calcext:value-type="string">
            <text:p>2020-01-0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08" calcext:value-type="float">
            <text:p>10108</text:p>
          </table:table-cell>
          <table:table-cell office:value-type="float" office:value="9162884" calcext:value-type="float">
            <text:p>916288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6.27</text:p>
          </table:table-cell>
          <table:table-cell table:formula="of:=RANDBETWEEN(5;120)" office:value-type="float" office:value="95" calcext:value-type="float">
            <text:p>95</text:p>
          </table:table-cell>
          <table:table-cell office:value-type="date" office:date-value="2019-09-13T13:22:06" calcext:value-type="date">
            <text:p>2019-09-13 13:22:06</text:p>
          </table:table-cell>
          <table:table-cell office:value-type="string" calcext:value-type="string">
            <text:p>2020-01-0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09" calcext:value-type="float">
            <text:p>10109</text:p>
          </table:table-cell>
          <table:table-cell office:value-type="float" office:value="2365126" calcext:value-type="float">
            <text:p>23651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6.28</text:p>
          </table:table-cell>
          <table:table-cell table:formula="of:=RANDBETWEEN(5;120)" office:value-type="float" office:value="108" calcext:value-type="float">
            <text:p>108</text:p>
          </table:table-cell>
          <table:table-cell office:value-type="date" office:date-value="2019-09-11T01:56:38" calcext:value-type="date">
            <text:p>2019-09-11 01:56:38</text:p>
          </table:table-cell>
          <table:table-cell office:value-type="string" calcext:value-type="string">
            <text:p>2020-01-1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float" office:value="1944574" calcext:value-type="float">
            <text:p>194457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6.29</text:p>
          </table:table-cell>
          <table:table-cell table:formula="of:=RANDBETWEEN(5;120)" office:value-type="float" office:value="47" calcext:value-type="float">
            <text:p>47</text:p>
          </table:table-cell>
          <table:table-cell office:value-type="date" office:date-value="2019-06-28T19:05:01" calcext:value-type="date">
            <text:p>2019-06-28 19:05:01</text:p>
          </table:table-cell>
          <table:table-cell office:value-type="string" calcext:value-type="string">
            <text:p>2020-01-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11" calcext:value-type="float">
            <text:p>10111</text:p>
          </table:table-cell>
          <table:table-cell office:value-type="float" office:value="452987" calcext:value-type="float">
            <text:p>45298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6.30</text:p>
          </table:table-cell>
          <table:table-cell table:formula="of:=RANDBETWEEN(5;120)" office:value-type="float" office:value="108" calcext:value-type="float">
            <text:p>108</text:p>
          </table:table-cell>
          <table:table-cell office:value-type="date" office:date-value="2019-08-30T19:08:40" calcext:value-type="date">
            <text:p>2019-08-30 19:08:40</text:p>
          </table:table-cell>
          <table:table-cell office:value-type="string" calcext:value-type="string">
            <text:p>2020-01-2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12" calcext:value-type="float">
            <text:p>10112</text:p>
          </table:table-cell>
          <table:table-cell office:value-type="float" office:value="634892" calcext:value-type="float">
            <text:p>63489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6.31</text:p>
          </table:table-cell>
          <table:table-cell table:formula="of:=RANDBETWEEN(5;120)" office:value-type="float" office:value="116" calcext:value-type="float">
            <text:p>116</text:p>
          </table:table-cell>
          <table:table-cell office:value-type="date" office:date-value="2019-08-25T14:09:22" calcext:value-type="date">
            <text:p>2019-08-25 14:09:22</text:p>
          </table:table-cell>
          <table:table-cell office:value-type="string" calcext:value-type="string">
            <text:p>2020-01-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13" calcext:value-type="float">
            <text:p>10113</text:p>
          </table:table-cell>
          <table:table-cell office:value-type="float" office:value="1748626" calcext:value-type="float">
            <text:p>17486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6.32</text:p>
          </table:table-cell>
          <table:table-cell table:formula="of:=RANDBETWEEN(5;120)" office:value-type="float" office:value="5" calcext:value-type="float">
            <text:p>5</text:p>
          </table:table-cell>
          <table:table-cell office:value-type="date" office:date-value="2019-09-11T07:10:57" calcext:value-type="date">
            <text:p>2019-09-11 07:10:57</text:p>
          </table:table-cell>
          <table:table-cell office:value-type="string" calcext:value-type="string">
            <text:p>2020-01-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14" calcext:value-type="float">
            <text:p>10114</text:p>
          </table:table-cell>
          <table:table-cell office:value-type="float" office:value="265890" calcext:value-type="float">
            <text:p>26589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.33</text:p>
          </table:table-cell>
          <table:table-cell table:formula="of:=RANDBETWEEN(5;120)" office:value-type="float" office:value="30" calcext:value-type="float">
            <text:p>30</text:p>
          </table:table-cell>
          <table:table-cell office:value-type="date" office:date-value="2019-08-31T14:40:11.000002" calcext:value-type="date">
            <text:p>2019-08-31 14:40:11</text:p>
          </table:table-cell>
          <table:table-cell office:value-type="string" calcext:value-type="string">
            <text:p>2020-01-3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15" calcext:value-type="float">
            <text:p>10115</text:p>
          </table:table-cell>
          <table:table-cell office:value-type="float" office:value="265890" calcext:value-type="float">
            <text:p>26589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6.34</text:p>
          </table:table-cell>
          <table:table-cell table:formula="of:=RANDBETWEEN(5;120)" office:value-type="float" office:value="80" calcext:value-type="float">
            <text:p>80</text:p>
          </table:table-cell>
          <table:table-cell office:value-type="date" office:date-value="2019-09-16T07:06:04" calcext:value-type="date">
            <text:p>2019-09-16 07:06:04</text:p>
          </table:table-cell>
          <table:table-cell office:value-type="string" calcext:value-type="string">
            <text:p>2020-02-0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16" calcext:value-type="float">
            <text:p>10116</text:p>
          </table:table-cell>
          <table:table-cell office:value-type="float" office:value="1205684" calcext:value-type="float">
            <text:p>120568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.35</text:p>
          </table:table-cell>
          <table:table-cell table:formula="of:=RANDBETWEEN(5;120)" office:value-type="float" office:value="91" calcext:value-type="float">
            <text:p>91</text:p>
          </table:table-cell>
          <table:table-cell office:value-type="date" office:date-value="2019-11-01T19:27:10" calcext:value-type="date">
            <text:p>2019-11-01 19:27:10</text:p>
          </table:table-cell>
          <table:table-cell office:value-type="string" calcext:value-type="string">
            <text:p>2020-02-0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17" calcext:value-type="float">
            <text:p>10117</text:p>
          </table:table-cell>
          <table:table-cell office:value-type="float" office:value="9162884" calcext:value-type="float">
            <text:p>916288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.36</text:p>
          </table:table-cell>
          <table:table-cell table:formula="of:=RANDBETWEEN(5;120)" office:value-type="float" office:value="77" calcext:value-type="float">
            <text:p>77</text:p>
          </table:table-cell>
          <table:table-cell office:value-type="date" office:date-value="2019-09-21T08:37:58" calcext:value-type="date">
            <text:p>2019-09-21 08:37:58</text:p>
          </table:table-cell>
          <table:table-cell office:value-type="string" calcext:value-type="string">
            <text:p>2020-02-0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18" calcext:value-type="float">
            <text:p>10118</text:p>
          </table:table-cell>
          <table:table-cell office:value-type="float" office:value="2365126" calcext:value-type="float">
            <text:p>236512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6.37</text:p>
          </table:table-cell>
          <table:table-cell table:formula="of:=RANDBETWEEN(5;120)" office:value-type="float" office:value="87" calcext:value-type="float">
            <text:p>87</text:p>
          </table:table-cell>
          <table:table-cell office:value-type="date" office:date-value="2019-06-13T07:24:10" calcext:value-type="date">
            <text:p>2019-06-13 07:24:10</text:p>
          </table:table-cell>
          <table:table-cell office:value-type="string" calcext:value-type="string">
            <text:p>2019-11-1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19" calcext:value-type="float">
            <text:p>10119</text:p>
          </table:table-cell>
          <table:table-cell office:value-type="float" office:value="1944574" calcext:value-type="float">
            <text:p>194457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6.38</text:p>
          </table:table-cell>
          <table:table-cell table:formula="of:=RANDBETWEEN(5;120)" office:value-type="float" office:value="9" calcext:value-type="float">
            <text:p>9</text:p>
          </table:table-cell>
          <table:table-cell office:value-type="date" office:date-value="2019-10-22T02:33:35" calcext:value-type="date">
            <text:p>2019-10-22 02:33:35</text:p>
          </table:table-cell>
          <table:table-cell office:value-type="string" calcext:value-type="string">
            <text:p>2019-11-1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20" calcext:value-type="float">
            <text:p>10120</text:p>
          </table:table-cell>
          <table:table-cell office:value-type="float" office:value="452987" calcext:value-type="float">
            <text:p>45298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6.39</text:p>
          </table:table-cell>
          <table:table-cell table:formula="of:=RANDBETWEEN(5;120)" office:value-type="float" office:value="86" calcext:value-type="float">
            <text:p>86</text:p>
          </table:table-cell>
          <table:table-cell office:value-type="date" office:date-value="2019-10-20T10:06:30" calcext:value-type="date">
            <text:p>2019-10-20 10:06:30</text:p>
          </table:table-cell>
          <table:table-cell office:value-type="string" calcext:value-type="string">
            <text:p>2019-11-2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21" calcext:value-type="float">
            <text:p>10121</text:p>
          </table:table-cell>
          <table:table-cell office:value-type="float" office:value="634892" calcext:value-type="float">
            <text:p>63489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6.40</text:p>
          </table:table-cell>
          <table:table-cell table:formula="of:=RANDBETWEEN(5;120)" office:value-type="float" office:value="42" calcext:value-type="float">
            <text:p>42</text:p>
          </table:table-cell>
          <table:table-cell office:value-type="date" office:date-value="2019-06-14T09:51:48" calcext:value-type="date">
            <text:p>2019-06-14 09:51:48</text:p>
          </table:table-cell>
          <table:table-cell office:value-type="string" calcext:value-type="string">
            <text:p>2019-12-0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22" calcext:value-type="float">
            <text:p>10122</text:p>
          </table:table-cell>
          <table:table-cell office:value-type="float" office:value="1748626" calcext:value-type="float">
            <text:p>174862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6.41</text:p>
          </table:table-cell>
          <table:table-cell table:formula="of:=RANDBETWEEN(5;120)" office:value-type="float" office:value="71" calcext:value-type="float">
            <text:p>71</text:p>
          </table:table-cell>
          <table:table-cell office:value-type="date" office:date-value="2019-07-31T04:43:38" calcext:value-type="date">
            <text:p>2019-07-31 04:43:38</text:p>
          </table:table-cell>
          <table:table-cell office:value-type="string" calcext:value-type="string">
            <text:p>2019-12-0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23" calcext:value-type="float">
            <text:p>10123</text:p>
          </table:table-cell>
          <table:table-cell office:value-type="float" office:value="265890" calcext:value-type="float">
            <text:p>26589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6.42</text:p>
          </table:table-cell>
          <table:table-cell table:formula="of:=RANDBETWEEN(5;120)" office:value-type="float" office:value="66" calcext:value-type="float">
            <text:p>66</text:p>
          </table:table-cell>
          <table:table-cell office:value-type="date" office:date-value="2019-09-05T22:54:48" calcext:value-type="date">
            <text:p>2019-09-05 22:54:48</text:p>
          </table:table-cell>
          <table:table-cell office:value-type="string" calcext:value-type="string">
            <text:p>2019-12-1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24" calcext:value-type="float">
            <text:p>10124</text:p>
          </table:table-cell>
          <table:table-cell office:value-type="float" office:value="1205684" calcext:value-type="float">
            <text:p>120568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6.43</text:p>
          </table:table-cell>
          <table:table-cell table:formula="of:=RANDBETWEEN(5;120)" office:value-type="float" office:value="47" calcext:value-type="float">
            <text:p>47</text:p>
          </table:table-cell>
          <table:table-cell office:value-type="date" office:date-value="2019-09-13T13:13:25" calcext:value-type="date">
            <text:p>2019-09-13 13:13:25</text:p>
          </table:table-cell>
          <table:table-cell office:value-type="string" calcext:value-type="string">
            <text:p>2019-12-1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25" calcext:value-type="float">
            <text:p>10125</text:p>
          </table:table-cell>
          <table:table-cell office:value-type="float" office:value="9162884" calcext:value-type="float">
            <text:p>916288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6.44</text:p>
          </table:table-cell>
          <table:table-cell table:formula="of:=RANDBETWEEN(5;120)" office:value-type="float" office:value="34" calcext:value-type="float">
            <text:p>34</text:p>
          </table:table-cell>
          <table:table-cell office:value-type="date" office:date-value="2019-08-07T23:42:41" calcext:value-type="date">
            <text:p>2019-08-07 23:42:41</text:p>
          </table:table-cell>
          <table:table-cell office:value-type="string" calcext:value-type="string">
            <text:p>2019-12-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26" calcext:value-type="float">
            <text:p>10126</text:p>
          </table:table-cell>
          <table:table-cell office:value-type="float" office:value="2365126" calcext:value-type="float">
            <text:p>236512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6.45</text:p>
          </table:table-cell>
          <table:table-cell table:formula="of:=RANDBETWEEN(5;120)" office:value-type="float" office:value="36" calcext:value-type="float">
            <text:p>36</text:p>
          </table:table-cell>
          <table:table-cell office:value-type="date" office:date-value="2019-07-06T22:27:40" calcext:value-type="date">
            <text:p>2019-07-06 22:27:40</text:p>
          </table:table-cell>
          <table:table-cell office:value-type="string" calcext:value-type="string">
            <text:p>2019-12-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27" calcext:value-type="float">
            <text:p>10127</text:p>
          </table:table-cell>
          <table:table-cell office:value-type="float" office:value="1944574" calcext:value-type="float">
            <text:p>194457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6.46</text:p>
          </table:table-cell>
          <table:table-cell table:formula="of:=RANDBETWEEN(5;120)" office:value-type="float" office:value="114" calcext:value-type="float">
            <text:p>114</text:p>
          </table:table-cell>
          <table:table-cell office:value-type="date" office:date-value="2019-06-21T13:39:40" calcext:value-type="date">
            <text:p>2019-06-21 13:39:40</text:p>
          </table:table-cell>
          <table:table-cell office:value-type="string" calcext:value-type="string">
            <text:p>2019-12-2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28" calcext:value-type="float">
            <text:p>10128</text:p>
          </table:table-cell>
          <table:table-cell office:value-type="float" office:value="452987" calcext:value-type="float">
            <text:p>45298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6.47</text:p>
          </table:table-cell>
          <table:table-cell table:formula="of:=RANDBETWEEN(5;120)" office:value-type="float" office:value="12" calcext:value-type="float">
            <text:p>12</text:p>
          </table:table-cell>
          <table:table-cell office:value-type="date" office:date-value="2019-11-17T17:41:03" calcext:value-type="date">
            <text:p>2019-11-17 17:41:03</text:p>
          </table:table-cell>
          <table:table-cell office:value-type="string" calcext:value-type="string">
            <text:p>2019-12-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29" calcext:value-type="float">
            <text:p>10129</text:p>
          </table:table-cell>
          <table:table-cell office:value-type="float" office:value="634892" calcext:value-type="float">
            <text:p>63489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6.48</text:p>
          </table:table-cell>
          <table:table-cell table:formula="of:=RANDBETWEEN(5;120)" office:value-type="float" office:value="89" calcext:value-type="float">
            <text:p>89</text:p>
          </table:table-cell>
          <table:table-cell office:value-type="date" office:date-value="2019-06-21T04:32:10" calcext:value-type="date">
            <text:p>2019-06-21 04:32:10</text:p>
          </table:table-cell>
          <table:table-cell office:value-type="string" calcext:value-type="string">
            <text:p>2020-01-0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30" calcext:value-type="float">
            <text:p>10130</text:p>
          </table:table-cell>
          <table:table-cell office:value-type="float" office:value="1748626" calcext:value-type="float">
            <text:p>174862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6.49</text:p>
          </table:table-cell>
          <table:table-cell table:formula="of:=RANDBETWEEN(5;120)" office:value-type="float" office:value="24" calcext:value-type="float">
            <text:p>24</text:p>
          </table:table-cell>
          <table:table-cell office:value-type="date" office:date-value="2019-06-10T18:45:16" calcext:value-type="date">
            <text:p>2019-06-10 18:45:16</text:p>
          </table:table-cell>
          <table:table-cell office:value-type="string" calcext:value-type="string">
            <text:p>2020-01-0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31" calcext:value-type="float">
            <text:p>10131</text:p>
          </table:table-cell>
          <table:table-cell office:value-type="float" office:value="265890" calcext:value-type="float">
            <text:p>26589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6.50</text:p>
          </table:table-cell>
          <table:table-cell table:formula="of:=RANDBETWEEN(5;120)" office:value-type="float" office:value="21" calcext:value-type="float">
            <text:p>21</text:p>
          </table:table-cell>
          <table:table-cell office:value-type="date" office:date-value="2019-10-08T23:44:17" calcext:value-type="date">
            <text:p>2019-10-08 23:44:17</text:p>
          </table:table-cell>
          <table:table-cell office:value-type="string" calcext:value-type="string">
            <text:p>2020-01-1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32" calcext:value-type="float">
            <text:p>10132</text:p>
          </table:table-cell>
          <table:table-cell office:value-type="float" office:value="1205684" calcext:value-type="float">
            <text:p>120568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6.51</text:p>
          </table:table-cell>
          <table:table-cell table:formula="of:=RANDBETWEEN(5;120)" office:value-type="float" office:value="117" calcext:value-type="float">
            <text:p>117</text:p>
          </table:table-cell>
          <table:table-cell office:value-type="date" office:date-value="2019-06-26T14:31:38" calcext:value-type="date">
            <text:p>2019-06-26 14:31:38</text:p>
          </table:table-cell>
          <table:table-cell office:value-type="string" calcext:value-type="string">
            <text:p>2020-01-1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33" calcext:value-type="float">
            <text:p>10133</text:p>
          </table:table-cell>
          <table:table-cell office:value-type="float" office:value="9162884" calcext:value-type="float">
            <text:p>916288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6.52</text:p>
          </table:table-cell>
          <table:table-cell table:formula="of:=RANDBETWEEN(5;120)" office:value-type="float" office:value="52" calcext:value-type="float">
            <text:p>52</text:p>
          </table:table-cell>
          <table:table-cell office:value-type="date" office:date-value="2019-09-22T19:10:08" calcext:value-type="date">
            <text:p>2019-09-22 19:10:08</text:p>
          </table:table-cell>
          <table:table-cell office:value-type="string" calcext:value-type="string">
            <text:p>2020-01-1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34" calcext:value-type="float">
            <text:p>10134</text:p>
          </table:table-cell>
          <table:table-cell office:value-type="float" office:value="2365126" calcext:value-type="float">
            <text:p>23651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6.53</text:p>
          </table:table-cell>
          <table:table-cell table:formula="of:=RANDBETWEEN(5;120)" office:value-type="float" office:value="95" calcext:value-type="float">
            <text:p>95</text:p>
          </table:table-cell>
          <table:table-cell office:value-type="date" office:date-value="2019-11-04T12:14:34" calcext:value-type="date">
            <text:p>2019-11-04 12:14:34</text:p>
          </table:table-cell>
          <table:table-cell office:value-type="string" calcext:value-type="string">
            <text:p>2020-01-2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35" calcext:value-type="float">
            <text:p>10135</text:p>
          </table:table-cell>
          <table:table-cell office:value-type="float" office:value="1205684" calcext:value-type="float">
            <text:p>120568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6.54</text:p>
          </table:table-cell>
          <table:table-cell table:formula="of:=RANDBETWEEN(5;120)" office:value-type="float" office:value="103" calcext:value-type="float">
            <text:p>103</text:p>
          </table:table-cell>
          <table:table-cell office:value-type="date" office:date-value="2019-07-05T17:08:27.000002" calcext:value-type="date">
            <text:p>2019-07-05 17:08:27</text:p>
          </table:table-cell>
          <table:table-cell office:value-type="string" calcext:value-type="string">
            <text:p>2020-01-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36" calcext:value-type="float">
            <text:p>10136</text:p>
          </table:table-cell>
          <table:table-cell office:value-type="float" office:value="9162884" calcext:value-type="float">
            <text:p>916288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6.55</text:p>
          </table:table-cell>
          <table:table-cell table:formula="of:=RANDBETWEEN(5;120)" office:value-type="float" office:value="84" calcext:value-type="float">
            <text:p>84</text:p>
          </table:table-cell>
          <table:table-cell office:value-type="date" office:date-value="2019-08-27T01:01:26" calcext:value-type="date">
            <text:p>2019-08-27 01:01:26</text:p>
          </table:table-cell>
          <table:table-cell office:value-type="string" calcext:value-type="string">
            <text:p>2020-01-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37" calcext:value-type="float">
            <text:p>10137</text:p>
          </table:table-cell>
          <table:table-cell office:value-type="float" office:value="2365126" calcext:value-type="float">
            <text:p>236512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6.56</text:p>
          </table:table-cell>
          <table:table-cell table:formula="of:=RANDBETWEEN(5;120)" office:value-type="float" office:value="101" calcext:value-type="float">
            <text:p>101</text:p>
          </table:table-cell>
          <table:table-cell office:value-type="date" office:date-value="2019-07-19T21:38:54" calcext:value-type="date">
            <text:p>2019-07-19 21:38:54</text:p>
          </table:table-cell>
          <table:table-cell office:value-type="string" calcext:value-type="string">
            <text:p>2020-01-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38" calcext:value-type="float">
            <text:p>10138</text:p>
          </table:table-cell>
          <table:table-cell office:value-type="float" office:value="1944574" calcext:value-type="float">
            <text:p>194457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6.57</text:p>
          </table:table-cell>
          <table:table-cell table:formula="of:=RANDBETWEEN(5;120)" office:value-type="float" office:value="27" calcext:value-type="float">
            <text:p>27</text:p>
          </table:table-cell>
          <table:table-cell office:value-type="date" office:date-value="2019-06-09T13:31:09.999999" calcext:value-type="date">
            <text:p>2019-06-09 13:31:10</text:p>
          </table:table-cell>
          <table:table-cell office:value-type="string" calcext:value-type="string">
            <text:p>2020-01-3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39" calcext:value-type="float">
            <text:p>10139</text:p>
          </table:table-cell>
          <table:table-cell office:value-type="float" office:value="452987" calcext:value-type="float">
            <text:p>45298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6.58</text:p>
          </table:table-cell>
          <table:table-cell table:formula="of:=RANDBETWEEN(5;120)" office:value-type="float" office:value="104" calcext:value-type="float">
            <text:p>104</text:p>
          </table:table-cell>
          <table:table-cell office:value-type="date" office:date-value="2019-09-22T08:02:18" calcext:value-type="date">
            <text:p>2019-09-22 08:02:18</text:p>
          </table:table-cell>
          <table:table-cell office:value-type="string" calcext:value-type="string">
            <text:p>2020-02-0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40" calcext:value-type="float">
            <text:p>10140</text:p>
          </table:table-cell>
          <table:table-cell office:value-type="float" office:value="634892" calcext:value-type="float">
            <text:p>63489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6.59</text:p>
          </table:table-cell>
          <table:table-cell table:formula="of:=RANDBETWEEN(5;120)" office:value-type="float" office:value="103" calcext:value-type="float">
            <text:p>103</text:p>
          </table:table-cell>
          <table:table-cell office:value-type="date" office:date-value="2019-09-27T19:27:06" calcext:value-type="date">
            <text:p>2019-09-27 19:27:06</text:p>
          </table:table-cell>
          <table:table-cell office:value-type="string" calcext:value-type="string">
            <text:p>2020-02-0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41" calcext:value-type="float">
            <text:p>10141</text:p>
          </table:table-cell>
          <table:table-cell office:value-type="float" office:value="1748626" calcext:value-type="float">
            <text:p>17486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6.60</text:p>
          </table:table-cell>
          <table:table-cell table:formula="of:=RANDBETWEEN(5;120)" office:value-type="float" office:value="57" calcext:value-type="float">
            <text:p>57</text:p>
          </table:table-cell>
          <table:table-cell office:value-type="date" office:date-value="2019-06-14T02:47:35" calcext:value-type="date">
            <text:p>2019-06-14 02:47:35</text:p>
          </table:table-cell>
          <table:table-cell office:value-type="string" calcext:value-type="string">
            <text:p>2020-02-0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42" calcext:value-type="float">
            <text:p>10142</text:p>
          </table:table-cell>
          <table:table-cell office:value-type="float" office:value="265890" calcext:value-type="float">
            <text:p>26589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6.61</text:p>
          </table:table-cell>
          <table:table-cell table:formula="of:=RANDBETWEEN(5;120)" office:value-type="float" office:value="15" calcext:value-type="float">
            <text:p>15</text:p>
          </table:table-cell>
          <table:table-cell office:value-type="date" office:date-value="2019-09-26T19:37:25" calcext:value-type="date">
            <text:p>2019-09-26 19:37:25</text:p>
          </table:table-cell>
          <table:table-cell office:value-type="string" calcext:value-type="string">
            <text:p>2020-02-0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43" calcext:value-type="float">
            <text:p>10143</text:p>
          </table:table-cell>
          <table:table-cell office:value-type="float" office:value="1205684" calcext:value-type="float">
            <text:p>120568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6.62</text:p>
          </table:table-cell>
          <table:table-cell table:formula="of:=RANDBETWEEN(5;120)" office:value-type="float" office:value="44" calcext:value-type="float">
            <text:p>44</text:p>
          </table:table-cell>
          <table:table-cell office:value-type="date" office:date-value="2019-06-16T18:10:02" calcext:value-type="date">
            <text:p>2019-06-16 18:10:02</text:p>
          </table:table-cell>
          <table:table-cell office:value-type="string" calcext:value-type="string">
            <text:p>2019-11-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44" calcext:value-type="float">
            <text:p>10144</text:p>
          </table:table-cell>
          <table:table-cell office:value-type="float" office:value="9162884" calcext:value-type="float">
            <text:p>916288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6.63</text:p>
          </table:table-cell>
          <table:table-cell table:formula="of:=RANDBETWEEN(5;120)" office:value-type="float" office:value="47" calcext:value-type="float">
            <text:p>47</text:p>
          </table:table-cell>
          <table:table-cell office:value-type="date" office:date-value="2019-10-19T13:05:41" calcext:value-type="date">
            <text:p>2019-10-19 13:05:41</text:p>
          </table:table-cell>
          <table:table-cell office:value-type="string" calcext:value-type="string">
            <text:p>2019-11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45" calcext:value-type="float">
            <text:p>10145</text:p>
          </table:table-cell>
          <table:table-cell office:value-type="float" office:value="2365126" calcext:value-type="float">
            <text:p>236512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6.64</text:p>
          </table:table-cell>
          <table:table-cell table:formula="of:=RANDBETWEEN(5;120)" office:value-type="float" office:value="15" calcext:value-type="float">
            <text:p>15</text:p>
          </table:table-cell>
          <table:table-cell office:value-type="date" office:date-value="2019-07-13T05:31:22" calcext:value-type="date">
            <text:p>2019-07-13 05:31:22</text:p>
          </table:table-cell>
          <table:table-cell office:value-type="string" calcext:value-type="string">
            <text:p>2019-11-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46" calcext:value-type="float">
            <text:p>10146</text:p>
          </table:table-cell>
          <table:table-cell office:value-type="float" office:value="1944574" calcext:value-type="float">
            <text:p>194457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6.65</text:p>
          </table:table-cell>
          <table:table-cell table:formula="of:=RANDBETWEEN(5;120)" office:value-type="float" office:value="28" calcext:value-type="float">
            <text:p>28</text:p>
          </table:table-cell>
          <table:table-cell office:value-type="date" office:date-value="2019-07-27T23:07:37" calcext:value-type="date">
            <text:p>2019-07-27 23:07:37</text:p>
          </table:table-cell>
          <table:table-cell office:value-type="string" calcext:value-type="string">
            <text:p>2019-12-0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47" calcext:value-type="float">
            <text:p>10147</text:p>
          </table:table-cell>
          <table:table-cell office:value-type="float" office:value="452987" calcext:value-type="float">
            <text:p>45298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6.66</text:p>
          </table:table-cell>
          <table:table-cell table:formula="of:=RANDBETWEEN(5;120)" office:value-type="float" office:value="62" calcext:value-type="float">
            <text:p>62</text:p>
          </table:table-cell>
          <table:table-cell office:value-type="date" office:date-value="2019-07-30T12:22:00" calcext:value-type="date">
            <text:p>2019-07-30 12:22:00</text:p>
          </table:table-cell>
          <table:table-cell office:value-type="string" calcext:value-type="string">
            <text:p>2019-12-0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48" calcext:value-type="float">
            <text:p>10148</text:p>
          </table:table-cell>
          <table:table-cell office:value-type="float" office:value="634892" calcext:value-type="float">
            <text:p>63489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6.67</text:p>
          </table:table-cell>
          <table:table-cell table:formula="of:=RANDBETWEEN(5;120)" office:value-type="float" office:value="32" calcext:value-type="float">
            <text:p>32</text:p>
          </table:table-cell>
          <table:table-cell office:value-type="date" office:date-value="2019-06-23T00:20:00" calcext:value-type="date">
            <text:p>2019-06-23 00:20:00</text:p>
          </table:table-cell>
          <table:table-cell office:value-type="string" calcext:value-type="string">
            <text:p>2019-12-0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49" calcext:value-type="float">
            <text:p>10149</text:p>
          </table:table-cell>
          <table:table-cell office:value-type="float" office:value="1748626" calcext:value-type="float">
            <text:p>174862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6.68</text:p>
          </table:table-cell>
          <table:table-cell table:formula="of:=RANDBETWEEN(5;120)" office:value-type="float" office:value="22" calcext:value-type="float">
            <text:p>22</text:p>
          </table:table-cell>
          <table:table-cell office:value-type="date" office:date-value="2019-09-06T05:42:39" calcext:value-type="date">
            <text:p>2019-09-06 05:42:39</text:p>
          </table:table-cell>
          <table:table-cell office:value-type="string" calcext:value-type="string">
            <text:p>2019-12-0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50" calcext:value-type="float">
            <text:p>10150</text:p>
          </table:table-cell>
          <table:table-cell office:value-type="float" office:value="265890" calcext:value-type="float">
            <text:p>26589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6.69</text:p>
          </table:table-cell>
          <table:table-cell table:formula="of:=RANDBETWEEN(5;120)" office:value-type="float" office:value="68" calcext:value-type="float">
            <text:p>68</text:p>
          </table:table-cell>
          <table:table-cell office:value-type="date" office:date-value="2019-07-16T14:49:25.000002" calcext:value-type="date">
            <text:p>2019-07-16 14:49:25</text:p>
          </table:table-cell>
          <table:table-cell office:value-type="string" calcext:value-type="string">
            <text:p>2019-12-1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51" calcext:value-type="float">
            <text:p>10151</text:p>
          </table:table-cell>
          <table:table-cell office:value-type="float" office:value="1205684" calcext:value-type="float">
            <text:p>120568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6.70</text:p>
          </table:table-cell>
          <table:table-cell table:formula="of:=RANDBETWEEN(5;120)" office:value-type="float" office:value="73" calcext:value-type="float">
            <text:p>73</text:p>
          </table:table-cell>
          <table:table-cell office:value-type="date" office:date-value="2019-06-30T07:53:48" calcext:value-type="date">
            <text:p>2019-06-30 07:53:48</text:p>
          </table:table-cell>
          <table:table-cell office:value-type="string" calcext:value-type="string">
            <text:p>2019-12-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52" calcext:value-type="float">
            <text:p>10152</text:p>
          </table:table-cell>
          <table:table-cell office:value-type="float" office:value="9162884" calcext:value-type="float">
            <text:p>916288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6.71</text:p>
          </table:table-cell>
          <table:table-cell table:formula="of:=RANDBETWEEN(5;120)" office:value-type="float" office:value="35" calcext:value-type="float">
            <text:p>35</text:p>
          </table:table-cell>
          <table:table-cell office:value-type="date" office:date-value="2019-07-31T12:54:38" calcext:value-type="date">
            <text:p>2019-07-31 12:54:38</text:p>
          </table:table-cell>
          <table:table-cell office:value-type="string" calcext:value-type="string">
            <text:p>2019-12-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53" calcext:value-type="float">
            <text:p>10153</text:p>
          </table:table-cell>
          <table:table-cell office:value-type="float" office:value="2365126" calcext:value-type="float">
            <text:p>236512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6.72</text:p>
          </table:table-cell>
          <table:table-cell table:formula="of:=RANDBETWEEN(5;120)" office:value-type="float" office:value="46" calcext:value-type="float">
            <text:p>46</text:p>
          </table:table-cell>
          <table:table-cell office:value-type="date" office:date-value="2019-06-29T02:22:31" calcext:value-type="date">
            <text:p>2019-06-29 02:22:31</text:p>
          </table:table-cell>
          <table:table-cell office:value-type="string" calcext:value-type="string">
            <text:p>2019-12-1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54" calcext:value-type="float">
            <text:p>10154</text:p>
          </table:table-cell>
          <table:table-cell office:value-type="float" office:value="1944574" calcext:value-type="float">
            <text:p>194457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6.73</text:p>
          </table:table-cell>
          <table:table-cell table:formula="of:=RANDBETWEEN(5;120)" office:value-type="float" office:value="22" calcext:value-type="float">
            <text:p>22</text:p>
          </table:table-cell>
          <table:table-cell office:value-type="date" office:date-value="2019-08-10T15:55:10" calcext:value-type="date">
            <text:p>2019-08-10 15:55:10</text:p>
          </table:table-cell>
          <table:table-cell office:value-type="string" calcext:value-type="string">
            <text:p>2019-12-2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55" calcext:value-type="float">
            <text:p>10155</text:p>
          </table:table-cell>
          <table:table-cell office:value-type="float" office:value="452987" calcext:value-type="float">
            <text:p>45298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6.74</text:p>
          </table:table-cell>
          <table:table-cell table:formula="of:=RANDBETWEEN(5;120)" office:value-type="float" office:value="40" calcext:value-type="float">
            <text:p>40</text:p>
          </table:table-cell>
          <table:table-cell office:value-type="date" office:date-value="2019-06-01T06:41:23" calcext:value-type="date">
            <text:p>2019-06-01 06:41:23</text:p>
          </table:table-cell>
          <table:table-cell office:value-type="string" calcext:value-type="string">
            <text:p>2019-12-2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56" calcext:value-type="float">
            <text:p>10156</text:p>
          </table:table-cell>
          <table:table-cell office:value-type="float" office:value="634892" calcext:value-type="float">
            <text:p>63489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6.75</text:p>
          </table:table-cell>
          <table:table-cell table:formula="of:=RANDBETWEEN(5;120)" office:value-type="float" office:value="41" calcext:value-type="float">
            <text:p>41</text:p>
          </table:table-cell>
          <table:table-cell office:value-type="date" office:date-value="2019-07-06T13:57:52.999999" calcext:value-type="date">
            <text:p>2019-07-06 13:57:53</text:p>
          </table:table-cell>
          <table:table-cell office:value-type="string" calcext:value-type="string">
            <text:p>2019-12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57" calcext:value-type="float">
            <text:p>10157</text:p>
          </table:table-cell>
          <table:table-cell office:value-type="float" office:value="1748626" calcext:value-type="float">
            <text:p>174862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6.76</text:p>
          </table:table-cell>
          <table:table-cell table:formula="of:=RANDBETWEEN(5;120)" office:value-type="float" office:value="87" calcext:value-type="float">
            <text:p>87</text:p>
          </table:table-cell>
          <table:table-cell office:value-type="date" office:date-value="2019-07-14T06:44:26" calcext:value-type="date">
            <text:p>2019-07-14 06:44:26</text:p>
          </table:table-cell>
          <table:table-cell office:value-type="string" calcext:value-type="string">
            <text:p>2019-12-3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58" calcext:value-type="float">
            <text:p>10158</text:p>
          </table:table-cell>
          <table:table-cell office:value-type="float" office:value="265890" calcext:value-type="float">
            <text:p>26589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6.77</text:p>
          </table:table-cell>
          <table:table-cell table:formula="of:=RANDBETWEEN(5;120)" office:value-type="float" office:value="93" calcext:value-type="float">
            <text:p>93</text:p>
          </table:table-cell>
          <table:table-cell office:value-type="date" office:date-value="2019-06-30T18:53:06" calcext:value-type="date">
            <text:p>2019-06-30 18:53:06</text:p>
          </table:table-cell>
          <table:table-cell office:value-type="string" calcext:value-type="string">
            <text:p>2020-01-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59" calcext:value-type="float">
            <text:p>10159</text:p>
          </table:table-cell>
          <table:table-cell office:value-type="float" office:value="1205684" calcext:value-type="float">
            <text:p>120568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6.78</text:p>
          </table:table-cell>
          <table:table-cell table:formula="of:=RANDBETWEEN(5;120)" office:value-type="float" office:value="51" calcext:value-type="float">
            <text:p>51</text:p>
          </table:table-cell>
          <table:table-cell office:value-type="date" office:date-value="2019-10-25T05:30:51" calcext:value-type="date">
            <text:p>2019-10-25 05:30:51</text:p>
          </table:table-cell>
          <table:table-cell office:value-type="string" calcext:value-type="string">
            <text:p>2020-01-2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60" calcext:value-type="float">
            <text:p>10160</text:p>
          </table:table-cell>
          <table:table-cell office:value-type="float" office:value="9162884" calcext:value-type="float">
            <text:p>916288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6.79</text:p>
          </table:table-cell>
          <table:table-cell table:formula="of:=RANDBETWEEN(5;120)" office:value-type="float" office:value="34" calcext:value-type="float">
            <text:p>34</text:p>
          </table:table-cell>
          <table:table-cell office:value-type="date" office:date-value="2019-08-27T15:45:29" calcext:value-type="date">
            <text:p>2019-08-27 15:45:29</text:p>
          </table:table-cell>
          <table:table-cell office:value-type="string" calcext:value-type="string">
            <text:p>2020-01-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61" calcext:value-type="float">
            <text:p>10161</text:p>
          </table:table-cell>
          <table:table-cell office:value-type="float" office:value="2365126" calcext:value-type="float">
            <text:p>236512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6.80</text:p>
          </table:table-cell>
          <table:table-cell table:formula="of:=RANDBETWEEN(5;120)" office:value-type="float" office:value="93" calcext:value-type="float">
            <text:p>93</text:p>
          </table:table-cell>
          <table:table-cell office:value-type="date" office:date-value="2019-06-12T04:24:04" calcext:value-type="date">
            <text:p>2019-06-12 04:24:04</text:p>
          </table:table-cell>
          <table:table-cell office:value-type="string" calcext:value-type="string">
            <text:p>2020-01-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62" calcext:value-type="float">
            <text:p>10162</text:p>
          </table:table-cell>
          <table:table-cell office:value-type="float" office:value="1944574" calcext:value-type="float">
            <text:p>194457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6.81</text:p>
          </table:table-cell>
          <table:table-cell table:formula="of:=RANDBETWEEN(5;120)" office:value-type="float" office:value="10" calcext:value-type="float">
            <text:p>10</text:p>
          </table:table-cell>
          <table:table-cell office:value-type="date" office:date-value="2019-09-12T21:39:09" calcext:value-type="date">
            <text:p>2019-09-12 21:39:09</text:p>
          </table:table-cell>
          <table:table-cell office:value-type="string" calcext:value-type="string">
            <text:p>2020-01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63" calcext:value-type="float">
            <text:p>10163</text:p>
          </table:table-cell>
          <table:table-cell office:value-type="float" office:value="452987" calcext:value-type="float">
            <text:p>4529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6.82</text:p>
          </table:table-cell>
          <table:table-cell table:formula="of:=RANDBETWEEN(5;120)" office:value-type="float" office:value="11" calcext:value-type="float">
            <text:p>11</text:p>
          </table:table-cell>
          <table:table-cell office:value-type="date" office:date-value="2019-07-20T19:23:51" calcext:value-type="date">
            <text:p>2019-07-20 19:23:51</text:p>
          </table:table-cell>
          <table:table-cell office:value-type="string" calcext:value-type="string">
            <text:p>2020-01-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64" calcext:value-type="float">
            <text:p>10164</text:p>
          </table:table-cell>
          <table:table-cell office:value-type="float" office:value="634892" calcext:value-type="float">
            <text:p>63489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6.83</text:p>
          </table:table-cell>
          <table:table-cell table:formula="of:=RANDBETWEEN(5;120)" office:value-type="float" office:value="120" calcext:value-type="float">
            <text:p>120</text:p>
          </table:table-cell>
          <table:table-cell office:value-type="date" office:date-value="2019-10-22T08:49:42" calcext:value-type="date">
            <text:p>2019-10-22 08:49:42</text:p>
          </table:table-cell>
          <table:table-cell office:value-type="string" calcext:value-type="string">
            <text:p>2020-02-0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65" calcext:value-type="float">
            <text:p>10165</text:p>
          </table:table-cell>
          <table:table-cell office:value-type="float" office:value="1748626" calcext:value-type="float">
            <text:p>174862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6.84</text:p>
          </table:table-cell>
          <table:table-cell table:formula="of:=RANDBETWEEN(5;120)" office:value-type="float" office:value="22" calcext:value-type="float">
            <text:p>22</text:p>
          </table:table-cell>
          <table:table-cell office:value-type="date" office:date-value="2019-11-08T08:34:16" calcext:value-type="date">
            <text:p>2019-11-08 08:34:16</text:p>
          </table:table-cell>
          <table:table-cell office:value-type="string" calcext:value-type="string">
            <text:p>2020-02-0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66" calcext:value-type="float">
            <text:p>10166</text:p>
          </table:table-cell>
          <table:table-cell office:value-type="float" office:value="265890" calcext:value-type="float">
            <text:p>26589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6.85</text:p>
          </table:table-cell>
          <table:table-cell table:formula="of:=RANDBETWEEN(5;120)" office:value-type="float" office:value="108" calcext:value-type="float">
            <text:p>108</text:p>
          </table:table-cell>
          <table:table-cell office:value-type="date" office:date-value="2019-07-06T23:30:09.000004" calcext:value-type="date">
            <text:p>2019-07-06 23:30:09</text:p>
          </table:table-cell>
          <table:table-cell office:value-type="string" calcext:value-type="string">
            <text:p>2020-02-0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67" calcext:value-type="float">
            <text:p>10167</text:p>
          </table:table-cell>
          <table:table-cell office:value-type="float" office:value="1205684" calcext:value-type="float">
            <text:p>120568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6.86</text:p>
          </table:table-cell>
          <table:table-cell table:formula="of:=RANDBETWEEN(5;120)" office:value-type="float" office:value="117" calcext:value-type="float">
            <text:p>117</text:p>
          </table:table-cell>
          <table:table-cell office:value-type="date" office:date-value="2019-08-11T14:39:12.000002" calcext:value-type="date">
            <text:p>2019-08-11 14:39:12</text:p>
          </table:table-cell>
          <table:table-cell office:value-type="string" calcext:value-type="string">
            <text:p>2020-02-0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68" calcext:value-type="float">
            <text:p>10168</text:p>
          </table:table-cell>
          <table:table-cell office:value-type="float" office:value="9162884" calcext:value-type="float">
            <text:p>916288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6.87</text:p>
          </table:table-cell>
          <table:table-cell table:formula="of:=RANDBETWEEN(5;120)" office:value-type="float" office:value="38" calcext:value-type="float">
            <text:p>38</text:p>
          </table:table-cell>
          <table:table-cell office:value-type="date" office:date-value="2019-11-07T20:24:05" calcext:value-type="date">
            <text:p>2019-11-07 20:24:05</text:p>
          </table:table-cell>
          <table:table-cell office:value-type="string" calcext:value-type="string">
            <text:p>2019-11-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69" calcext:value-type="float">
            <text:p>10169</text:p>
          </table:table-cell>
          <table:table-cell office:value-type="float" office:value="2365126" calcext:value-type="float">
            <text:p>236512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6.88</text:p>
          </table:table-cell>
          <table:table-cell table:formula="of:=RANDBETWEEN(5;120)" office:value-type="float" office:value="52" calcext:value-type="float">
            <text:p>52</text:p>
          </table:table-cell>
          <table:table-cell office:value-type="date" office:date-value="2019-10-11T14:44:48" calcext:value-type="date">
            <text:p>2019-10-11 14:44:48</text:p>
          </table:table-cell>
          <table:table-cell office:value-type="string" calcext:value-type="string">
            <text:p>2019-11-2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70" calcext:value-type="float">
            <text:p>10170</text:p>
          </table:table-cell>
          <table:table-cell office:value-type="float" office:value="1944574" calcext:value-type="float">
            <text:p>194457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16.89</text:p>
          </table:table-cell>
          <table:table-cell table:formula="of:=RANDBETWEEN(5;120)" office:value-type="float" office:value="68" calcext:value-type="float">
            <text:p>68</text:p>
          </table:table-cell>
          <table:table-cell office:value-type="date" office:date-value="2019-10-03T09:50:25" calcext:value-type="date">
            <text:p>2019-10-03 09:50:25</text:p>
          </table:table-cell>
          <table:table-cell office:value-type="string" calcext:value-type="string">
            <text:p>2019-11-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71" calcext:value-type="float">
            <text:p>10171</text:p>
          </table:table-cell>
          <table:table-cell office:value-type="float" office:value="452987" calcext:value-type="float">
            <text:p>45298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6.90</text:p>
          </table:table-cell>
          <table:table-cell table:formula="of:=RANDBETWEEN(5;120)" office:value-type="float" office:value="66" calcext:value-type="float">
            <text:p>66</text:p>
          </table:table-cell>
          <table:table-cell office:value-type="date" office:date-value="2019-09-25T17:51:22" calcext:value-type="date">
            <text:p>2019-09-25 17:51:22</text:p>
          </table:table-cell>
          <table:table-cell office:value-type="string" calcext:value-type="string">
            <text:p>2019-11-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72" calcext:value-type="float">
            <text:p>10172</text:p>
          </table:table-cell>
          <table:table-cell office:value-type="float" office:value="634892" calcext:value-type="float">
            <text:p>63489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6.91</text:p>
          </table:table-cell>
          <table:table-cell table:formula="of:=RANDBETWEEN(5;120)" office:value-type="float" office:value="100" calcext:value-type="float">
            <text:p>100</text:p>
          </table:table-cell>
          <table:table-cell office:value-type="date" office:date-value="2019-06-16T01:56:37" calcext:value-type="date">
            <text:p>2019-06-16 01:56:37</text:p>
          </table:table-cell>
          <table:table-cell office:value-type="string" calcext:value-type="string">
            <text:p>2019-12-0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73" calcext:value-type="float">
            <text:p>10173</text:p>
          </table:table-cell>
          <table:table-cell office:value-type="float" office:value="1748626" calcext:value-type="float">
            <text:p>174862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6.92</text:p>
          </table:table-cell>
          <table:table-cell table:formula="of:=RANDBETWEEN(5;120)" office:value-type="float" office:value="74" calcext:value-type="float">
            <text:p>74</text:p>
          </table:table-cell>
          <table:table-cell office:value-type="date" office:date-value="2019-09-05T13:01:49" calcext:value-type="date">
            <text:p>2019-09-05 13:01:49</text:p>
          </table:table-cell>
          <table:table-cell office:value-type="string" calcext:value-type="string">
            <text:p>2019-12-1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74" calcext:value-type="float">
            <text:p>10174</text:p>
          </table:table-cell>
          <table:table-cell office:value-type="float" office:value="265890" calcext:value-type="float">
            <text:p>26589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6.93</text:p>
          </table:table-cell>
          <table:table-cell table:formula="of:=RANDBETWEEN(5;120)" office:value-type="float" office:value="22" calcext:value-type="float">
            <text:p>22</text:p>
          </table:table-cell>
          <table:table-cell office:value-type="date" office:date-value="2019-09-01T05:18:43" calcext:value-type="date">
            <text:p>2019-09-01 05:18:43</text:p>
          </table:table-cell>
          <table:table-cell office:value-type="string" calcext:value-type="string">
            <text:p>2019-12-1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75" calcext:value-type="float">
            <text:p>10175</text:p>
          </table:table-cell>
          <table:table-cell office:value-type="float" office:value="1205684" calcext:value-type="float">
            <text:p>120568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6.94</text:p>
          </table:table-cell>
          <table:table-cell table:formula="of:=RANDBETWEEN(5;120)" office:value-type="float" office:value="43" calcext:value-type="float">
            <text:p>43</text:p>
          </table:table-cell>
          <table:table-cell office:value-type="date" office:date-value="2019-08-30T11:16:31" calcext:value-type="date">
            <text:p>2019-08-30 11:16:31</text:p>
          </table:table-cell>
          <table:table-cell office:value-type="string" calcext:value-type="string">
            <text:p>2019-12-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76" calcext:value-type="float">
            <text:p>10176</text:p>
          </table:table-cell>
          <table:table-cell office:value-type="float" office:value="9162884" calcext:value-type="float">
            <text:p>916288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6.95</text:p>
          </table:table-cell>
          <table:table-cell table:formula="of:=RANDBETWEEN(5;120)" office:value-type="float" office:value="20" calcext:value-type="float">
            <text:p>20</text:p>
          </table:table-cell>
          <table:table-cell office:value-type="date" office:date-value="2019-10-20T10:05:23.999996" calcext:value-type="date">
            <text:p>2019-10-20 10:05:24</text:p>
          </table:table-cell>
          <table:table-cell office:value-type="string" calcext:value-type="string">
            <text:p>2019-12-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77" calcext:value-type="float">
            <text:p>10177</text:p>
          </table:table-cell>
          <table:table-cell office:value-type="float" office:value="2365126" calcext:value-type="float">
            <text:p>236512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6.96</text:p>
          </table:table-cell>
          <table:table-cell table:formula="of:=RANDBETWEEN(5;120)" office:value-type="float" office:value="59" calcext:value-type="float">
            <text:p>59</text:p>
          </table:table-cell>
          <table:table-cell office:value-type="date" office:date-value="2019-11-11T00:03:23" calcext:value-type="date">
            <text:p>2019-11-11 00:03:23</text:p>
          </table:table-cell>
          <table:table-cell office:value-type="string" calcext:value-type="string">
            <text:p>2019-12-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78" calcext:value-type="float">
            <text:p>10178</text:p>
          </table:table-cell>
          <table:table-cell office:value-type="float" office:value="1944574" calcext:value-type="float">
            <text:p>194457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6.97</text:p>
          </table:table-cell>
          <table:table-cell table:formula="of:=RANDBETWEEN(5;120)" office:value-type="float" office:value="14" calcext:value-type="float">
            <text:p>14</text:p>
          </table:table-cell>
          <table:table-cell office:value-type="date" office:date-value="2019-08-14T11:46:54" calcext:value-type="date">
            <text:p>2019-08-14 11:46:54</text:p>
          </table:table-cell>
          <table:table-cell office:value-type="string" calcext:value-type="string">
            <text:p>2020-01-0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79" calcext:value-type="float">
            <text:p>10179</text:p>
          </table:table-cell>
          <table:table-cell office:value-type="float" office:value="452987" calcext:value-type="float">
            <text:p>45298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6.98</text:p>
          </table:table-cell>
          <table:table-cell table:formula="of:=RANDBETWEEN(5;120)" office:value-type="float" office:value="92" calcext:value-type="float">
            <text:p>92</text:p>
          </table:table-cell>
          <table:table-cell office:value-type="date" office:date-value="2019-10-30T21:31:15" calcext:value-type="date">
            <text:p>2019-10-30 21:31:15</text:p>
          </table:table-cell>
          <table:table-cell office:value-type="string" calcext:value-type="string">
            <text:p>2020-01-0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80" calcext:value-type="float">
            <text:p>10180</text:p>
          </table:table-cell>
          <table:table-cell office:value-type="float" office:value="634892" calcext:value-type="float">
            <text:p>6348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.99</text:p>
          </table:table-cell>
          <table:table-cell table:formula="of:=RANDBETWEEN(5;120)" office:value-type="float" office:value="55" calcext:value-type="float">
            <text:p>55</text:p>
          </table:table-cell>
          <table:table-cell office:value-type="date" office:date-value="2019-08-18T13:31:57" calcext:value-type="date">
            <text:p>2019-08-18 13:31:57</text:p>
          </table:table-cell>
          <table:table-cell office:value-type="string" calcext:value-type="string">
            <text:p>2020-01-0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81" calcext:value-type="float">
            <text:p>10181</text:p>
          </table:table-cell>
          <table:table-cell office:value-type="float" office:value="1748626" calcext:value-type="float">
            <text:p>17486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.100</text:p>
          </table:table-cell>
          <table:table-cell table:formula="of:=RANDBETWEEN(5;120)" office:value-type="float" office:value="109" calcext:value-type="float">
            <text:p>109</text:p>
          </table:table-cell>
          <table:table-cell office:value-type="date" office:date-value="2019-11-13T08:34:37" calcext:value-type="date">
            <text:p>2019-11-13 08:34:37</text:p>
          </table:table-cell>
          <table:table-cell office:value-type="string" calcext:value-type="string">
            <text:p>2020-01-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82" calcext:value-type="float">
            <text:p>10182</text:p>
          </table:table-cell>
          <table:table-cell office:value-type="float" office:value="265890" calcext:value-type="float">
            <text:p>2658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.101</text:p>
          </table:table-cell>
          <table:table-cell table:formula="of:=RANDBETWEEN(5;120)" office:value-type="float" office:value="56" calcext:value-type="float">
            <text:p>56</text:p>
          </table:table-cell>
          <table:table-cell office:value-type="date" office:date-value="2019-07-19T15:20:00" calcext:value-type="date">
            <text:p>2019-07-19 15:20:00</text:p>
          </table:table-cell>
          <table:table-cell office:value-type="string" calcext:value-type="string">
            <text:p>2020-01-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83" calcext:value-type="float">
            <text:p>10183</text:p>
          </table:table-cell>
          <table:table-cell office:value-type="float" office:value="1205684" calcext:value-type="float">
            <text:p>12056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.102</text:p>
          </table:table-cell>
          <table:table-cell table:formula="of:=RANDBETWEEN(5;120)" office:value-type="float" office:value="32" calcext:value-type="float">
            <text:p>32</text:p>
          </table:table-cell>
          <table:table-cell office:value-type="date" office:date-value="2019-10-14T20:54:00" calcext:value-type="date">
            <text:p>2019-10-14 20:54:00</text:p>
          </table:table-cell>
          <table:table-cell office:value-type="string" calcext:value-type="string">
            <text:p>2019-11-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84" calcext:value-type="float">
            <text:p>10184</text:p>
          </table:table-cell>
          <table:table-cell office:value-type="float" office:value="9162884" calcext:value-type="float">
            <text:p>91628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.103</text:p>
          </table:table-cell>
          <table:table-cell table:formula="of:=RANDBETWEEN(5;120)" office:value-type="float" office:value="55" calcext:value-type="float">
            <text:p>55</text:p>
          </table:table-cell>
          <table:table-cell office:value-type="date" office:date-value="2019-07-30T21:29:59" calcext:value-type="date">
            <text:p>2019-07-30 21:29:59</text:p>
          </table:table-cell>
          <table:table-cell office:value-type="string" calcext:value-type="string">
            <text:p>2019-12-0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85" calcext:value-type="float">
            <text:p>10185</text:p>
          </table:table-cell>
          <table:table-cell office:value-type="float" office:value="2365126" calcext:value-type="float">
            <text:p>23651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104</text:p>
          </table:table-cell>
          <table:table-cell table:formula="of:=RANDBETWEEN(5;120)" office:value-type="float" office:value="69" calcext:value-type="float">
            <text:p>69</text:p>
          </table:table-cell>
          <table:table-cell office:value-type="date" office:date-value="2019-08-24T13:30:11" calcext:value-type="date">
            <text:p>2019-08-24 13:30:11</text:p>
          </table:table-cell>
          <table:table-cell office:value-type="string" calcext:value-type="string">
            <text:p>2019-12-0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86" calcext:value-type="float">
            <text:p>10186</text:p>
          </table:table-cell>
          <table:table-cell office:value-type="float" office:value="1944574" calcext:value-type="float">
            <text:p>194457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6.105</text:p>
          </table:table-cell>
          <table:table-cell table:formula="of:=RANDBETWEEN(5;120)" office:value-type="float" office:value="93" calcext:value-type="float">
            <text:p>93</text:p>
          </table:table-cell>
          <table:table-cell office:value-type="date" office:date-value="2019-08-07T15:36:56" calcext:value-type="date">
            <text:p>2019-08-07 15:36:56</text:p>
          </table:table-cell>
          <table:table-cell office:value-type="string" calcext:value-type="string">
            <text:p>2019-12-0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87" calcext:value-type="float">
            <text:p>10187</text:p>
          </table:table-cell>
          <table:table-cell office:value-type="float" office:value="452987" calcext:value-type="float">
            <text:p>45298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6.106</text:p>
          </table:table-cell>
          <table:table-cell table:formula="of:=RANDBETWEEN(5;120)" office:value-type="float" office:value="76" calcext:value-type="float">
            <text:p>76</text:p>
          </table:table-cell>
          <table:table-cell office:value-type="date" office:date-value="2019-06-21T13:29:55" calcext:value-type="date">
            <text:p>2019-06-21 13:29:55</text:p>
          </table:table-cell>
          <table:table-cell office:value-type="string" calcext:value-type="string">
            <text:p>2019-12-0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88" calcext:value-type="float">
            <text:p>10188</text:p>
          </table:table-cell>
          <table:table-cell office:value-type="float" office:value="634892" calcext:value-type="float">
            <text:p>63489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6.107</text:p>
          </table:table-cell>
          <table:table-cell table:formula="of:=RANDBETWEEN(5;120)" office:value-type="float" office:value="114" calcext:value-type="float">
            <text:p>114</text:p>
          </table:table-cell>
          <table:table-cell office:value-type="date" office:date-value="2019-08-28T19:12:40" calcext:value-type="date">
            <text:p>2019-08-28 19:12:40</text:p>
          </table:table-cell>
          <table:table-cell office:value-type="string" calcext:value-type="string">
            <text:p>2019-12-1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89" calcext:value-type="float">
            <text:p>10189</text:p>
          </table:table-cell>
          <table:table-cell office:value-type="float" office:value="1748626" calcext:value-type="float">
            <text:p>17486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6.108</text:p>
          </table:table-cell>
          <table:table-cell table:formula="of:=RANDBETWEEN(5;120)" office:value-type="float" office:value="92" calcext:value-type="float">
            <text:p>92</text:p>
          </table:table-cell>
          <table:table-cell office:value-type="date" office:date-value="2019-06-19T06:18:44" calcext:value-type="date">
            <text:p>2019-06-19 06:18:44</text:p>
          </table:table-cell>
          <table:table-cell office:value-type="string" calcext:value-type="string">
            <text:p>2019-12-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90" calcext:value-type="float">
            <text:p>10190</text:p>
          </table:table-cell>
          <table:table-cell office:value-type="float" office:value="265890" calcext:value-type="float">
            <text:p>26589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6.109</text:p>
          </table:table-cell>
          <table:table-cell table:formula="of:=RANDBETWEEN(5;120)" office:value-type="float" office:value="51" calcext:value-type="float">
            <text:p>51</text:p>
          </table:table-cell>
          <table:table-cell office:value-type="date" office:date-value="2019-08-12T14:57:41" calcext:value-type="date">
            <text:p>2019-08-12 14:57:41</text:p>
          </table:table-cell>
          <table:table-cell office:value-type="string" calcext:value-type="string">
            <text:p>2019-12-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91" calcext:value-type="float">
            <text:p>10191</text:p>
          </table:table-cell>
          <table:table-cell office:value-type="float" office:value="1205684" calcext:value-type="float">
            <text:p>120568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6.110</text:p>
          </table:table-cell>
          <table:table-cell table:formula="of:=RANDBETWEEN(5;120)" office:value-type="float" office:value="117" calcext:value-type="float">
            <text:p>117</text:p>
          </table:table-cell>
          <table:table-cell office:value-type="date" office:date-value="2019-08-05T00:48:45" calcext:value-type="date">
            <text:p>2019-08-05 00:48:45</text:p>
          </table:table-cell>
          <table:table-cell office:value-type="string" calcext:value-type="string">
            <text:p>2019-12-1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92" calcext:value-type="float">
            <text:p>10192</text:p>
          </table:table-cell>
          <table:table-cell office:value-type="float" office:value="9162884" calcext:value-type="float">
            <text:p>916288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6.111</text:p>
          </table:table-cell>
          <table:table-cell table:formula="of:=RANDBETWEEN(5;120)" office:value-type="float" office:value="115" calcext:value-type="float">
            <text:p>115</text:p>
          </table:table-cell>
          <table:table-cell office:value-type="date" office:date-value="2019-06-16T22:25:57.999999" calcext:value-type="date">
            <text:p>2019-06-16 22:25:58</text:p>
          </table:table-cell>
          <table:table-cell office:value-type="string" calcext:value-type="string">
            <text:p>2019-12-2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93" calcext:value-type="float">
            <text:p>10193</text:p>
          </table:table-cell>
          <table:table-cell office:value-type="float" office:value="2365126" calcext:value-type="float">
            <text:p>23651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6.112</text:p>
          </table:table-cell>
          <table:table-cell table:formula="of:=RANDBETWEEN(5;120)" office:value-type="float" office:value="114" calcext:value-type="float">
            <text:p>114</text:p>
          </table:table-cell>
          <table:table-cell office:value-type="date" office:date-value="2019-07-11T03:42:37" calcext:value-type="date">
            <text:p>2019-07-11 03:42:37</text:p>
          </table:table-cell>
          <table:table-cell office:value-type="string" calcext:value-type="string">
            <text:p>2019-12-2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94" calcext:value-type="float">
            <text:p>10194</text:p>
          </table:table-cell>
          <table:table-cell office:value-type="float" office:value="1944574" calcext:value-type="float">
            <text:p>194457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6.113</text:p>
          </table:table-cell>
          <table:table-cell table:formula="of:=RANDBETWEEN(5;120)" office:value-type="float" office:value="20" calcext:value-type="float">
            <text:p>20</text:p>
          </table:table-cell>
          <table:table-cell office:value-type="date" office:date-value="2019-10-02T13:09:25.999999" calcext:value-type="date">
            <text:p>2019-10-02 13:09:26</text:p>
          </table:table-cell>
          <table:table-cell office:value-type="string" calcext:value-type="string">
            <text:p>2019-12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95" calcext:value-type="float">
            <text:p>10195</text:p>
          </table:table-cell>
          <table:table-cell office:value-type="float" office:value="452987" calcext:value-type="float">
            <text:p>45298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6.114</text:p>
          </table:table-cell>
          <table:table-cell table:formula="of:=RANDBETWEEN(5;120)" office:value-type="float" office:value="37" calcext:value-type="float">
            <text:p>37</text:p>
          </table:table-cell>
          <table:table-cell office:value-type="date" office:date-value="2019-06-03T20:50:16" calcext:value-type="date">
            <text:p>2019-06-03 20:50:16</text:p>
          </table:table-cell>
          <table:table-cell office:value-type="string" calcext:value-type="string">
            <text:p>2019-12-3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96" calcext:value-type="float">
            <text:p>10196</text:p>
          </table:table-cell>
          <table:table-cell office:value-type="float" office:value="634892" calcext:value-type="float">
            <text:p>63489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6.115</text:p>
          </table:table-cell>
          <table:table-cell table:formula="of:=RANDBETWEEN(5;120)" office:value-type="float" office:value="70" calcext:value-type="float">
            <text:p>70</text:p>
          </table:table-cell>
          <table:table-cell office:value-type="date" office:date-value="2019-08-08T06:35:57" calcext:value-type="date">
            <text:p>2019-08-08 06:35:57</text:p>
          </table:table-cell>
          <table:table-cell office:value-type="string" calcext:value-type="string">
            <text:p>2020-01-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97" calcext:value-type="float">
            <text:p>10197</text:p>
          </table:table-cell>
          <table:table-cell office:value-type="float" office:value="1748626" calcext:value-type="float">
            <text:p>17486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6.116</text:p>
          </table:table-cell>
          <table:table-cell table:formula="of:=RANDBETWEEN(5;120)" office:value-type="float" office:value="90" calcext:value-type="float">
            <text:p>90</text:p>
          </table:table-cell>
          <table:table-cell office:value-type="date" office:date-value="2019-11-16T23:58:37" calcext:value-type="date">
            <text:p>2019-11-16 23:58:37</text:p>
          </table:table-cell>
          <table:table-cell office:value-type="string" calcext:value-type="string">
            <text:p>2020-01-2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98" calcext:value-type="float">
            <text:p>10198</text:p>
          </table:table-cell>
          <table:table-cell office:value-type="float" office:value="265890" calcext:value-type="float">
            <text:p>26589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6.117</text:p>
          </table:table-cell>
          <table:table-cell table:formula="of:=RANDBETWEEN(5;120)" office:value-type="float" office:value="72" calcext:value-type="float">
            <text:p>72</text:p>
          </table:table-cell>
          <table:table-cell office:value-type="date" office:date-value="2019-09-12T10:28:32" calcext:value-type="date">
            <text:p>2019-09-12 10:28:32</text:p>
          </table:table-cell>
          <table:table-cell office:value-type="string" calcext:value-type="string">
            <text:p>2020-01-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199" calcext:value-type="float">
            <text:p>10199</text:p>
          </table:table-cell>
          <table:table-cell office:value-type="float" office:value="1205684" calcext:value-type="float">
            <text:p>120568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6.118</text:p>
          </table:table-cell>
          <table:table-cell table:formula="of:=RANDBETWEEN(5;120)" office:value-type="float" office:value="56" calcext:value-type="float">
            <text:p>56</text:p>
          </table:table-cell>
          <table:table-cell office:value-type="date" office:date-value="2019-06-06T01:53:12" calcext:value-type="date">
            <text:p>2019-06-06 01:53:12</text:p>
          </table:table-cell>
          <table:table-cell office:value-type="string" calcext:value-type="string">
            <text:p>2020-01-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200" calcext:value-type="float">
            <text:p>10200</text:p>
          </table:table-cell>
          <table:table-cell office:value-type="float" office:value="9162884" calcext:value-type="float">
            <text:p>916288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6.119</text:p>
          </table:table-cell>
          <table:table-cell table:formula="of:=RANDBETWEEN(5;120)" office:value-type="float" office:value="45" calcext:value-type="float">
            <text:p>45</text:p>
          </table:table-cell>
          <table:table-cell office:value-type="date" office:date-value="2019-10-22T02:33:35" calcext:value-type="date">
            <text:p>2019-10-22 02:33:35</text:p>
          </table:table-cell>
          <table:table-cell office:value-type="string" calcext:value-type="string">
            <text:p>2020-01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201" calcext:value-type="float">
            <text:p>10201</text:p>
          </table:table-cell>
          <table:table-cell office:value-type="float" office:value="2365126" calcext:value-type="float">
            <text:p>236512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6.120</text:p>
          </table:table-cell>
          <table:table-cell table:formula="of:=RANDBETWEEN(5;120)" office:value-type="float" office:value="20" calcext:value-type="float">
            <text:p>20</text:p>
          </table:table-cell>
          <table:table-cell office:value-type="date" office:date-value="2019-10-20T10:06:30" calcext:value-type="date">
            <text:p>2019-10-20 10:06:30</text:p>
          </table:table-cell>
          <table:table-cell office:value-type="string" calcext:value-type="string">
            <text:p>2019-11-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202" calcext:value-type="float">
            <text:p>10202</text:p>
          </table:table-cell>
          <table:table-cell office:value-type="float" office:value="1944574" calcext:value-type="float">
            <text:p>194457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6.121</text:p>
          </table:table-cell>
          <table:table-cell table:formula="of:=RANDBETWEEN(5;120)" office:value-type="float" office:value="117" calcext:value-type="float">
            <text:p>117</text:p>
          </table:table-cell>
          <table:table-cell office:value-type="date" office:date-value="2019-06-14T09:51:48" calcext:value-type="date">
            <text:p>2019-06-14 09:51:48</text:p>
          </table:table-cell>
          <table:table-cell office:value-type="string" calcext:value-type="string">
            <text:p>2019-12-0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203" calcext:value-type="float">
            <text:p>10203</text:p>
          </table:table-cell>
          <table:table-cell office:value-type="float" office:value="634892" calcext:value-type="float">
            <text:p>63489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6.122</text:p>
          </table:table-cell>
          <table:table-cell table:formula="of:=RANDBETWEEN(5;120)" office:value-type="float" office:value="86" calcext:value-type="float">
            <text:p>86</text:p>
          </table:table-cell>
          <table:table-cell office:value-type="date" office:date-value="2019-07-31T04:43:38" calcext:value-type="date">
            <text:p>2019-07-31 04:43:38</text:p>
          </table:table-cell>
          <table:table-cell office:value-type="string" calcext:value-type="string">
            <text:p>2019-12-0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204" calcext:value-type="float">
            <text:p>10204</text:p>
          </table:table-cell>
          <table:table-cell office:value-type="float" office:value="452987" calcext:value-type="float">
            <text:p>45298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.123</text:p>
          </table:table-cell>
          <table:table-cell table:formula="of:=RANDBETWEEN(5;120)" office:value-type="float" office:value="25" calcext:value-type="float">
            <text:p>25</text:p>
          </table:table-cell>
          <table:table-cell office:value-type="date" office:date-value="2019-09-05T22:54:48" calcext:value-type="date">
            <text:p>2019-09-05 22:54:48</text:p>
          </table:table-cell>
          <table:table-cell office:value-type="string" calcext:value-type="string">
            <text:p>2019-12-0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205" calcext:value-type="float">
            <text:p>10205</text:p>
          </table:table-cell>
          <table:table-cell office:value-type="float" office:value="634892" calcext:value-type="float">
            <text:p>63489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6.124</text:p>
          </table:table-cell>
          <table:table-cell table:formula="of:=RANDBETWEEN(5;120)" office:value-type="float" office:value="73" calcext:value-type="float">
            <text:p>73</text:p>
          </table:table-cell>
          <table:table-cell office:value-type="date" office:date-value="2019-09-13T13:13:25" calcext:value-type="date">
            <text:p>2019-09-13 13:13:25</text:p>
          </table:table-cell>
          <table:table-cell office:value-type="string" calcext:value-type="string">
            <text:p>2019-12-0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206" calcext:value-type="float">
            <text:p>10206</text:p>
          </table:table-cell>
          <table:table-cell office:value-type="float" office:value="1748626" calcext:value-type="float">
            <text:p>17486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.125</text:p>
          </table:table-cell>
          <table:table-cell table:formula="of:=RANDBETWEEN(5;120)" office:value-type="float" office:value="56" calcext:value-type="float">
            <text:p>56</text:p>
          </table:table-cell>
          <table:table-cell office:value-type="date" office:date-value="2019-08-07T23:42:41" calcext:value-type="date">
            <text:p>2019-08-07 23:42:41</text:p>
          </table:table-cell>
          <table:table-cell office:value-type="string" calcext:value-type="string">
            <text:p>2019-12-1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207" calcext:value-type="float">
            <text:p>10207</text:p>
          </table:table-cell>
          <table:table-cell office:value-type="float" office:value="265890" calcext:value-type="float">
            <text:p>26589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.126</text:p>
          </table:table-cell>
          <table:table-cell table:formula="of:=RANDBETWEEN(5;120)" office:value-type="float" office:value="117" calcext:value-type="float">
            <text:p>117</text:p>
          </table:table-cell>
          <table:table-cell office:value-type="date" office:date-value="2019-07-06T22:27:40" calcext:value-type="date">
            <text:p>2019-07-06 22:27:40</text:p>
          </table:table-cell>
          <table:table-cell office:value-type="string" calcext:value-type="string">
            <text:p>2019-12-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208" calcext:value-type="float">
            <text:p>10208</text:p>
          </table:table-cell>
          <table:table-cell office:value-type="float" office:value="1205684" calcext:value-type="float">
            <text:p>120568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6.127</text:p>
          </table:table-cell>
          <table:table-cell table:formula="of:=RANDBETWEEN(5;120)" office:value-type="float" office:value="97" calcext:value-type="float">
            <text:p>97</text:p>
          </table:table-cell>
          <table:table-cell office:value-type="date" office:date-value="2019-06-21T13:39:40" calcext:value-type="date">
            <text:p>2019-06-21 13:39:40</text:p>
          </table:table-cell>
          <table:table-cell office:value-type="string" calcext:value-type="string">
            <text:p>2019-12-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209" calcext:value-type="float">
            <text:p>10209</text:p>
          </table:table-cell>
          <table:table-cell office:value-type="float" office:value="9162884" calcext:value-type="float">
            <text:p>916288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6.128</text:p>
          </table:table-cell>
          <table:table-cell table:formula="of:=RANDBETWEEN(5;120)" office:value-type="float" office:value="9" calcext:value-type="float">
            <text:p>9</text:p>
          </table:table-cell>
          <table:table-cell office:value-type="date" office:date-value="2019-11-17T17:41:03" calcext:value-type="date">
            <text:p>2019-11-17 17:41:03</text:p>
          </table:table-cell>
          <table:table-cell office:value-type="string" calcext:value-type="string">
            <text:p>2019-12-1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210" calcext:value-type="float">
            <text:p>10210</text:p>
          </table:table-cell>
          <table:table-cell office:value-type="float" office:value="2365126" calcext:value-type="float">
            <text:p>236512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6.129</text:p>
          </table:table-cell>
          <table:table-cell table:formula="of:=RANDBETWEEN(5;120)" office:value-type="float" office:value="58" calcext:value-type="float">
            <text:p>58</text:p>
          </table:table-cell>
          <table:table-cell office:value-type="date" office:date-value="2019-06-21T04:32:10" calcext:value-type="date">
            <text:p>2019-06-21 04:32:10</text:p>
          </table:table-cell>
          <table:table-cell office:value-type="string" calcext:value-type="string">
            <text:p>2019-12-2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211" calcext:value-type="float">
            <text:p>10211</text:p>
          </table:table-cell>
          <table:table-cell office:value-type="float" office:value="1944574" calcext:value-type="float">
            <text:p>194457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6.130</text:p>
          </table:table-cell>
          <table:table-cell table:formula="of:=RANDBETWEEN(5;120)" office:value-type="float" office:value="19" calcext:value-type="float">
            <text:p>19</text:p>
          </table:table-cell>
          <table:table-cell office:value-type="date" office:date-value="2019-06-10T18:45:16" calcext:value-type="date">
            <text:p>2019-06-10 18:45:16</text:p>
          </table:table-cell>
          <table:table-cell office:value-type="string" calcext:value-type="string">
            <text:p>2019-12-2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212" calcext:value-type="float">
            <text:p>10212</text:p>
          </table:table-cell>
          <table:table-cell office:value-type="float" office:value="452987" calcext:value-type="float">
            <text:p>45298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6.131</text:p>
          </table:table-cell>
          <table:table-cell table:formula="of:=RANDBETWEEN(5;120)" office:value-type="float" office:value="41" calcext:value-type="float">
            <text:p>41</text:p>
          </table:table-cell>
          <table:table-cell office:value-type="date" office:date-value="2019-10-08T23:44:17" calcext:value-type="date">
            <text:p>2019-10-08 23:44:17</text:p>
          </table:table-cell>
          <table:table-cell office:value-type="string" calcext:value-type="string">
            <text:p>2019-12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213" calcext:value-type="float">
            <text:p>10213</text:p>
          </table:table-cell>
          <table:table-cell office:value-type="float" office:value="452987" calcext:value-type="float">
            <text:p>45298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6.132</text:p>
          </table:table-cell>
          <table:table-cell table:formula="of:=RANDBETWEEN(5;120)" office:value-type="float" office:value="88" calcext:value-type="float">
            <text:p>88</text:p>
          </table:table-cell>
          <table:table-cell office:value-type="date" office:date-value="2019-06-26T14:31:38" calcext:value-type="date">
            <text:p>2019-06-26 14:31:38</text:p>
          </table:table-cell>
          <table:table-cell office:value-type="string" calcext:value-type="string">
            <text:p>2019-12-3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214" calcext:value-type="float">
            <text:p>10214</text:p>
          </table:table-cell>
          <table:table-cell office:value-type="float" office:value="634892" calcext:value-type="float">
            <text:p>63489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6.133</text:p>
          </table:table-cell>
          <table:table-cell table:formula="of:=RANDBETWEEN(5;120)" office:value-type="float" office:value="37" calcext:value-type="float">
            <text:p>37</text:p>
          </table:table-cell>
          <table:table-cell office:value-type="date" office:date-value="2019-09-22T19:10:08" calcext:value-type="date">
            <text:p>2019-09-22 19:10:08</text:p>
          </table:table-cell>
          <table:table-cell office:value-type="string" calcext:value-type="string">
            <text:p>2020-01-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215" calcext:value-type="float">
            <text:p>10215</text:p>
          </table:table-cell>
          <table:table-cell office:value-type="float" office:value="1748626" calcext:value-type="float">
            <text:p>174862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6.134</text:p>
          </table:table-cell>
          <table:table-cell table:formula="of:=RANDBETWEEN(5;120)" office:value-type="float" office:value="66" calcext:value-type="float">
            <text:p>66</text:p>
          </table:table-cell>
          <table:table-cell office:value-type="date" office:date-value="2019-11-04T12:14:34" calcext:value-type="date">
            <text:p>2019-11-04 12:14:34</text:p>
          </table:table-cell>
          <table:table-cell office:value-type="string" calcext:value-type="string">
            <text:p>2020-01-2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216" calcext:value-type="float">
            <text:p>10216</text:p>
          </table:table-cell>
          <table:table-cell office:value-type="float" office:value="265890" calcext:value-type="float">
            <text:p>26589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6.135</text:p>
          </table:table-cell>
          <table:table-cell table:formula="of:=RANDBETWEEN(5;120)" office:value-type="float" office:value="18" calcext:value-type="float">
            <text:p>18</text:p>
          </table:table-cell>
          <table:table-cell office:value-type="date" office:date-value="2019-07-05T17:08:27.000002" calcext:value-type="date">
            <text:p>2019-07-05 17:08:27</text:p>
          </table:table-cell>
          <table:table-cell office:value-type="string" calcext:value-type="string">
            <text:p>2020-01-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217" calcext:value-type="float">
            <text:p>10217</text:p>
          </table:table-cell>
          <table:table-cell office:value-type="float" office:value="1205684" calcext:value-type="float">
            <text:p>120568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6.136</text:p>
          </table:table-cell>
          <table:table-cell table:formula="of:=RANDBETWEEN(5;120)" office:value-type="float" office:value="119" calcext:value-type="float">
            <text:p>119</text:p>
          </table:table-cell>
          <table:table-cell office:value-type="date" office:date-value="2019-08-27T01:01:26" calcext:value-type="date">
            <text:p>2019-08-27 01:01:26</text:p>
          </table:table-cell>
          <table:table-cell office:value-type="string" calcext:value-type="string">
            <text:p>2020-01-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218" calcext:value-type="float">
            <text:p>10218</text:p>
          </table:table-cell>
          <table:table-cell office:value-type="float" office:value="9162884" calcext:value-type="float">
            <text:p>916288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6.137</text:p>
          </table:table-cell>
          <table:table-cell table:formula="of:=RANDBETWEEN(5;120)" office:value-type="float" office:value="39" calcext:value-type="float">
            <text:p>39</text:p>
          </table:table-cell>
          <table:table-cell office:value-type="date" office:date-value="2019-07-19T21:38:54" calcext:value-type="date">
            <text:p>2019-07-19 21:38:54</text:p>
          </table:table-cell>
          <table:table-cell office:value-type="string" calcext:value-type="string">
            <text:p>2020-01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219" calcext:value-type="float">
            <text:p>10219</text:p>
          </table:table-cell>
          <table:table-cell office:value-type="float" office:value="2365126" calcext:value-type="float">
            <text:p>23651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6.138</text:p>
          </table:table-cell>
          <table:table-cell table:formula="of:=RANDBETWEEN(5;120)" office:value-type="float" office:value="8" calcext:value-type="float">
            <text:p>8</text:p>
          </table:table-cell>
          <table:table-cell office:value-type="date" office:date-value="2019-06-09T13:31:09.999999" calcext:value-type="date">
            <text:p>2019-06-09 13:31:10</text:p>
          </table:table-cell>
          <table:table-cell office:value-type="string" calcext:value-type="string">
            <text:p>2020-01-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3"/>
          <table:table-cell table:style-name="Default"/>
        </table:table-row>
        <table:table-row table:style-name="ro1" table:number-rows-repeated="47">
          <table:table-cell table:number-columns-repeated="5"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3"/>
          <table:table-cell table:style-name="Default"/>
        </table:table-row>
      </table:table>
      <table:table table:name="unite" table:style-name="ta1">
        <table:table-column table:style-name="co2" table:number-columns-repeated="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amme</text:p>
          </table:table-cell>
          <table:table-cell office:value-type="string" calcext:value-type="string">
            <text:p>g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k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itre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nite</text:p>
          </table:table-cell>
          <table:table-cell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0">00/00/0000</text:date>, <text:time style:data-style-name="N2" text:time-value="16:30:34.4299040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7T14:46:58.099231138</meta:creation-date>
    <dc:date>2020-02-10T16:31:33.997231179</dc:date>
    <meta:editing-duration>PT1H8M13S</meta:editing-duration>
    <meta:editing-cycles>25</meta:editing-cycles>
    <meta:generator>LibreOffice/5.4.7.2$MacOSX_X86_64 LibreOffice_project/c838ef25c16710f8838b1faec480ebba495259d0</meta:generator>
    <meta:document-statistic meta:table-count="14" meta:cell-count="2736" meta:object-count="0"/>
    <meta:user-defined meta:name="qrichtext">1</meta:user-defined>
  </office:meta>
</office:document-meta>
</file>